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9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04">
      <style:graphic-properties draw:fill="none" draw:stroke="solid" svg:stroke-width="0.02083in" svg:stroke-color="#000000" draw:marker-end="a1303" svg:stroke-opacity="100%" draw:stroke-linejoin="miter" svg:stroke-linecap="butt"/>
    </style:style>
    <style:style style:family="drawing-page" style:name="a1306">
      <style:drawing-page-properties draw:fill="bitmap" draw:fill-image-name="a13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69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74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draw:fill="none" draw:stroke="solid" svg:stroke-width="0.01389in" svg:stroke-color="#000000" svg:stroke-opacity="100%"/>
    </style:style>
    <style:style style:family="paragraph" style:name="a1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1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58">
      <style:drawing-page-properties draw:fill="bitmap" draw:fill-image-name="a9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9">
      <style:drawing-page-properties draw:fill="bitmap" draw:fill-image-name="a11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7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1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79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2">
      <style:graphic-properties draw:fill="none" draw:stroke="solid" svg:stroke-width="0.02083in" svg:stroke-color="#000000" draw:marker-end="a1281" svg:stroke-opacity="100%" draw:stroke-linejoin="miter" svg:stroke-linecap="butt"/>
    </style:style>
    <style:style style:family="graphic" style:name="a1284">
      <style:graphic-properties draw:fill="none" draw:stroke="solid" svg:stroke-width="0.02083in" svg:stroke-color="#000000" draw:marker-end="a1283" svg:stroke-opacity="100%" draw:stroke-linejoin="miter" svg:stroke-linecap="butt"/>
    </style:style>
    <style:style style:family="graphic" style:name="a1286">
      <style:graphic-properties draw:fill="none" draw:stroke="solid" svg:stroke-width="0.02083in" svg:stroke-color="#000000" draw:marker-end="a1285" svg:stroke-opacity="100%" draw:stroke-linejoin="miter" svg:stroke-linecap="butt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93">
      <style:graphic-properties draw:fill="none" draw:stroke="solid" svg:stroke-width="0.02083in" svg:stroke-color="#4472c4" draw:marker-end="a1092" svg:stroke-opacity="100%" draw:stroke-linejoin="miter" svg:stroke-linecap="butt"/>
    </style:style>
    <style:style style:family="graphic" style:name="a1095">
      <style:graphic-properties draw:fill="none" draw:stroke="solid" svg:stroke-width="0.02083in" svg:stroke-color="#4472c4" draw:marker-end="a1094" svg:stroke-opacity="100%" draw:stroke-linejoin="miter" svg:stroke-linecap="butt"/>
    </style:style>
    <style:style style:family="presentation" style:name="a1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97">
      <style:graphic-properties draw:fill="none" draw:stroke="solid" svg:stroke-width="0.02083in" svg:stroke-color="#ed7d31" draw:marker-end="a1096" svg:stroke-opacity="100%" draw:stroke-linejoin="miter" svg:stroke-linecap="butt"/>
    </style:style>
    <style:style style:family="drawing-page" style:name="a1323">
      <style:drawing-page-properties draw:fill="bitmap" draw:fill-image-name="a132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99">
      <style:drawing-page-properties draw:fill="bitmap" draw:fill-image-name="a10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9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296">
      <style:graphic-properties draw:fill="none" draw:stroke="solid" svg:stroke-width="0.02083in" svg:stroke-color="#000000" draw:marker-end="a1295" svg:stroke-opacity="100%" draw:stroke-linejoin="miter" svg:stroke-linecap="butt"/>
    </style:style>
    <style:style style:family="paragraph" style:name="a970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8">
      <style:graphic-properties draw:fill="none" draw:stroke="solid" svg:stroke-width="0.02083in" svg:stroke-color="#000000" draw:marker-end="a1297" svg:stroke-opacity="100%" draw:stroke-linejoin="miter" svg:stroke-linecap="butt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3">
      <style:drawing-page-properties draw:fill="bitmap" draw:fill-image-name="a98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6">
      <style:drawing-page-properties draw:fill="bitmap" draw:fill-image-name="a114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8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8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3">
      <style:paragraph-properties fo:line-height="8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7">
      <style:paragraph-properties fo:line-height="8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0">
      <style:paragraph-properties fo:line-height="90%" fo:text-align="left" style:tab-stop-distance="0.75in" fo:margin-left="0.375in" fo:margin-right="0in" fo:text-indent="0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4">
      <style:drawing-page-properties draw:fill="bitmap" draw:fill-image-name="a10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181">
      <style:drawing-page-properties draw:fill="bitmap" draw:fill-image-name="a11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1">
      <style:drawing-page-properties draw:fill="bitmap" draw:fill-image-name="a8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7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2">
      <style:drawing-page-properties draw:fill="bitmap" draw:fill-image-name="a8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7">
      <style:drawing-page-properties draw:fill="bitmap" draw:fill-image-name="a8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29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8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12" draw:stroke="solid" svg:stroke-width="0.00694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15">
      <style:graphic-properties draw:fill="none" draw:stroke="solid" svg:stroke-width="0.02083in" svg:stroke-color="#000000" draw:marker-end="a914" svg:stroke-opacity="100%" draw:stroke-linejoin="miter" svg:stroke-linecap="butt"/>
    </style:style>
    <style:style style:family="graphic" style:name="a917">
      <style:graphic-properties draw:fill="none" draw:stroke="solid" svg:stroke-width="0.02083in" svg:stroke-color="#000000" draw:marker-end="a916" svg:stroke-opacity="100%" draw:stroke-linejoin="miter" svg:stroke-linecap="butt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2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7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6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7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98">
      <style:paragraph-properties fo:line-height="7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64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0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1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2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1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0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2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0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5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6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2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5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6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88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5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1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8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0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0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3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0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3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9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9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9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2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1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8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9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3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1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7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3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6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90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7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3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893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7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02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9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899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0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9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0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9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0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9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0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8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2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2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</office:automatic-styles>
  <office:body>
    <office:presentation>
      <draw:page draw:name="Slide2" draw:style-name="a861" draw:master-page-name="Master1-Layout1-cust-Title-Slide-White-and-Colour" presentation:presentation-page-layout-name="Master1-PPL1" draw:id="Slide-257">
        <draw:frame draw:id="id83" presentation:style-name="a866" draw:name="Title 1" svg:x="0.40551in" svg:y="1.74803in" svg:width="5.75197in" svg:height="1.20472in" presentation:class="title" presentation:placeholder="false">
          <draw:text-box>
            <text:p text:style-name="a865" text:class-names="" text:cond-style-name=""><text:span text:style-name="a862" text:class-names="">Computer Systems B<text:line-break/></text:span><text:span text:style-name="a863" text:class-names="">COMS20012</text:span><text:span text:style-name="a864" text:class-names=""/></text:p>
          </draw:text-box>
          <svg:title/>
          <svg:desc/>
        </draw:frame>
        <draw:frame draw:id="id84" presentation:style-name="a870" draw:name="Subtitle 2" svg:x="0.40551in" svg:y="2.95443in" svg:width="5.75197in" svg:height="1.43701in" presentation:class="subtitle" presentation:placeholder="false">
          <draw:text-box>
            <text:p text:style-name="a869" text:class-names="" text:cond-style-name=""><text:span text:style-name="a867" text:class-names="">Introduction to Operating Systems and Security</text:span><text:span text:style-name="a868" text:class-names=""/></text:p>
          </draw:text-box>
          <svg:title/>
          <svg:desc/>
        </draw:frame>
      </draw:page>
      <draw:page draw:name="Slide105" draw:style-name="a872" draw:master-page-name="Master1-Layout5-cust-Title-Slide-Colour-and-Image" presentation:presentation-page-layout-name="Master1-PPL5" draw:id="Slide-360">
        <draw:frame draw:id="id85" presentation:style-name="a875" draw:name="Title 3" svg:x="0.40551in" svg:y="1.74803in" svg:width="5.75197in" svg:height="1.20472in" presentation:class="title" presentation:placeholder="false">
          <draw:text-box>
            <text:p text:style-name="a874" text:class-names="" text:cond-style-name=""><text:span text:style-name="a873" text:class-names="">Paging</text:span></text:p>
          </draw:text-box>
          <svg:title/>
          <svg:desc/>
        </draw:frame>
      </draw:page>
      <draw:page draw:name="Slide106" draw:style-name="a877" draw:master-page-name="Master1-Layout2-obj-Title-and-Content" presentation:presentation-page-layout-name="Master1-PPL2" draw:id="Slide-361">
        <draw:frame draw:id="id86" presentation:style-name="a881" draw:name="Title 3" svg:x="0.40551in" svg:y="0.29948in" svg:width="9.18898in" svg:height="1.08724in" presentation:class="title" presentation:placeholder="false">
          <draw:text-box>
            <text:p text:style-name="a880" text:class-names="" text:cond-style-name=""><text:span text:style-name="a878" text:class-names="">Paging</text:span><text:span text:style-name="a879" text:class-names=""/></text:p>
          </draw:text-box>
          <svg:title/>
          <svg:desc/>
        </draw:frame>
        <draw:frame draw:id="id87" presentation:style-name="a909" draw:name="Content Placeholder 4" svg:x="0.40551in" svg:y="1.4974in" svg:width="9.18898in" svg:height="3.15885in" presentation:class="outline" presentation:placeholder="false">
          <draw:text-box>
            <text:list text:style-name="a884">
              <text:list-item>
                <text:p text:style-name="a883" text:class-names="" text:cond-style-name=""><text:span text:style-name="a882" text:class-names="">Let’s solve two problems at once:</text:span></text:p>
              </text:list-item>
            </text:list>
            <text:list text:style-name="a887">
              <text:list-item>
                <text:list text:style-name="a887">
                  <text:list-item>
                    <text:p text:style-name="a886" text:class-names="" text:cond-style-name=""><text:span text:style-name="a885" text:class-names="">Makes allocation problem trivial</text:span></text:p>
                  </text:list-item>
                </text:list>
              </text:list-item>
            </text:list>
            <text:list text:style-name="a890">
              <text:list-item>
                <text:list text:style-name="a890">
                  <text:list-item>
                    <text:list text:style-name="a890">
                      <text:list-item>
                        <text:p text:style-name="a889" text:class-names="" text:cond-style-name=""><text:span text:style-name="a888" text:class-names="">Fixed sized <text:s text:c="1"/>units called pages</text:span></text:p>
                      </text:list-item>
                    </text:list>
                  </text:list-item>
                </text:list>
              </text:list-item>
            </text:list>
            <text:list text:style-name="a893">
              <text:list-item>
                <text:list text:style-name="a893">
                  <text:list-item>
                    <text:list text:style-name="a893">
                      <text:list-item>
                        <text:p text:style-name="a892" text:class-names="" text:cond-style-name=""><text:span text:style-name="a891" text:class-names="">No more bounds !</text:span></text:p>
                      </text:list-item>
                    </text:list>
                  </text:list-item>
                </text:list>
              </text:list-item>
            </text:list>
            <text:list text:style-name="a896">
              <text:list-item>
                <text:list text:style-name="a896">
                  <text:list-item>
                    <text:p text:style-name="a895" text:class-names="" text:cond-style-name=""><text:span text:style-name="a894" text:class-names="">Use space efficiently</text:span></text:p>
                  </text:list-item>
                </text:list>
              </text:list-item>
            </text:list>
            <text:list text:style-name="a899">
              <text:list-item>
                <text:list text:style-name="a899">
                  <text:list-item>
                    <text:list text:style-name="a899">
                      <text:list-item>
                        <text:p text:style-name="a898" text:class-names="" text:cond-style-name=""><text:span text:style-name="a897" text:class-names="">Small fixed size <text:s text:c="1"/>(no need to use large chunk of memory to access a single byte)</text:span></text:p>
                      </text:list-item>
                    </text:list>
                  </text:list-item>
                </text:list>
              </text:list-item>
            </text:list>
            <text:list text:style-name="a902">
              <text:list-item>
                <text:list text:style-name="a902">
                  <text:list-item>
                    <text:list text:style-name="a902">
                      <text:list-item>
                        <text:p text:style-name="a901" text:class-names="" text:cond-style-name=""><text:span text:style-name="a900" text:class-names="">No more segment, address is divided in a collection of pages</text:span></text:p>
                      </text:list-item>
                    </text:list>
                  </text:list-item>
                </text:list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/></text:p>
              </text:list-item>
            </text:list>
            <text:list text:style-name="a908">
              <text:list-item>
                <text:list text:style-name="a908">
                  <text:list-item>
                    <text:p text:style-name="a907" text:class-names="" text:cond-style-name=""><text:span text:style-name="a906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4.19697in" svg:y="4.28598in" svg:width="1.03788in" svg:height="0.875in" draw:id="id88" draw:style-name="a913" draw:name="Flowchart: Summing Junction 6">
          <svg:title/>
          <svg:desc/>
          <text:p text:style-name="a911" text:class-names="" text:cond-style-name=""><text:span text:style-name="a910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25 A ?f83 ?f84 ?f85 ?f86 ?f11 ?f25 ?f80 ?f82  W ?f87 ?f88 ?f89 ?f90 ?f11 ?f25 ?f80 ?f82 Z N F M ?f40 ?f42 L ?f41 ?f43 M ?f41 ?f42 L ?f40 ?f43 N F 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2.11174in" svg:y1="4.72348in" svg:x2="4.19697in" svg:y2="4.72348in" draw:id="id89" draw:style-name="a915" draw:name="Straight Arrow Connector 12">
          <svg:title/>
          <svg:desc/>
        </draw:connector>
        <draw:connector draw:type="line" svg:x1="5.23485in" svg:y1="4.72348in" draw:start-shape="id88" draw:start-glue-point="1" svg:x2="7.70833in" svg:y2="4.72348in" draw:id="id90" draw:style-name="a917" draw:name="Straight Arrow Connector 15">
          <svg:title/>
          <svg:desc/>
        </draw:connector>
        <draw:frame draw:id="id91" draw:style-name="a921" draw:name="TextBox 16" svg:x="4.31866in" svg:y="3.81534in" svg:width="0.79449in" svg:height="0.40391in">
          <draw:text-box>
            <text:p text:style-name="a920" text:class-names="" text:cond-style-name=""><text:span text:style-name="a918" text:class-names="">MMU</text:span><text:span text:style-name="a919" text:class-names=""/></text:p>
          </draw:text-box>
          <svg:title/>
          <svg:desc/>
        </draw:frame>
        <draw:custom-shape svg:x="1.79924in" svg:y="3.76894in" svg:width="1.16667in" svg:height="0.23864in" draw:id="id92" draw:style-name="a925" draw:name="Rectangle 12">
          <svg:title/>
          <svg:desc/>
          <text:p text:style-name="a924" text:class-names="" text:cond-style-name=""><text:span text:style-name="a922" text:class-names="">page #</text:span><text:span text:style-name="a9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7765in" svg:y="3.76894in" svg:width="0.94697in" svg:height="0.23864in" draw:id="id93" draw:style-name="a929" draw:name="Rectangle 13">
          <svg:title/>
          <svg:desc/>
          <text:p text:style-name="a928" text:class-names="" text:cond-style-name=""><text:span text:style-name="a926" text:class-names="">offset</text:span><text:span text:style-name="a9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75in" svg:y="3.76894in" svg:width="1.16667in" svg:height="0.23864in" draw:id="id94" draw:style-name="a933" draw:name="Rectangle 14">
          <svg:title/>
          <svg:desc/>
          <text:p text:style-name="a932" text:class-names="" text:cond-style-name=""><text:span text:style-name="a930" text:class-names="">page #</text:span><text:span text:style-name="a9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534in" svg:y="3.76894in" svg:width="0.94697in" svg:height="0.23864in" draw:id="id95" draw:style-name="a937" draw:name="Rectangle 15">
          <svg:title/>
          <svg:desc/>
          <text:p text:style-name="a936" text:class-names="" text:cond-style-name=""><text:span text:style-name="a934" text:class-names="">offset</text:span><text:span text:style-name="a9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18276in" svg:height="2.12538in" draw:id="id96" draw:style-name="a940" draw:transform="translate(-0.09138in -1.06269in) rotate(-1.5708) translate(2.86193in 3.61033in)" draw:name="Left Brace 17">
          <svg:title/>
          <svg:desc/>
          <text:p text:style-name="a939" text:class-names="" text:cond-style-name=""><text:span text:style-name="a938" text:class-names=""/></text:p>
          <draw:enhanced-geometry xmlns:dr3d="urn:oasis:names:tc:opendocument:xmlns:dr3d:1.0" draw:path-stretchpoint-x="21600" draw:path-stretchpoint-y="21600" draw:type="non-primitive" svg:viewBox="0 0 21600 21600" draw:enhanced-path="S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Z N F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N" draw:text-areas="?f46 ?f47 ?f20 ?f49" draw:glue-points="?f20 ?f10 ?f10 ?f29 ?f20 ?f21" draw:glue-point-leaving-directions="-180, -270, -360" draw:modifiers="0 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7 / 21600"/>
            <draw:equation draw:name="f16" draw:formula="?f6 / 21600"/>
            <draw:equation draw:name="f17" draw:formula="21600 * ?f7"/>
            <draw:equation draw:name="f18" draw:formula="21600 * ?f6"/>
            <draw:equation draw:name="f19" draw:formula="min(?f16, ?f15)"/>
            <draw:equation draw:name="f20" draw:formula="?f17 / ?f8"/>
            <draw:equation draw:name="f21" draw:formula="?f18 / ?f8"/>
            <draw:equation draw:name="f22" draw:formula="?f21 - ?f10"/>
            <draw:equation draw:name="f23" draw:formula="?f20 - ?f10"/>
            <draw:equation draw:name="f24" draw:formula="?f23 / 2"/>
            <draw:equation draw:name="f25" draw:formula="min(?f23, ?f22)"/>
            <draw:equation draw:name="f26" draw:formula="?f22 * ?f13"/>
            <draw:equation draw:name="f27" draw:formula="?f10 + ?f24"/>
            <draw:equation draw:name="f28" draw:formula="?f25 * ?f12"/>
            <draw:equation draw:name="f29" draw:formula="?f26 / 100000"/>
            <draw:equation draw:name="f30" draw:formula="?f14 - ?f1"/>
            <draw:equation draw:name="f31" draw:formula="?f24 * ?f19"/>
            <draw:equation draw:name="f32" draw:formula="?f28 / 100000"/>
            <draw:equation draw:name="f33" draw:formula="?f30 + ?f1"/>
            <draw:equation draw:name="f34" draw:formula="?f33 * ?f9 / ?f0"/>
            <draw:equation draw:name="f35" draw:formula="0 - ?f34"/>
            <draw:equation draw:name="f36" draw:formula="sin(?f35)"/>
            <draw:equation draw:name="f37" draw:formula="0 - ?f36"/>
            <draw:equation draw:name="f38" draw:formula="?f37"/>
            <draw:equation draw:name="f39" draw:formula="cos(?f35)"/>
            <draw:equation draw:name="f40" draw:formula="0 - ?f39"/>
            <draw:equation draw:name="f41" draw:formula="?f40"/>
            <draw:equation draw:name="f42" draw:formula="?f29 + ?f32"/>
            <draw:equation draw:name="f43" draw:formula="?f32 * ?f19"/>
            <draw:equation draw:name="f44" draw:formula="?f38 * ?f24"/>
            <draw:equation draw:name="f45" draw:formula="?f41 * ?f32"/>
            <draw:equation draw:name="f46" draw:formula="?f20 - ?f44"/>
            <draw:equation draw:name="f47" draw:formula="?f32 - ?f45"/>
            <draw:equation draw:name="f48" draw:formula="?f21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43"/>
            <draw:equation draw:name="f64" draw:formula="sqrt(?f60 * ?f60 + ?f63 * ?f63 + 0 * 0)"/>
            <draw:equation draw:name="f65" draw:formula="?f31 * ?f43 / ?f64"/>
            <draw:equation draw:name="f66" draw:formula="?f62 * ?f65"/>
            <draw:equation draw:name="f67" draw:formula="?f20 - ?f66"/>
            <draw:equation draw:name="f68" draw:formula="?f59 * ?f65"/>
            <draw:equation draw:name="f69" draw:formula="?f21 - ?f68"/>
            <draw:equation draw:name="f70" draw:formula="?f67 - ?f31"/>
            <draw:equation draw:name="f71" draw:formula="?f69 - ?f43"/>
            <draw:equation draw:name="f72" draw:formula="?f67 + ?f31"/>
            <draw:equation draw:name="f73" draw:formula="?f69 + ?f43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43"/>
            <draw:equation draw:name="f83" draw:formula="sqrt(?f79 * ?f79 + ?f82 * ?f82 + 0 * 0)"/>
            <draw:equation draw:name="f84" draw:formula="?f31 * ?f43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0, ?f70)"/>
            <draw:equation draw:name="f90" draw:formula="if(?f53, ?f21, ?f71)"/>
            <draw:equation draw:name="f91" draw:formula="if(?f53, ?f20, ?f72)"/>
            <draw:equation draw:name="f92" draw:formula="if(?f53, ?f21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43"/>
            <draw:equation draw:name="f111" draw:formula="sqrt(?f107 * ?f107 + ?f110 * ?f110 + 0 * 0)"/>
            <draw:equation draw:name="f112" draw:formula="?f31 * ?f43 / ?f111"/>
            <draw:equation draw:name="f113" draw:formula="?f109 * ?f112"/>
            <draw:equation draw:name="f114" draw:formula="?f27 - ?f113"/>
            <draw:equation draw:name="f115" draw:formula="?f106 * ?f112"/>
            <draw:equation draw:name="f116" draw:formula="?f42 - ?f115"/>
            <draw:equation draw:name="f117" draw:formula="?f114 - ?f31"/>
            <draw:equation draw:name="f118" draw:formula="?f116 - ?f43"/>
            <draw:equation draw:name="f119" draw:formula="?f114 + ?f31"/>
            <draw:equation draw:name="f120" draw:formula="?f116 + ?f43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43"/>
            <draw:equation draw:name="f130" draw:formula="sqrt(?f126 * ?f126 + ?f129 * ?f129 + 0 * 0)"/>
            <draw:equation draw:name="f131" draw:formula="?f31 * ?f43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7, ?f117)"/>
            <draw:equation draw:name="f137" draw:formula="if(?f100, ?f42, ?f118)"/>
            <draw:equation draw:name="f138" draw:formula="if(?f100, ?f27, ?f119)"/>
            <draw:equation draw:name="f139" draw:formula="if(?f100, ?f42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43"/>
            <draw:equation draw:name="f149" draw:formula="?f145 + ?f31"/>
            <draw:equation draw:name="f150" draw:formula="?f146 + ?f43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43"/>
            <draw:equation draw:name="f160" draw:formula="sqrt(?f156 * ?f156 + ?f159 * ?f159 + 0 * 0)"/>
            <draw:equation draw:name="f161" draw:formula="?f31 * ?f43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43"/>
            <draw:equation draw:name="f184" draw:formula="sqrt(?f180 * ?f180 + ?f183 * ?f183 + 0 * 0)"/>
            <draw:equation draw:name="f185" draw:formula="?f31 * ?f43 / ?f184"/>
            <draw:equation draw:name="f186" draw:formula="?f182 * ?f185"/>
            <draw:equation draw:name="f187" draw:formula="?f27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43"/>
            <draw:equation draw:name="f192" draw:formula="?f187 + ?f31"/>
            <draw:equation draw:name="f193" draw:formula="?f189 + ?f43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43"/>
            <draw:equation draw:name="f203" draw:formula="sqrt(?f199 * ?f199 + ?f202 * ?f202 + 0 * 0)"/>
            <draw:equation draw:name="f204" draw:formula="?f31 * ?f43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7, ?f190)"/>
            <draw:equation draw:name="f210" draw:formula="if(?f53, ?f32, ?f191)"/>
            <draw:equation draw:name="f211" draw:formula="if(?f53, ?f27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frame draw:id="id97" draw:style-name="a943" draw:name="TextBox 18" svg:x="2.08384in" svg:y="3.0597in" svg:width="1.76414in" svg:height="0.40391in">
          <draw:text-box>
            <text:p text:style-name="a942" text:class-names="" text:cond-style-name=""><text:span text:style-name="a941" text:class-names="">Virtual Address</text:span></text:p>
          </draw:text-box>
          <svg:title/>
          <svg:desc/>
        </draw:frame>
        <draw:custom-shape svg:width="0.18276in" svg:height="2.12538in" draw:id="id98" draw:style-name="a946" draw:transform="translate(-0.09138in -1.06269in) rotate(-1.5708) translate(6.44738in 3.58911in)" draw:name="Left Brace 19">
          <svg:title/>
          <svg:desc/>
          <text:p text:style-name="a945" text:class-names="" text:cond-style-name=""><text:span text:style-name="a944" text:class-names=""/></text:p>
          <draw:enhanced-geometry xmlns:dr3d="urn:oasis:names:tc:opendocument:xmlns:dr3d:1.0" draw:path-stretchpoint-x="21600" draw:path-stretchpoint-y="21600" draw:type="non-primitive" svg:viewBox="0 0 21600 21600" draw:enhanced-path="S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Z N F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N" draw:text-areas="?f46 ?f47 ?f20 ?f49" draw:glue-points="?f20 ?f10 ?f10 ?f29 ?f20 ?f21" draw:glue-point-leaving-directions="-180, -270, -360" draw:modifiers="0 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7 / 21600"/>
            <draw:equation draw:name="f16" draw:formula="?f6 / 21600"/>
            <draw:equation draw:name="f17" draw:formula="21600 * ?f7"/>
            <draw:equation draw:name="f18" draw:formula="21600 * ?f6"/>
            <draw:equation draw:name="f19" draw:formula="min(?f16, ?f15)"/>
            <draw:equation draw:name="f20" draw:formula="?f17 / ?f8"/>
            <draw:equation draw:name="f21" draw:formula="?f18 / ?f8"/>
            <draw:equation draw:name="f22" draw:formula="?f21 - ?f10"/>
            <draw:equation draw:name="f23" draw:formula="?f20 - ?f10"/>
            <draw:equation draw:name="f24" draw:formula="?f23 / 2"/>
            <draw:equation draw:name="f25" draw:formula="min(?f23, ?f22)"/>
            <draw:equation draw:name="f26" draw:formula="?f22 * ?f13"/>
            <draw:equation draw:name="f27" draw:formula="?f10 + ?f24"/>
            <draw:equation draw:name="f28" draw:formula="?f25 * ?f12"/>
            <draw:equation draw:name="f29" draw:formula="?f26 / 100000"/>
            <draw:equation draw:name="f30" draw:formula="?f14 - ?f1"/>
            <draw:equation draw:name="f31" draw:formula="?f24 * ?f19"/>
            <draw:equation draw:name="f32" draw:formula="?f28 / 100000"/>
            <draw:equation draw:name="f33" draw:formula="?f30 + ?f1"/>
            <draw:equation draw:name="f34" draw:formula="?f33 * ?f9 / ?f0"/>
            <draw:equation draw:name="f35" draw:formula="0 - ?f34"/>
            <draw:equation draw:name="f36" draw:formula="sin(?f35)"/>
            <draw:equation draw:name="f37" draw:formula="0 - ?f36"/>
            <draw:equation draw:name="f38" draw:formula="?f37"/>
            <draw:equation draw:name="f39" draw:formula="cos(?f35)"/>
            <draw:equation draw:name="f40" draw:formula="0 - ?f39"/>
            <draw:equation draw:name="f41" draw:formula="?f40"/>
            <draw:equation draw:name="f42" draw:formula="?f29 + ?f32"/>
            <draw:equation draw:name="f43" draw:formula="?f32 * ?f19"/>
            <draw:equation draw:name="f44" draw:formula="?f38 * ?f24"/>
            <draw:equation draw:name="f45" draw:formula="?f41 * ?f32"/>
            <draw:equation draw:name="f46" draw:formula="?f20 - ?f44"/>
            <draw:equation draw:name="f47" draw:formula="?f32 - ?f45"/>
            <draw:equation draw:name="f48" draw:formula="?f21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43"/>
            <draw:equation draw:name="f64" draw:formula="sqrt(?f60 * ?f60 + ?f63 * ?f63 + 0 * 0)"/>
            <draw:equation draw:name="f65" draw:formula="?f31 * ?f43 / ?f64"/>
            <draw:equation draw:name="f66" draw:formula="?f62 * ?f65"/>
            <draw:equation draw:name="f67" draw:formula="?f20 - ?f66"/>
            <draw:equation draw:name="f68" draw:formula="?f59 * ?f65"/>
            <draw:equation draw:name="f69" draw:formula="?f21 - ?f68"/>
            <draw:equation draw:name="f70" draw:formula="?f67 - ?f31"/>
            <draw:equation draw:name="f71" draw:formula="?f69 - ?f43"/>
            <draw:equation draw:name="f72" draw:formula="?f67 + ?f31"/>
            <draw:equation draw:name="f73" draw:formula="?f69 + ?f43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43"/>
            <draw:equation draw:name="f83" draw:formula="sqrt(?f79 * ?f79 + ?f82 * ?f82 + 0 * 0)"/>
            <draw:equation draw:name="f84" draw:formula="?f31 * ?f43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0, ?f70)"/>
            <draw:equation draw:name="f90" draw:formula="if(?f53, ?f21, ?f71)"/>
            <draw:equation draw:name="f91" draw:formula="if(?f53, ?f20, ?f72)"/>
            <draw:equation draw:name="f92" draw:formula="if(?f53, ?f21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43"/>
            <draw:equation draw:name="f111" draw:formula="sqrt(?f107 * ?f107 + ?f110 * ?f110 + 0 * 0)"/>
            <draw:equation draw:name="f112" draw:formula="?f31 * ?f43 / ?f111"/>
            <draw:equation draw:name="f113" draw:formula="?f109 * ?f112"/>
            <draw:equation draw:name="f114" draw:formula="?f27 - ?f113"/>
            <draw:equation draw:name="f115" draw:formula="?f106 * ?f112"/>
            <draw:equation draw:name="f116" draw:formula="?f42 - ?f115"/>
            <draw:equation draw:name="f117" draw:formula="?f114 - ?f31"/>
            <draw:equation draw:name="f118" draw:formula="?f116 - ?f43"/>
            <draw:equation draw:name="f119" draw:formula="?f114 + ?f31"/>
            <draw:equation draw:name="f120" draw:formula="?f116 + ?f43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43"/>
            <draw:equation draw:name="f130" draw:formula="sqrt(?f126 * ?f126 + ?f129 * ?f129 + 0 * 0)"/>
            <draw:equation draw:name="f131" draw:formula="?f31 * ?f43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7, ?f117)"/>
            <draw:equation draw:name="f137" draw:formula="if(?f100, ?f42, ?f118)"/>
            <draw:equation draw:name="f138" draw:formula="if(?f100, ?f27, ?f119)"/>
            <draw:equation draw:name="f139" draw:formula="if(?f100, ?f42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43"/>
            <draw:equation draw:name="f149" draw:formula="?f145 + ?f31"/>
            <draw:equation draw:name="f150" draw:formula="?f146 + ?f43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43"/>
            <draw:equation draw:name="f160" draw:formula="sqrt(?f156 * ?f156 + ?f159 * ?f159 + 0 * 0)"/>
            <draw:equation draw:name="f161" draw:formula="?f31 * ?f43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43"/>
            <draw:equation draw:name="f184" draw:formula="sqrt(?f180 * ?f180 + ?f183 * ?f183 + 0 * 0)"/>
            <draw:equation draw:name="f185" draw:formula="?f31 * ?f43 / ?f184"/>
            <draw:equation draw:name="f186" draw:formula="?f182 * ?f185"/>
            <draw:equation draw:name="f187" draw:formula="?f27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43"/>
            <draw:equation draw:name="f192" draw:formula="?f187 + ?f31"/>
            <draw:equation draw:name="f193" draw:formula="?f189 + ?f43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43"/>
            <draw:equation draw:name="f203" draw:formula="sqrt(?f199 * ?f199 + ?f202 * ?f202 + 0 * 0)"/>
            <draw:equation draw:name="f204" draw:formula="?f31 * ?f43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7, ?f190)"/>
            <draw:equation draw:name="f210" draw:formula="if(?f53, ?f32, ?f191)"/>
            <draw:equation draw:name="f211" draw:formula="if(?f53, ?f27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frame draw:id="id99" draw:style-name="a950" draw:name="TextBox 20" svg:x="5.52631in" svg:y="3.00538in" svg:width="1.88826in" svg:height="0.40391in">
          <draw:text-box>
            <text:p text:style-name="a949" text:class-names="" text:cond-style-name=""><text:span text:style-name="a947" text:class-names="">Physical Address</text:span><text:span text:style-name="a948" text:class-names=""/></text:p>
          </draw:text-box>
          <svg:title/>
          <svg:desc/>
        </draw:frame>
        <presentation:notes draw:style-name="a956">
          <draw:page-thumbnail draw:page-number="3" svg:x="0.75in" svg:y="1.25in" svg:width="6in" svg:height="3.375in" presentation:class="page" draw:id="id100" presentation:style-name="a951" draw:name="Slide Image Placeholder 1">
            <svg:title/>
            <svg:desc/>
          </draw:page-thumbnail>
          <draw:frame draw:id="id101" presentation:style-name="a95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02" draw:style-name="a955" draw:name="Slide Number Placeholder 3" svg:x="4.24826in" svg:y="9.49826in" svg:width="3.25in" svg:height="0.50174in">
            <draw:text-box>
              <text:p text:style-name="a954" text:class-names="" text:cond-style-name=""><text:span text:style-name="a95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7" draw:style-name="a958" draw:master-page-name="Master1-Layout2-obj-Title-and-Content" presentation:presentation-page-layout-name="Master1-PPL2" draw:id="Slide-362">
        <draw:frame draw:id="id103" presentation:style-name="a962" draw:name="Title 1" svg:x="0.40551in" svg:y="0.29948in" svg:width="9.18898in" svg:height="1.08724in" presentation:class="title" presentation:placeholder="false">
          <draw:text-box>
            <text:p text:style-name="a961" text:class-names="" text:cond-style-name=""><text:span text:style-name="a959" text:class-names="">Good and Bad</text:span><text:span text:style-name="a960" text:class-names=""/></text:p>
          </draw:text-box>
          <svg:title/>
          <svg:desc/>
        </draw:frame>
        <draw:frame draw:id="id104" presentation:style-name="a981" draw:name="Content Placeholder 2" svg:x="0.40551in" svg:y="1.4974in" svg:width="9.18898in" svg:height="3.15885in" presentation:class="outline" presentation:placeholder="false">
          <draw:text-box>
            <text:list text:style-name="a965">
              <text:list-item>
                <text:p text:style-name="a964" text:class-names="" text:cond-style-name=""><text:span text:style-name="a963" text:class-names="">Good</text:span></text:p>
              </text:list-item>
            </text:list>
            <text:list text:style-name="a968">
              <text:list-item>
                <text:list text:style-name="a968">
                  <text:list-item>
                    <text:p text:style-name="a967" text:class-names="" text:cond-style-name=""><text:span text:style-name="a966" text:class-names="">Can allocate virtual address space with fine granularity</text:span></text:p>
                  </text:list-item>
                </text:list>
              </text:list-item>
            </text:list>
            <text:list text:style-name="a971">
              <text:list-item>
                <text:list text:style-name="a971">
                  <text:list-item>
                    <text:p text:style-name="a970" text:class-names="" text:cond-style-name=""><text:span text:style-name="a969" text:class-names="">Only need to bring small pages that the process needs into the RAM</text:span></text:p>
                  </text:list-item>
                </text:list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>Bad</text:span></text:p>
              </text:list-item>
            </text:list>
            <text:list text:style-name="a977">
              <text:list-item>
                <text:list text:style-name="a977">
                  <text:list-item>
                    <text:p text:style-name="a976" text:class-names="" text:cond-style-name=""><text:span text:style-name="a975" text:class-names="">Bookeeping becomes more complex</text:span></text:p>
                  </text:list-item>
                </text:list>
              </text:list-item>
            </text:list>
            <text:list text:style-name="a980">
              <text:list-item>
                <text:list text:style-name="a980">
                  <text:list-item>
                    <text:p text:style-name="a979" text:class-names="" text:cond-style-name=""><text:span text:style-name="a978" text:class-names="">Lots of small pages to keep track of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8" draw:style-name="a983" draw:master-page-name="Master1-Layout2-obj-Title-and-Content" presentation:presentation-page-layout-name="Master1-PPL2" draw:id="Slide-363">
        <draw:frame draw:id="id105" presentation:style-name="a987" draw:name="Title 1" svg:x="0.40551in" svg:y="0.29948in" svg:width="9.18898in" svg:height="1.08724in" presentation:class="title" presentation:placeholder="false">
          <draw:text-box>
            <text:p text:style-name="a986" text:class-names="" text:cond-style-name=""><text:span text:style-name="a984" text:class-names="">Good and Bad</text:span><text:span text:style-name="a985" text:class-names=""/></text:p>
          </draw:text-box>
          <svg:title/>
          <svg:desc/>
        </draw:frame>
        <draw:frame draw:id="id106" presentation:style-name="a1012" draw:name="Content Placeholder 2" svg:x="0.40551in" svg:y="1.4974in" svg:width="9.18898in" svg:height="3.15885in" presentation:class="outline" presentation:placeholder="false">
          <draw:text-box>
            <text:list text:style-name="a990">
              <text:list-item>
                <text:p text:style-name="a989" text:class-names="" text:cond-style-name=""><text:span text:style-name="a988" text:class-names="">Good</text:span></text:p>
              </text:list-item>
            </text:list>
            <text:list text:style-name="a993">
              <text:list-item>
                <text:list text:style-name="a993">
                  <text:list-item>
                    <text:p text:style-name="a992" text:class-names="" text:cond-style-name=""><text:span text:style-name="a991" text:class-names="">Can allocate virtual address space with fine granularity</text:span></text:p>
                  </text:list-item>
                </text:list>
              </text:list-item>
            </text:list>
            <text:list text:style-name="a996">
              <text:list-item>
                <text:list text:style-name="a996">
                  <text:list-item>
                    <text:p text:style-name="a995" text:class-names="" text:cond-style-name=""><text:span text:style-name="a994" text:class-names="">Only need to bring small pages that the process needs into the RAM</text:span></text:p>
                  </text:list-item>
                </text:list>
              </text:list-item>
            </text:list>
            <text:list text:style-name="a999">
              <text:list-item>
                <text:p text:style-name="a998" text:class-names="" text:cond-style-name=""><text:span text:style-name="a997" text:class-names="">Bad</text:span></text:p>
              </text:list-item>
            </text:list>
            <text:list text:style-name="a1002">
              <text:list-item>
                <text:list text:style-name="a1002">
                  <text:list-item>
                    <text:p text:style-name="a1001" text:class-names="" text:cond-style-name=""><text:span text:style-name="a1000" text:class-names="">Bookeeping becomes more complex</text:span></text:p>
                  </text:list-item>
                </text:list>
              </text:list-item>
            </text:list>
            <text:list text:style-name="a1005">
              <text:list-item>
                <text:list text:style-name="a1005">
                  <text:list-item>
                    <text:p text:style-name="a1004" text:class-names="" text:cond-style-name=""><text:span text:style-name="a1003" text:class-names="">Lots of small pages to keep track of</text:span></text:p>
                  </text:list-item>
                </text:list>
              </text:list-item>
            </text:list>
            <text:list text:style-name="a1008">
              <text:list-item>
                <text:list text:style-name="a1008">
                  <text:list-item>
                    <text:p text:style-name="a1007" text:class-names="" text:cond-style-name=""><text:span text:style-name="a1006" text:class-names=""/></text:p>
                  </text:list-item>
                </text:list>
              </text:list-item>
            </text:list>
            <text:list text:style-name="a1011">
              <text:list-item>
                <text:list text:style-name="a1011">
                  <text:list-item>
                    <text:p text:style-name="a1010" text:class-names="" text:cond-style-name=""><text:span text:style-name="a1009" text:class-names="">Let’s see how to deal with this!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9" draw:style-name="a1014" draw:master-page-name="Master1-Layout2-obj-Title-and-Content" presentation:presentation-page-layout-name="Master1-PPL2" draw:id="Slide-364">
        <draw:frame draw:id="id107" presentation:style-name="a1018" draw:name="Title 1" svg:x="0.40551in" svg:y="0.29948in" svg:width="9.18898in" svg:height="1.08724in" presentation:class="title" presentation:placeholder="false">
          <draw:text-box>
            <text:p text:style-name="a1017" text:class-names="" text:cond-style-name=""><text:span text:style-name="a1015" text:class-names="">Single-level page table</text:span><text:span text:style-name="a1016" text:class-names=""/></text:p>
          </draw:text-box>
          <svg:title/>
          <svg:desc/>
        </draw:frame>
        <draw:frame draw:id="id108" presentation:style-name="a1038" draw:name="Content Placeholder 2" svg:x="0.40551in" svg:y="1.4974in" svg:width="9.18898in" svg:height="3.15885in" presentation:class="outline" presentation:placeholder="false">
          <draw:text-box>
            <text:list text:style-name="a1021">
              <text:list-item>
                <text:p text:style-name="a1020" text:class-names="" text:cond-style-name=""><text:span text:style-name="a1019" text:class-names="">Need to keep around a maping between virtual page and physical page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22" text:class-names="">Suppose 32bits addresses</text:span></text:p>
              </text:list-item>
            </text:list>
            <text:list text:style-name="a1027">
              <text:list-item>
                <text:list text:style-name="a1027">
                  <text:list-item>
                    <text:p text:style-name="a1026" text:class-names="" text:cond-style-name=""><text:span text:style-name="a1025" text:class-names="">12bits offset (4kb per page)</text:span></text:p>
                  </text:list-item>
                </text:list>
              </text:list-item>
            </text:list>
            <text:list text:style-name="a1030">
              <text:list-item>
                <text:list text:style-name="a1030">
                  <text:list-item>
                    <text:p text:style-name="a1029" text:class-names="" text:cond-style-name=""><text:span text:style-name="a1028" text:class-names="">20 bits for page number (~1millions entries)</text:span></text:p>
                  </text:list-item>
                </text:list>
              </text:list-item>
            </text:list>
            <text:list text:style-name="a1033">
              <text:list-item>
                <text:p text:style-name="a1032" text:class-names="" text:cond-style-name=""><text:span text:style-name="a1031" text:class-names="">Each process associated with a mapping</text:span></text:p>
              </text:list-item>
            </text:list>
            <text:list text:style-name="a1037">
              <text:list-item>
                <text:p text:style-name="a1036" text:class-names="" text:cond-style-name=""><text:span text:style-name="a1034" text:class-names="">Need a table with 1 millions entries!!!!</text:span><text:span text:style-name="a1035" text:class-names=""/></text:p>
              </text:list-item>
            </text:list>
          </draw:text-box>
          <svg:title/>
          <svg:desc/>
        </draw:frame>
        <draw:custom-shape svg:x="3.33712in" svg:y="4.93939in" svg:width="1.16667in" svg:height="0.23864in" draw:id="id109" draw:style-name="a1042" draw:name="Rectangle 4">
          <svg:title/>
          <svg:desc/>
          <text:p text:style-name="a1041" text:class-names="" text:cond-style-name=""><text:span text:style-name="a1039" text:class-names="">page #</text:span><text:span text:style-name="a10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51553in" svg:y="4.93939in" svg:width="0.94697in" svg:height="0.23864in" draw:id="id110" draw:style-name="a1046" draw:name="Rectangle 5">
          <svg:title/>
          <svg:desc/>
          <text:p text:style-name="a1045" text:class-names="" text:cond-style-name=""><text:span text:style-name="a1043" text:class-names="">offset</text:span><text:span text:style-name="a10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18276in" svg:height="2.12538in" draw:id="id111" draw:style-name="a1049" draw:transform="translate(-0.09138in -1.06269in) rotate(-1.5708) translate(4.4095in 4.75956in)" draw:name="Left Brace 6">
          <svg:title/>
          <svg:desc/>
          <text:p text:style-name="a1048" text:class-names="" text:cond-style-name=""><text:span text:style-name="a1047" text:class-names=""/></text:p>
          <draw:enhanced-geometry xmlns:dr3d="urn:oasis:names:tc:opendocument:xmlns:dr3d:1.0" draw:path-stretchpoint-x="21600" draw:path-stretchpoint-y="21600" draw:type="non-primitive" svg:viewBox="0 0 21600 21600" draw:enhanced-path="S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Z N F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N" draw:text-areas="?f46 ?f47 ?f20 ?f49" draw:glue-points="?f20 ?f10 ?f10 ?f29 ?f20 ?f21" draw:glue-point-leaving-directions="-180, -270, -360" draw:modifiers="0 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7 / 21600"/>
            <draw:equation draw:name="f16" draw:formula="?f6 / 21600"/>
            <draw:equation draw:name="f17" draw:formula="21600 * ?f7"/>
            <draw:equation draw:name="f18" draw:formula="21600 * ?f6"/>
            <draw:equation draw:name="f19" draw:formula="min(?f16, ?f15)"/>
            <draw:equation draw:name="f20" draw:formula="?f17 / ?f8"/>
            <draw:equation draw:name="f21" draw:formula="?f18 / ?f8"/>
            <draw:equation draw:name="f22" draw:formula="?f21 - ?f10"/>
            <draw:equation draw:name="f23" draw:formula="?f20 - ?f10"/>
            <draw:equation draw:name="f24" draw:formula="?f23 / 2"/>
            <draw:equation draw:name="f25" draw:formula="min(?f23, ?f22)"/>
            <draw:equation draw:name="f26" draw:formula="?f22 * ?f13"/>
            <draw:equation draw:name="f27" draw:formula="?f10 + ?f24"/>
            <draw:equation draw:name="f28" draw:formula="?f25 * ?f12"/>
            <draw:equation draw:name="f29" draw:formula="?f26 / 100000"/>
            <draw:equation draw:name="f30" draw:formula="?f14 - ?f1"/>
            <draw:equation draw:name="f31" draw:formula="?f24 * ?f19"/>
            <draw:equation draw:name="f32" draw:formula="?f28 / 100000"/>
            <draw:equation draw:name="f33" draw:formula="?f30 + ?f1"/>
            <draw:equation draw:name="f34" draw:formula="?f33 * ?f9 / ?f0"/>
            <draw:equation draw:name="f35" draw:formula="0 - ?f34"/>
            <draw:equation draw:name="f36" draw:formula="sin(?f35)"/>
            <draw:equation draw:name="f37" draw:formula="0 - ?f36"/>
            <draw:equation draw:name="f38" draw:formula="?f37"/>
            <draw:equation draw:name="f39" draw:formula="cos(?f35)"/>
            <draw:equation draw:name="f40" draw:formula="0 - ?f39"/>
            <draw:equation draw:name="f41" draw:formula="?f40"/>
            <draw:equation draw:name="f42" draw:formula="?f29 + ?f32"/>
            <draw:equation draw:name="f43" draw:formula="?f32 * ?f19"/>
            <draw:equation draw:name="f44" draw:formula="?f38 * ?f24"/>
            <draw:equation draw:name="f45" draw:formula="?f41 * ?f32"/>
            <draw:equation draw:name="f46" draw:formula="?f20 - ?f44"/>
            <draw:equation draw:name="f47" draw:formula="?f32 - ?f45"/>
            <draw:equation draw:name="f48" draw:formula="?f21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43"/>
            <draw:equation draw:name="f64" draw:formula="sqrt(?f60 * ?f60 + ?f63 * ?f63 + 0 * 0)"/>
            <draw:equation draw:name="f65" draw:formula="?f31 * ?f43 / ?f64"/>
            <draw:equation draw:name="f66" draw:formula="?f62 * ?f65"/>
            <draw:equation draw:name="f67" draw:formula="?f20 - ?f66"/>
            <draw:equation draw:name="f68" draw:formula="?f59 * ?f65"/>
            <draw:equation draw:name="f69" draw:formula="?f21 - ?f68"/>
            <draw:equation draw:name="f70" draw:formula="?f67 - ?f31"/>
            <draw:equation draw:name="f71" draw:formula="?f69 - ?f43"/>
            <draw:equation draw:name="f72" draw:formula="?f67 + ?f31"/>
            <draw:equation draw:name="f73" draw:formula="?f69 + ?f43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43"/>
            <draw:equation draw:name="f83" draw:formula="sqrt(?f79 * ?f79 + ?f82 * ?f82 + 0 * 0)"/>
            <draw:equation draw:name="f84" draw:formula="?f31 * ?f43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0, ?f70)"/>
            <draw:equation draw:name="f90" draw:formula="if(?f53, ?f21, ?f71)"/>
            <draw:equation draw:name="f91" draw:formula="if(?f53, ?f20, ?f72)"/>
            <draw:equation draw:name="f92" draw:formula="if(?f53, ?f21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43"/>
            <draw:equation draw:name="f111" draw:formula="sqrt(?f107 * ?f107 + ?f110 * ?f110 + 0 * 0)"/>
            <draw:equation draw:name="f112" draw:formula="?f31 * ?f43 / ?f111"/>
            <draw:equation draw:name="f113" draw:formula="?f109 * ?f112"/>
            <draw:equation draw:name="f114" draw:formula="?f27 - ?f113"/>
            <draw:equation draw:name="f115" draw:formula="?f106 * ?f112"/>
            <draw:equation draw:name="f116" draw:formula="?f42 - ?f115"/>
            <draw:equation draw:name="f117" draw:formula="?f114 - ?f31"/>
            <draw:equation draw:name="f118" draw:formula="?f116 - ?f43"/>
            <draw:equation draw:name="f119" draw:formula="?f114 + ?f31"/>
            <draw:equation draw:name="f120" draw:formula="?f116 + ?f43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43"/>
            <draw:equation draw:name="f130" draw:formula="sqrt(?f126 * ?f126 + ?f129 * ?f129 + 0 * 0)"/>
            <draw:equation draw:name="f131" draw:formula="?f31 * ?f43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7, ?f117)"/>
            <draw:equation draw:name="f137" draw:formula="if(?f100, ?f42, ?f118)"/>
            <draw:equation draw:name="f138" draw:formula="if(?f100, ?f27, ?f119)"/>
            <draw:equation draw:name="f139" draw:formula="if(?f100, ?f42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43"/>
            <draw:equation draw:name="f149" draw:formula="?f145 + ?f31"/>
            <draw:equation draw:name="f150" draw:formula="?f146 + ?f43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43"/>
            <draw:equation draw:name="f160" draw:formula="sqrt(?f156 * ?f156 + ?f159 * ?f159 + 0 * 0)"/>
            <draw:equation draw:name="f161" draw:formula="?f31 * ?f43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43"/>
            <draw:equation draw:name="f184" draw:formula="sqrt(?f180 * ?f180 + ?f183 * ?f183 + 0 * 0)"/>
            <draw:equation draw:name="f185" draw:formula="?f31 * ?f43 / ?f184"/>
            <draw:equation draw:name="f186" draw:formula="?f182 * ?f185"/>
            <draw:equation draw:name="f187" draw:formula="?f27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43"/>
            <draw:equation draw:name="f192" draw:formula="?f187 + ?f31"/>
            <draw:equation draw:name="f193" draw:formula="?f189 + ?f43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43"/>
            <draw:equation draw:name="f203" draw:formula="sqrt(?f199 * ?f199 + ?f202 * ?f202 + 0 * 0)"/>
            <draw:equation draw:name="f204" draw:formula="?f31 * ?f43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7, ?f190)"/>
            <draw:equation draw:name="f210" draw:formula="if(?f53, ?f32, ?f191)"/>
            <draw:equation draw:name="f211" draw:formula="if(?f53, ?f27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frame draw:id="id112" draw:style-name="a1053" draw:name="TextBox 7" svg:x="3.48843in" svg:y="4.17583in" svg:width="1.88826in" svg:height="0.40391in">
          <draw:text-box>
            <text:p text:style-name="a1052" text:class-names="" text:cond-style-name=""><text:span text:style-name="a1050" text:class-names="">Physical Address</text:span><text:span text:style-name="a1051" text:class-names=""/></text:p>
          </draw:text-box>
          <svg:title/>
          <svg:desc/>
        </draw:frame>
        <draw:custom-shape svg:x="6.86742in" svg:y="2.57386in" svg:width="1.16667in" svg:height="0.23864in" draw:id="id113" draw:style-name="a1057" draw:name="Rectangle 8">
          <svg:title/>
          <svg:desc/>
          <text:p text:style-name="a1056" text:class-names="" text:cond-style-name=""><text:span text:style-name="a1054" text:class-names="">page #</text:span><text:span text:style-name="a10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4583in" svg:y="2.57386in" svg:width="0.94697in" svg:height="0.23864in" draw:id="id114" draw:style-name="a1061" draw:name="Rectangle 9">
          <svg:title/>
          <svg:desc/>
          <text:p text:style-name="a1060" text:class-names="" text:cond-style-name=""><text:span text:style-name="a1058" text:class-names="">offset</text:span><text:span text:style-name="a10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18276in" svg:height="2.12538in" draw:id="id115" draw:style-name="a1064" draw:transform="translate(-0.09138in -1.06269in) rotate(-1.5708) translate(7.93011in 2.41525in)" draw:name="Left Brace 10">
          <svg:title/>
          <svg:desc/>
          <text:p text:style-name="a1063" text:class-names="" text:cond-style-name=""><text:span text:style-name="a1062" text:class-names=""/></text:p>
          <draw:enhanced-geometry xmlns:dr3d="urn:oasis:names:tc:opendocument:xmlns:dr3d:1.0" draw:path-stretchpoint-x="21600" draw:path-stretchpoint-y="21600" draw:type="non-primitive" svg:viewBox="0 0 21600 21600" draw:enhanced-path="S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Z N F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N" draw:text-areas="?f46 ?f47 ?f20 ?f49" draw:glue-points="?f20 ?f10 ?f10 ?f29 ?f20 ?f21" draw:glue-point-leaving-directions="-180, -270, -360" draw:modifiers="0 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7 / 21600"/>
            <draw:equation draw:name="f16" draw:formula="?f6 / 21600"/>
            <draw:equation draw:name="f17" draw:formula="21600 * ?f7"/>
            <draw:equation draw:name="f18" draw:formula="21600 * ?f6"/>
            <draw:equation draw:name="f19" draw:formula="min(?f16, ?f15)"/>
            <draw:equation draw:name="f20" draw:formula="?f17 / ?f8"/>
            <draw:equation draw:name="f21" draw:formula="?f18 / ?f8"/>
            <draw:equation draw:name="f22" draw:formula="?f21 - ?f10"/>
            <draw:equation draw:name="f23" draw:formula="?f20 - ?f10"/>
            <draw:equation draw:name="f24" draw:formula="?f23 / 2"/>
            <draw:equation draw:name="f25" draw:formula="min(?f23, ?f22)"/>
            <draw:equation draw:name="f26" draw:formula="?f22 * ?f13"/>
            <draw:equation draw:name="f27" draw:formula="?f10 + ?f24"/>
            <draw:equation draw:name="f28" draw:formula="?f25 * ?f12"/>
            <draw:equation draw:name="f29" draw:formula="?f26 / 100000"/>
            <draw:equation draw:name="f30" draw:formula="?f14 - ?f1"/>
            <draw:equation draw:name="f31" draw:formula="?f24 * ?f19"/>
            <draw:equation draw:name="f32" draw:formula="?f28 / 100000"/>
            <draw:equation draw:name="f33" draw:formula="?f30 + ?f1"/>
            <draw:equation draw:name="f34" draw:formula="?f33 * ?f9 / ?f0"/>
            <draw:equation draw:name="f35" draw:formula="0 - ?f34"/>
            <draw:equation draw:name="f36" draw:formula="sin(?f35)"/>
            <draw:equation draw:name="f37" draw:formula="0 - ?f36"/>
            <draw:equation draw:name="f38" draw:formula="?f37"/>
            <draw:equation draw:name="f39" draw:formula="cos(?f35)"/>
            <draw:equation draw:name="f40" draw:formula="0 - ?f39"/>
            <draw:equation draw:name="f41" draw:formula="?f40"/>
            <draw:equation draw:name="f42" draw:formula="?f29 + ?f32"/>
            <draw:equation draw:name="f43" draw:formula="?f32 * ?f19"/>
            <draw:equation draw:name="f44" draw:formula="?f38 * ?f24"/>
            <draw:equation draw:name="f45" draw:formula="?f41 * ?f32"/>
            <draw:equation draw:name="f46" draw:formula="?f20 - ?f44"/>
            <draw:equation draw:name="f47" draw:formula="?f32 - ?f45"/>
            <draw:equation draw:name="f48" draw:formula="?f21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43"/>
            <draw:equation draw:name="f64" draw:formula="sqrt(?f60 * ?f60 + ?f63 * ?f63 + 0 * 0)"/>
            <draw:equation draw:name="f65" draw:formula="?f31 * ?f43 / ?f64"/>
            <draw:equation draw:name="f66" draw:formula="?f62 * ?f65"/>
            <draw:equation draw:name="f67" draw:formula="?f20 - ?f66"/>
            <draw:equation draw:name="f68" draw:formula="?f59 * ?f65"/>
            <draw:equation draw:name="f69" draw:formula="?f21 - ?f68"/>
            <draw:equation draw:name="f70" draw:formula="?f67 - ?f31"/>
            <draw:equation draw:name="f71" draw:formula="?f69 - ?f43"/>
            <draw:equation draw:name="f72" draw:formula="?f67 + ?f31"/>
            <draw:equation draw:name="f73" draw:formula="?f69 + ?f43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43"/>
            <draw:equation draw:name="f83" draw:formula="sqrt(?f79 * ?f79 + ?f82 * ?f82 + 0 * 0)"/>
            <draw:equation draw:name="f84" draw:formula="?f31 * ?f43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0, ?f70)"/>
            <draw:equation draw:name="f90" draw:formula="if(?f53, ?f21, ?f71)"/>
            <draw:equation draw:name="f91" draw:formula="if(?f53, ?f20, ?f72)"/>
            <draw:equation draw:name="f92" draw:formula="if(?f53, ?f21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43"/>
            <draw:equation draw:name="f111" draw:formula="sqrt(?f107 * ?f107 + ?f110 * ?f110 + 0 * 0)"/>
            <draw:equation draw:name="f112" draw:formula="?f31 * ?f43 / ?f111"/>
            <draw:equation draw:name="f113" draw:formula="?f109 * ?f112"/>
            <draw:equation draw:name="f114" draw:formula="?f27 - ?f113"/>
            <draw:equation draw:name="f115" draw:formula="?f106 * ?f112"/>
            <draw:equation draw:name="f116" draw:formula="?f42 - ?f115"/>
            <draw:equation draw:name="f117" draw:formula="?f114 - ?f31"/>
            <draw:equation draw:name="f118" draw:formula="?f116 - ?f43"/>
            <draw:equation draw:name="f119" draw:formula="?f114 + ?f31"/>
            <draw:equation draw:name="f120" draw:formula="?f116 + ?f43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43"/>
            <draw:equation draw:name="f130" draw:formula="sqrt(?f126 * ?f126 + ?f129 * ?f129 + 0 * 0)"/>
            <draw:equation draw:name="f131" draw:formula="?f31 * ?f43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7, ?f117)"/>
            <draw:equation draw:name="f137" draw:formula="if(?f100, ?f42, ?f118)"/>
            <draw:equation draw:name="f138" draw:formula="if(?f100, ?f27, ?f119)"/>
            <draw:equation draw:name="f139" draw:formula="if(?f100, ?f42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43"/>
            <draw:equation draw:name="f149" draw:formula="?f145 + ?f31"/>
            <draw:equation draw:name="f150" draw:formula="?f146 + ?f43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43"/>
            <draw:equation draw:name="f160" draw:formula="sqrt(?f156 * ?f156 + ?f159 * ?f159 + 0 * 0)"/>
            <draw:equation draw:name="f161" draw:formula="?f31 * ?f43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43"/>
            <draw:equation draw:name="f184" draw:formula="sqrt(?f180 * ?f180 + ?f183 * ?f183 + 0 * 0)"/>
            <draw:equation draw:name="f185" draw:formula="?f31 * ?f43 / ?f184"/>
            <draw:equation draw:name="f186" draw:formula="?f182 * ?f185"/>
            <draw:equation draw:name="f187" draw:formula="?f27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43"/>
            <draw:equation draw:name="f192" draw:formula="?f187 + ?f31"/>
            <draw:equation draw:name="f193" draw:formula="?f189 + ?f43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43"/>
            <draw:equation draw:name="f203" draw:formula="sqrt(?f199 * ?f199 + ?f202 * ?f202 + 0 * 0)"/>
            <draw:equation draw:name="f204" draw:formula="?f31 * ?f43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7, ?f190)"/>
            <draw:equation draw:name="f210" draw:formula="if(?f53, ?f32, ?f191)"/>
            <draw:equation draw:name="f211" draw:formula="if(?f53, ?f27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frame draw:id="id116" draw:style-name="a1067" draw:name="TextBox 11" svg:x="7.15202in" svg:y="1.86462in" svg:width="1.76414in" svg:height="0.40391in">
          <draw:text-box>
            <text:p text:style-name="a1066" text:class-names="" text:cond-style-name=""><text:span text:style-name="a1065" text:class-names="">Virtual Address</text:span></text:p>
          </draw:text-box>
          <svg:title/>
          <svg:desc/>
        </draw:frame>
        <draw:custom-shape svg:x="6.27651in" svg:y="3.45801in" svg:width="1.76931in" svg:height="0.28788in" draw:id="id117" draw:style-name="a1071" draw:name="Rectangle 12">
          <svg:title/>
          <svg:desc/>
          <text:p text:style-name="a1070" text:class-names="" text:cond-style-name=""><text:span text:style-name="a1068" text:class-names="">physical page #</text:span><text:span text:style-name="a10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27651in" svg:y="3.74526in" svg:width="1.76931in" svg:height="0.28788in" draw:id="id118" draw:style-name="a1075" draw:name="Rectangle 13">
          <svg:title/>
          <svg:desc/>
          <text:p text:style-name="a1074" text:class-names="" text:cond-style-name=""><text:span text:style-name="a1072" text:class-names="">physical page #</text:span><text:span text:style-name="a10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27651in" svg:y="4.03189in" svg:width="1.76931in" svg:height="0.28788in" draw:id="id119" draw:style-name="a1079" draw:name="Rectangle 14">
          <svg:title/>
          <svg:desc/>
          <text:p text:style-name="a1078" text:class-names="" text:cond-style-name=""><text:span text:style-name="a1076" text:class-names="">physical page #</text:span><text:span text:style-name="a10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27651in" svg:y="4.31852in" svg:width="1.76931in" svg:height="0.28788in" draw:id="id120" draw:style-name="a1083" draw:name="Rectangle 15">
          <svg:title/>
          <svg:desc/>
          <text:p text:style-name="a1082" text:class-names="" text:cond-style-name=""><text:span text:style-name="a1080" text:class-names="">physical page #</text:span><text:span text:style-name="a10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27651in" svg:y="4.61925in" svg:width="1.76931in" svg:height="0.28788in" draw:id="id121" draw:style-name="a1087" draw:name="Rectangle 16">
          <svg:title/>
          <svg:desc/>
          <text:p text:style-name="a1086" text:class-names="" text:cond-style-name=""><text:span text:style-name="a1084" text:class-names="">physical page #</text:span><text:span text:style-name="a10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27651in" svg:y="4.91907in" svg:width="1.76931in" svg:height="0.28788in" draw:id="id122" draw:style-name="a1091" draw:name="Rectangle 17">
          <svg:title/>
          <svg:desc/>
          <text:p text:style-name="a1090" text:class-names="" text:cond-style-name=""><text:span text:style-name="a1088" text:class-names="">physical page #</text:span><text:span text:style-name="a10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8.57327in" svg:y1="3.33995in" draw:start-shape="id113" draw:start-glue-point="2" svg:x2="6.92331in" svg:y2="3.93501in" draw:end-shape="id120" draw:end-glue-point="1" draw:id="id123" draw:style-name="a1093" draw:transform="translate(-7.74829in -3.63748in) rotate(-4.71239) translate(7.74829in 3.63748in)" draw:name="Connector: Elbow 19">
          <svg:title/>
          <svg:desc/>
        </draw:connector>
        <draw:connector draw:type="standard" svg:x1="3.92045in" svg:y1="4.93939in" draw:start-shape="id120" draw:start-glue-point="3" svg:x2="6.27651in" svg:y2="4.46246in" draw:end-shape="id109" draw:end-glue-point="0" draw:id="id124" draw:style-name="a1095" draw:transform="translate(-5.09848in -4.70092in) rotate(-3.14159) translate(5.09848in 4.70092in)" draw:name="Connector: Elbow 22">
          <svg:title/>
          <svg:desc/>
        </draw:connector>
        <draw:connector draw:type="standard" svg:x1="5.5714in" svg:y1="2.23011in" draw:start-shape="id114" draw:start-glue-point="2" svg:x2="7.93693in" svg:y2="5.76041in" draw:end-shape="id110" draw:end-glue-point="2" draw:id="id125" draw:style-name="a1097" draw:transform="translate(-6.75416in -3.99526in) rotate(-1.5708) translate(6.75416in 3.99526in)" draw:name="Connector: Elbow 24">
          <svg:title/>
          <svg:desc/>
        </draw:connector>
      </draw:page>
      <draw:page draw:name="Slide110" draw:style-name="a1099" draw:master-page-name="Master1-Layout2-obj-Title-and-Content" presentation:presentation-page-layout-name="Master1-PPL2" draw:id="Slide-365">
        <draw:frame draw:id="id126" presentation:style-name="a1103" draw:name="Title 1" svg:x="0.40551in" svg:y="0.29948in" svg:width="9.18898in" svg:height="1.08724in" presentation:class="title" presentation:placeholder="false">
          <draw:text-box>
            <text:p text:style-name="a1102" text:class-names="" text:cond-style-name=""><text:span text:style-name="a1100" text:class-names="">Problems</text:span><text:span text:style-name="a1101" text:class-names=""/></text:p>
          </draw:text-box>
          <svg:title/>
          <svg:desc/>
        </draw:frame>
        <draw:frame draw:id="id127" presentation:style-name="a1117" draw:name="Content Placeholder 2" svg:x="0.40551in" svg:y="1.4974in" svg:width="9.18898in" svg:height="3.15885in" presentation:class="outline" presentation:placeholder="false">
          <draw:text-box>
            <text:list text:style-name="a1106">
              <text:list-item>
                <text:p text:style-name="a1105" text:class-names="" text:cond-style-name=""><text:span text:style-name="a1104" text:class-names="">Most address space are sparse</text:span></text:p>
              </text:list-item>
            </text:list>
            <text:list text:style-name="a1109">
              <text:list-item>
                <text:list text:style-name="a1109">
                  <text:list-item>
                    <text:p text:style-name="a1108" text:class-names="" text:cond-style-name=""><text:span text:style-name="a1107" text:class-names="">Not all pages are used</text:span></text:p>
                  </text:list-item>
                </text:list>
              </text:list-item>
            </text:list>
            <text:list text:style-name="a1112">
              <text:list-item>
                <text:list text:style-name="a1112">
                  <text:list-item>
                    <text:p text:style-name="a1111" text:class-names="" text:cond-style-name=""><text:span text:style-name="a1110" text:class-names="">In our example most process would use less than 1 million pages</text:span></text:p>
                  </text:list-item>
                </text:list>
              </text:list-item>
            </text:list>
            <text:list text:style-name="a1116">
              <text:list-item>
                <text:p text:style-name="a1115" text:class-names="" text:cond-style-name=""><text:span text:style-name="a1113" text:class-names="">That means a huge map full of NULL entries</text:span><text:span text:style-name="a1114" text:class-names=""/></text:p>
              </text:list-item>
            </text:list>
          </draw:text-box>
          <svg:title/>
          <svg:desc/>
        </draw:frame>
      </draw:page>
      <draw:page draw:name="Slide111" draw:style-name="a1119" draw:master-page-name="Master1-Layout2-obj-Title-and-Content" presentation:presentation-page-layout-name="Master1-PPL2" draw:id="Slide-366">
        <draw:frame draw:id="id128" presentation:style-name="a1123" draw:name="Title 1" svg:x="0.40551in" svg:y="0.29948in" svg:width="9.18898in" svg:height="1.08724in" presentation:class="title" presentation:placeholder="false">
          <draw:text-box>
            <text:p text:style-name="a1122" text:class-names="" text:cond-style-name=""><text:span text:style-name="a1120" text:class-names="">Problems</text:span><text:span text:style-name="a1121" text:class-names=""/></text:p>
          </draw:text-box>
          <svg:title/>
          <svg:desc/>
        </draw:frame>
        <draw:frame draw:id="id129" presentation:style-name="a1144" draw:name="Content Placeholder 2" svg:x="0.40551in" svg:y="1.4974in" svg:width="9.18898in" svg:height="3.15885in" presentation:class="outline" presentation:placeholder="false">
          <draw:text-box>
            <text:list text:style-name="a1126">
              <text:list-item>
                <text:p text:style-name="a1125" text:class-names="" text:cond-style-name=""><text:span text:style-name="a1124" text:class-names="">Most address space are sparse</text:span></text:p>
              </text:list-item>
            </text:list>
            <text:list text:style-name="a1129">
              <text:list-item>
                <text:list text:style-name="a1129">
                  <text:list-item>
                    <text:p text:style-name="a1128" text:class-names="" text:cond-style-name=""><text:span text:style-name="a1127" text:class-names="">Not all pages are used</text:span></text:p>
                  </text:list-item>
                </text:list>
              </text:list-item>
            </text:list>
            <text:list text:style-name="a1132">
              <text:list-item>
                <text:list text:style-name="a1132">
                  <text:list-item>
                    <text:p text:style-name="a1131" text:class-names="" text:cond-style-name=""><text:span text:style-name="a1130" text:class-names="">In our example most process would use less than 1 million pages</text:span></text:p>
                  </text:list-item>
                </text:list>
              </text:list-item>
            </text:list>
            <text:list text:style-name="a1135">
              <text:list-item>
                <text:p text:style-name="a1134" text:class-names="" text:cond-style-name=""><text:span text:style-name="a1133" text:class-names="">That means a huge map full of NULL entries</text:span></text:p>
              </text:list-item>
            </text:list>
            <text:list text:style-name="a1138">
              <text:list-item>
                <text:p text:style-name="a1137" text:class-names="" text:cond-style-name=""><text:span text:style-name="a1136" text:class-names=""/></text:p>
              </text:list-item>
            </text:list>
            <text:list text:style-name="a1143">
              <text:list-item>
                <text:p text:style-name="a1142" text:class-names="" text:cond-style-name=""><text:span text:style-name="a1139" text:class-names="">What<text:s text:c="1"/></text:span><text:span text:style-name="a1140" text:class-names="">a computer scientist do?</text:span><text:span text:style-name="a1141" text:class-names=""/></text:p>
              </text:list-item>
            </text:list>
          </draw:text-box>
          <svg:title/>
          <svg:desc/>
        </draw:frame>
      </draw:page>
      <draw:page draw:name="Slide113" draw:style-name="a1146" draw:master-page-name="Master1-Layout2-obj-Title-and-Content" presentation:presentation-page-layout-name="Master1-PPL2" draw:id="Slide-368">
        <draw:frame draw:id="id130" presentation:style-name="a1150" draw:name="Title 1" svg:x="0.40551in" svg:y="0.29948in" svg:width="9.18898in" svg:height="1.08724in" presentation:class="title" presentation:placeholder="false">
          <draw:text-box>
            <text:p text:style-name="a1149" text:class-names="" text:cond-style-name=""><text:span text:style-name="a1147" text:class-names="">Problems</text:span><text:span text:style-name="a1148" text:class-names=""/></text:p>
          </draw:text-box>
          <svg:title/>
          <svg:desc/>
        </draw:frame>
        <draw:frame draw:id="id131" presentation:style-name="a1179" draw:name="Content Placeholder 2" svg:x="0.40551in" svg:y="1.4974in" svg:width="9.18898in" svg:height="3.15885in" presentation:class="outline" presentation:placeholder="false">
          <draw:text-box>
            <text:list text:style-name="a1153">
              <text:list-item>
                <text:p text:style-name="a1152" text:class-names="" text:cond-style-name=""><text:span text:style-name="a1151" text:class-names="">Most address space are sparse</text:span></text:p>
              </text:list-item>
            </text:list>
            <text:list text:style-name="a1156">
              <text:list-item>
                <text:list text:style-name="a1156">
                  <text:list-item>
                    <text:p text:style-name="a1155" text:class-names="" text:cond-style-name=""><text:span text:style-name="a1154" text:class-names="">Not all pages are used</text:span></text:p>
                  </text:list-item>
                </text:list>
              </text:list-item>
            </text:list>
            <text:list text:style-name="a1159">
              <text:list-item>
                <text:list text:style-name="a1159">
                  <text:list-item>
                    <text:p text:style-name="a1158" text:class-names="" text:cond-style-name=""><text:span text:style-name="a1157" text:class-names="">In our example most process would use less than 1 million pages</text:span></text:p>
                  </text:list-item>
                </text:list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>That means a huge map full of NULL entries</text:span></text:p>
              </text:list-item>
            </text:list>
            <text:list text:style-name="a1165">
              <text:list-item>
                <text:p text:style-name="a1164" text:class-names="" text:cond-style-name=""><text:span text:style-name="a1163" text:class-names=""/></text:p>
              </text:list-item>
            </text:list>
            <text:list text:style-name="a1171">
              <text:list-item>
                <text:p text:style-name="a1170" text:class-names="" text:cond-style-name=""><text:span text:style-name="a1166" text:class-names="">What<text:s text:c="1"/></text:span><text:span text:style-name="a1167" text:class-names="">a<text:s text:c="1"/></text:span><text:span text:style-name="a1168" text:class-names="">computer scientist do?</text:span><text:span text:style-name="a1169" text:class-names=""/></text:p>
              </text:list-item>
            </text:list>
            <text:list text:style-name="a1174">
              <text:list-item>
                <text:p text:style-name="a1173" text:class-names="" text:cond-style-name=""><text:span text:style-name="a1172" text:class-names=""/></text:p>
              </text:list-item>
            </text:list>
            <text:list text:style-name="a1178">
              <text:list-item>
                <text:p text:style-name="a1177" text:class-names="" text:cond-style-name=""><text:span text:style-name="a1175" text:class-names="">We add a level of indirection!</text:span><text:span text:style-name="a1176" text:class-names=""/></text:p>
              </text:list-item>
            </text:list>
          </draw:text-box>
          <svg:title/>
          <svg:desc/>
        </draw:frame>
      </draw:page>
      <draw:page draw:name="Slide114" draw:style-name="a1181" draw:master-page-name="Master1-Layout8-twoObj-Two-Content" presentation:presentation-page-layout-name="Master1-PPL8" draw:id="Slide-369">
        <draw:frame draw:id="id132" presentation:style-name="a1185" draw:name="Title 1" svg:x="0.40551in" svg:y="0.29948in" svg:width="9.18898in" svg:height="1.08724in" presentation:class="title" presentation:placeholder="false">
          <draw:text-box>
            <text:p text:style-name="a1184" text:class-names="" text:cond-style-name=""><text:span text:style-name="a1182" text:class-names="">Two-level page table</text:span><text:span text:style-name="a1183" text:class-names=""/></text:p>
          </draw:text-box>
          <svg:title/>
          <svg:desc/>
        </draw:frame>
        <draw:frame draw:id="id133" presentation:style-name="a1211" draw:name="Content Placeholder 8" svg:x="5.0625in" svg:y="1.4974in" svg:width="4.53199in" svg:height="3.15885in" presentation:class="outline" presentation:placeholder="false">
          <draw:text-box>
            <text:list text:style-name="a1188">
              <text:list-item>
                <text:p text:style-name="a1187" text:class-names="" text:cond-style-name=""><text:span text:style-name="a1186" text:class-names="">Directory #</text:span></text:p>
              </text:list-item>
            </text:list>
            <text:list text:style-name="a1191">
              <text:list-item>
                <text:list text:style-name="a1191">
                  <text:list-item>
                    <text:p text:style-name="a1190" text:class-names="" text:cond-style-name=""><text:span text:style-name="a1189" text:class-names="">Index in page directory</text:span></text:p>
                  </text:list-item>
                </text:list>
              </text:list-item>
            </text:list>
            <text:list text:style-name="a1194">
              <text:list-item>
                <text:list text:style-name="a1194">
                  <text:list-item>
                    <text:p text:style-name="a1193" text:class-names="" text:cond-style-name=""><text:span text:style-name="a1192" text:class-names="">Entry point to a page table</text:span></text:p>
                  </text:list-item>
                </text:list>
              </text:list-item>
            </text:list>
            <text:list text:style-name="a1197">
              <text:list-item>
                <text:p text:style-name="a1196" text:class-names="" text:cond-style-name=""><text:span text:style-name="a1195" text:class-names="">Page #</text:span></text:p>
              </text:list-item>
            </text:list>
            <text:list text:style-name="a1200">
              <text:list-item>
                <text:list text:style-name="a1200">
                  <text:list-item>
                    <text:p text:style-name="a1199" text:class-names="" text:cond-style-name=""><text:span text:style-name="a1198" text:class-names="">Index in the page table</text:span></text:p>
                  </text:list-item>
                </text:list>
              </text:list-item>
            </text:list>
            <text:list text:style-name="a1203">
              <text:list-item>
                <text:list text:style-name="a1203">
                  <text:list-item>
                    <text:p text:style-name="a1202" text:class-names="" text:cond-style-name=""><text:span text:style-name="a1201" text:class-names="">Point to a physical address</text:span></text:p>
                  </text:list-item>
                </text:list>
              </text:list-item>
            </text:list>
            <text:list text:style-name="a1206">
              <text:list-item>
                <text:p text:style-name="a1205" text:class-names="" text:cond-style-name=""><text:span text:style-name="a1204" text:class-names="">Directory and page entry can be NULL</text:span></text:p>
              </text:list-item>
            </text:list>
            <text:list text:style-name="a1210">
              <text:list-item>
                <text:p text:style-name="a1209" text:class-names="" text:cond-style-name=""><text:span text:style-name="a1207" text:class-names="">Do not materialize unneeded page tables</text:span><text:span text:style-name="a1208" text:class-names=""/></text:p>
              </text:list-item>
            </text:list>
          </draw:text-box>
          <svg:title/>
          <svg:desc/>
        </draw:frame>
        <draw:custom-shape svg:x="0.2197in" svg:y="2.20664in" svg:width="1.35248in" svg:height="0.23864in" draw:id="id134" draw:style-name="a1215" draw:name="Rectangle 3">
          <svg:title/>
          <svg:desc/>
          <text:p text:style-name="a1214" text:class-names="" text:cond-style-name=""><text:span text:style-name="a1212" text:class-names="">directory #</text:span><text:span text:style-name="a12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2773in" svg:y="2.20664in" svg:width="0.94697in" svg:height="0.23864in" draw:id="id135" draw:style-name="a1219" draw:name="Rectangle 4">
          <svg:title/>
          <svg:desc/>
          <text:p text:style-name="a1218" text:class-names="" text:cond-style-name=""><text:span text:style-name="a1216" text:class-names="">offset</text:span><text:span text:style-name="a12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16971in" svg:height="3.37479in" draw:id="id136" draw:style-name="a1222" draw:transform="translate(-0.08485in -1.68739in) rotate(-1.5708) translate(2.0929in 2.05455in)" draw:name="Left Brace 5">
          <svg:title/>
          <svg:desc/>
          <text:p text:style-name="a1221" text:class-names="" text:cond-style-name=""><text:span text:style-name="a1220" text:class-names=""/></text:p>
          <draw:enhanced-geometry xmlns:dr3d="urn:oasis:names:tc:opendocument:xmlns:dr3d:1.0" draw:path-stretchpoint-x="21600" draw:path-stretchpoint-y="21600" draw:type="non-primitive" svg:viewBox="0 0 21600 21600" draw:enhanced-path="S M ?f19 ?f20 A ?f88 ?f89 ?f90 ?f91 ?f19 ?f20 ?f85 ?f87  W ?f92 ?f93 ?f94 ?f95 ?f19 ?f20 ?f85 ?f87 L ?f26 ?f41 A ?f135 ?f136 ?f137 ?f138 ?f26 ?f41 ?f132 ?f134  W ?f139 ?f140 ?f141 ?f142 ?f26 ?f41 ?f132 ?f134 A ?f165 ?f166 ?f167 ?f168 ?f132 ?f134 ?f162 ?f164  W ?f169 ?f170 ?f171 ?f172 ?f132 ?f134 ?f162 ?f164 L ?f26 ?f31 A ?f208 ?f209 ?f210 ?f211 ?f26 ?f31 ?f205 ?f207  W ?f212 ?f213 ?f214 ?f215 ?f26 ?f31 ?f205 ?f207 Z N F M ?f19 ?f20 A ?f88 ?f89 ?f90 ?f91 ?f19 ?f20 ?f85 ?f87  W ?f92 ?f93 ?f94 ?f95 ?f19 ?f20 ?f85 ?f87 L ?f26 ?f41 A ?f135 ?f136 ?f137 ?f138 ?f26 ?f41 ?f132 ?f134  W ?f139 ?f140 ?f141 ?f142 ?f26 ?f41 ?f132 ?f134 A ?f165 ?f166 ?f167 ?f168 ?f132 ?f134 ?f162 ?f164  W ?f169 ?f170 ?f171 ?f172 ?f132 ?f134 ?f162 ?f164 L ?f26 ?f31 A ?f208 ?f209 ?f210 ?f211 ?f26 ?f31 ?f205 ?f207  W ?f212 ?f213 ?f214 ?f215 ?f26 ?f31 ?f205 ?f207 N" draw:text-areas="?f45 ?f46 ?f19 ?f48" draw:glue-points="?f19 ?f10 ?f10 ?f28 ?f19 ?f20" draw:glue-point-leaving-directions="-180, -270, -360" draw:modifiers="0 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50000"/>
            <draw:equation draw:name="f13" draw:formula="2700000 +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0"/>
            <draw:equation draw:name="f22" draw:formula="?f19 - ?f10"/>
            <draw:equation draw:name="f23" draw:formula="?f22 / 2"/>
            <draw:equation draw:name="f24" draw:formula="min(?f22, ?f21)"/>
            <draw:equation draw:name="f25" draw:formula="?f21 * ?f12"/>
            <draw:equation draw:name="f26" draw:formula="?f10 + ?f23"/>
            <draw:equation draw:name="f27" draw:formula="?f24 * ?f10"/>
            <draw:equation draw:name="f28" draw:formula="?f25 / 100000"/>
            <draw:equation draw:name="f29" draw:formula="?f13 - ?f1"/>
            <draw:equation draw:name="f30" draw:formula="?f23 * ?f18"/>
            <draw:equation draw:name="f31" draw:formula="?f27 / 100000"/>
            <draw:equation draw:name="f32" draw:formula="?f29 + ?f1"/>
            <draw:equation draw:name="f33" draw:formula="?f32 * ?f9 / ?f0"/>
            <draw:equation draw:name="f34" draw:formula="0 - ?f33"/>
            <draw:equation draw:name="f35" draw:formula="sin(?f34)"/>
            <draw:equation draw:name="f36" draw:formula="0 - ?f35"/>
            <draw:equation draw:name="f37" draw:formula="?f36"/>
            <draw:equation draw:name="f38" draw:formula="cos(?f34)"/>
            <draw:equation draw:name="f39" draw:formula="0 - ?f38"/>
            <draw:equation draw:name="f40" draw:formula="?f39"/>
            <draw:equation draw:name="f41" draw:formula="?f28 + ?f31"/>
            <draw:equation draw:name="f42" draw:formula="?f31 * ?f18"/>
            <draw:equation draw:name="f43" draw:formula="?f37 * ?f23"/>
            <draw:equation draw:name="f44" draw:formula="?f40 * ?f31"/>
            <draw:equation draw:name="f45" draw:formula="?f19 - ?f43"/>
            <draw:equation draw:name="f46" draw:formula="?f31 - ?f44"/>
            <draw:equation draw:name="f47" draw:formula="?f20 + ?f44"/>
            <draw:equation draw:name="f48" draw:formula="?f47 - ?f31"/>
            <draw:equation draw:name="f49" draw:formula="21550000 - ?f1"/>
            <draw:equation draw:name="f50" draw:formula="if(?f49, ?f1, 21550000)"/>
            <draw:equation draw:name="f51" draw:formula="-21550000 - ?f50"/>
            <draw:equation draw:name="f52" draw:formula="if(?f51, -21550000, ?f50)"/>
            <draw:equation draw:name="f53" draw:formula="?f1 + ?f52"/>
            <draw:equation draw:name="f54" draw:formula="?f1 + ?f1"/>
            <draw:equation draw:name="f55" draw:formula="?f54 * ?f9 / ?f0"/>
            <draw:equation draw:name="f56" draw:formula="0 - ?f55"/>
            <draw:equation draw:name="f57" draw:formula="cos(?f56)"/>
            <draw:equation draw:name="f58" draw:formula="0 - ?f57"/>
            <draw:equation draw:name="f59" draw:formula="?f58 * ?f30"/>
            <draw:equation draw:name="f60" draw:formula="sin(?f56)"/>
            <draw:equation draw:name="f61" draw:formula="0 - ?f60"/>
            <draw:equation draw:name="f62" draw:formula="?f61 * ?f42"/>
            <draw:equation draw:name="f63" draw:formula="sqrt(?f59 * ?f59 + ?f62 * ?f62 + 0 * 0)"/>
            <draw:equation draw:name="f64" draw:formula="?f30 * ?f42 / ?f63"/>
            <draw:equation draw:name="f65" draw:formula="?f61 * ?f64"/>
            <draw:equation draw:name="f66" draw:formula="?f19 - ?f65"/>
            <draw:equation draw:name="f67" draw:formula="?f58 * ?f64"/>
            <draw:equation draw:name="f68" draw:formula="?f20 - ?f67"/>
            <draw:equation draw:name="f69" draw:formula="?f66 - ?f30"/>
            <draw:equation draw:name="f70" draw:formula="?f68 - ?f42"/>
            <draw:equation draw:name="f71" draw:formula="?f66 + ?f30"/>
            <draw:equation draw:name="f72" draw:formula="?f68 + ?f42"/>
            <draw:equation draw:name="f73" draw:formula="?f53 + ?f1"/>
            <draw:equation draw:name="f74" draw:formula="?f73 * ?f9 / ?f0"/>
            <draw:equation draw:name="f75" draw:formula="0 - ?f74"/>
            <draw:equation draw:name="f76" draw:formula="cos(?f75)"/>
            <draw:equation draw:name="f77" draw:formula="0 - ?f76"/>
            <draw:equation draw:name="f78" draw:formula="?f77 * ?f30"/>
            <draw:equation draw:name="f79" draw:formula="sin(?f75)"/>
            <draw:equation draw:name="f80" draw:formula="0 - ?f79"/>
            <draw:equation draw:name="f81" draw:formula="?f80 * ?f42"/>
            <draw:equation draw:name="f82" draw:formula="sqrt(?f78 * ?f78 + ?f81 * ?f81 + 0 * 0)"/>
            <draw:equation draw:name="f83" draw:formula="?f30 * ?f42 / ?f82"/>
            <draw:equation draw:name="f84" draw:formula="?f80 * ?f83"/>
            <draw:equation draw:name="f85" draw:formula="?f66 + ?f84"/>
            <draw:equation draw:name="f86" draw:formula="?f77 * ?f83"/>
            <draw:equation draw:name="f87" draw:formula="?f68 + ?f86"/>
            <draw:equation draw:name="f88" draw:formula="if(?f52, ?f19, ?f69)"/>
            <draw:equation draw:name="f89" draw:formula="if(?f52, ?f20, ?f70)"/>
            <draw:equation draw:name="f90" draw:formula="if(?f52, ?f19, ?f71)"/>
            <draw:equation draw:name="f91" draw:formula="if(?f52, ?f20, ?f72)"/>
            <draw:equation draw:name="f92" draw:formula="if(?f52, ?f69, ?f85)"/>
            <draw:equation draw:name="f93" draw:formula="if(?f52, ?f70, ?f87)"/>
            <draw:equation draw:name="f94" draw:formula="if(?f52, ?f71, ?f85)"/>
            <draw:equation draw:name="f95" draw:formula="if(?f52, ?f72, ?f87)"/>
            <draw:equation draw:name="f96" draw:formula="21550000 - ?f11"/>
            <draw:equation draw:name="f97" draw:formula="if(?f96, ?f11, 21550000)"/>
            <draw:equation draw:name="f98" draw:formula="-21550000 - ?f97"/>
            <draw:equation draw:name="f99" draw:formula="if(?f98, -21550000, ?f97)"/>
            <draw:equation draw:name="f100" draw:formula="?f10 + ?f99"/>
            <draw:equation draw:name="f101" draw:formula="?f10 + ?f1"/>
            <draw:equation draw:name="f102" draw:formula="?f101 * ?f9 / ?f0"/>
            <draw:equation draw:name="f103" draw:formula="0 - ?f102"/>
            <draw:equation draw:name="f104" draw:formula="cos(?f103)"/>
            <draw:equation draw:name="f105" draw:formula="0 - ?f104"/>
            <draw:equation draw:name="f106" draw:formula="?f105 * ?f30"/>
            <draw:equation draw:name="f107" draw:formula="sin(?f103)"/>
            <draw:equation draw:name="f108" draw:formula="0 - ?f107"/>
            <draw:equation draw:name="f109" draw:formula="?f108 * ?f42"/>
            <draw:equation draw:name="f110" draw:formula="sqrt(?f106 * ?f106 + ?f109 * ?f109 + 0 * 0)"/>
            <draw:equation draw:name="f111" draw:formula="?f30 * ?f42 / ?f110"/>
            <draw:equation draw:name="f112" draw:formula="?f108 * ?f111"/>
            <draw:equation draw:name="f113" draw:formula="?f26 - ?f112"/>
            <draw:equation draw:name="f114" draw:formula="?f105 * ?f111"/>
            <draw:equation draw:name="f115" draw:formula="?f41 - ?f114"/>
            <draw:equation draw:name="f116" draw:formula="?f113 - ?f30"/>
            <draw:equation draw:name="f117" draw:formula="?f115 - ?f42"/>
            <draw:equation draw:name="f118" draw:formula="?f113 + ?f30"/>
            <draw:equation draw:name="f119" draw:formula="?f115 + ?f42"/>
            <draw:equation draw:name="f120" draw:formula="?f100 + ?f1"/>
            <draw:equation draw:name="f121" draw:formula="?f120 * ?f9 / ?f0"/>
            <draw:equation draw:name="f122" draw:formula="0 - ?f121"/>
            <draw:equation draw:name="f123" draw:formula="cos(?f122)"/>
            <draw:equation draw:name="f124" draw:formula="0 - ?f123"/>
            <draw:equation draw:name="f125" draw:formula="?f124 * ?f30"/>
            <draw:equation draw:name="f126" draw:formula="sin(?f122)"/>
            <draw:equation draw:name="f127" draw:formula="0 - ?f126"/>
            <draw:equation draw:name="f128" draw:formula="?f127 * ?f42"/>
            <draw:equation draw:name="f129" draw:formula="sqrt(?f125 * ?f125 + ?f128 * ?f128 + 0 * 0)"/>
            <draw:equation draw:name="f130" draw:formula="?f30 * ?f42 / ?f129"/>
            <draw:equation draw:name="f131" draw:formula="?f127 * ?f130"/>
            <draw:equation draw:name="f132" draw:formula="?f113 + ?f131"/>
            <draw:equation draw:name="f133" draw:formula="?f124 * ?f130"/>
            <draw:equation draw:name="f134" draw:formula="?f115 + ?f133"/>
            <draw:equation draw:name="f135" draw:formula="if(?f99, ?f26, ?f116)"/>
            <draw:equation draw:name="f136" draw:formula="if(?f99, ?f41, ?f117)"/>
            <draw:equation draw:name="f137" draw:formula="if(?f99, ?f26, ?f118)"/>
            <draw:equation draw:name="f138" draw:formula="if(?f99, ?f41, ?f119)"/>
            <draw:equation draw:name="f139" draw:formula="if(?f99, ?f116, ?f132)"/>
            <draw:equation draw:name="f140" draw:formula="if(?f99, ?f117, ?f134)"/>
            <draw:equation draw:name="f141" draw:formula="if(?f99, ?f118, ?f132)"/>
            <draw:equation draw:name="f142" draw:formula="if(?f99, ?f119, ?f134)"/>
            <draw:equation draw:name="f143" draw:formula="?f1 + ?f99"/>
            <draw:equation draw:name="f144" draw:formula="?f132 - ?f65"/>
            <draw:equation draw:name="f145" draw:formula="?f134 - ?f67"/>
            <draw:equation draw:name="f146" draw:formula="?f144 - ?f30"/>
            <draw:equation draw:name="f147" draw:formula="?f145 - ?f42"/>
            <draw:equation draw:name="f148" draw:formula="?f144 + ?f30"/>
            <draw:equation draw:name="f149" draw:formula="?f145 + ?f42"/>
            <draw:equation draw:name="f150" draw:formula="?f143 + ?f1"/>
            <draw:equation draw:name="f151" draw:formula="?f150 * ?f9 / ?f0"/>
            <draw:equation draw:name="f152" draw:formula="0 - ?f151"/>
            <draw:equation draw:name="f153" draw:formula="cos(?f152)"/>
            <draw:equation draw:name="f154" draw:formula="0 - ?f153"/>
            <draw:equation draw:name="f155" draw:formula="?f154 * ?f30"/>
            <draw:equation draw:name="f156" draw:formula="sin(?f152)"/>
            <draw:equation draw:name="f157" draw:formula="0 - ?f156"/>
            <draw:equation draw:name="f158" draw:formula="?f157 * ?f42"/>
            <draw:equation draw:name="f159" draw:formula="sqrt(?f155 * ?f155 + ?f158 * ?f158 + 0 * 0)"/>
            <draw:equation draw:name="f160" draw:formula="?f30 * ?f42 / ?f159"/>
            <draw:equation draw:name="f161" draw:formula="?f157 * ?f160"/>
            <draw:equation draw:name="f162" draw:formula="?f144 + ?f161"/>
            <draw:equation draw:name="f163" draw:formula="?f154 * ?f160"/>
            <draw:equation draw:name="f164" draw:formula="?f145 + ?f163"/>
            <draw:equation draw:name="f165" draw:formula="if(?f99, ?f132, ?f146)"/>
            <draw:equation draw:name="f166" draw:formula="if(?f99, ?f134, ?f147)"/>
            <draw:equation draw:name="f167" draw:formula="if(?f99, ?f132, ?f148)"/>
            <draw:equation draw:name="f168" draw:formula="if(?f99, ?f134, ?f149)"/>
            <draw:equation draw:name="f169" draw:formula="if(?f99, ?f146, ?f162)"/>
            <draw:equation draw:name="f170" draw:formula="if(?f99, ?f147, ?f164)"/>
            <draw:equation draw:name="f171" draw:formula="if(?f99, ?f148, ?f162)"/>
            <draw:equation draw:name="f172" draw:formula="if(?f99, ?f149, ?f164)"/>
            <draw:equation draw:name="f173" draw:formula="?f0 + ?f52"/>
            <draw:equation draw:name="f174" draw:formula="?f0 + ?f1"/>
            <draw:equation draw:name="f175" draw:formula="?f174 * ?f9 / ?f0"/>
            <draw:equation draw:name="f176" draw:formula="0 - ?f175"/>
            <draw:equation draw:name="f177" draw:formula="cos(?f176)"/>
            <draw:equation draw:name="f178" draw:formula="0 - ?f177"/>
            <draw:equation draw:name="f179" draw:formula="?f178 * ?f30"/>
            <draw:equation draw:name="f180" draw:formula="sin(?f176)"/>
            <draw:equation draw:name="f181" draw:formula="0 - ?f180"/>
            <draw:equation draw:name="f182" draw:formula="?f181 * ?f42"/>
            <draw:equation draw:name="f183" draw:formula="sqrt(?f179 * ?f179 + ?f182 * ?f182 + 0 * 0)"/>
            <draw:equation draw:name="f184" draw:formula="?f30 * ?f42 / ?f183"/>
            <draw:equation draw:name="f185" draw:formula="?f181 * ?f184"/>
            <draw:equation draw:name="f186" draw:formula="?f26 - ?f185"/>
            <draw:equation draw:name="f187" draw:formula="?f178 * ?f184"/>
            <draw:equation draw:name="f188" draw:formula="?f31 - ?f187"/>
            <draw:equation draw:name="f189" draw:formula="?f186 - ?f30"/>
            <draw:equation draw:name="f190" draw:formula="?f188 - ?f42"/>
            <draw:equation draw:name="f191" draw:formula="?f186 + ?f30"/>
            <draw:equation draw:name="f192" draw:formula="?f188 + ?f42"/>
            <draw:equation draw:name="f193" draw:formula="?f173 + ?f1"/>
            <draw:equation draw:name="f194" draw:formula="?f193 * ?f9 / ?f0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30"/>
            <draw:equation draw:name="f199" draw:formula="sin(?f195)"/>
            <draw:equation draw:name="f200" draw:formula="0 - ?f199"/>
            <draw:equation draw:name="f201" draw:formula="?f200 * ?f42"/>
            <draw:equation draw:name="f202" draw:formula="sqrt(?f198 * ?f198 + ?f201 * ?f201 + 0 * 0)"/>
            <draw:equation draw:name="f203" draw:formula="?f30 * ?f42 / ?f202"/>
            <draw:equation draw:name="f204" draw:formula="?f200 * ?f203"/>
            <draw:equation draw:name="f205" draw:formula="?f186 + ?f204"/>
            <draw:equation draw:name="f206" draw:formula="?f197 * ?f203"/>
            <draw:equation draw:name="f207" draw:formula="?f188 + ?f206"/>
            <draw:equation draw:name="f208" draw:formula="if(?f52, ?f26, ?f189)"/>
            <draw:equation draw:name="f209" draw:formula="if(?f52, ?f31, ?f190)"/>
            <draw:equation draw:name="f210" draw:formula="if(?f52, ?f26, ?f191)"/>
            <draw:equation draw:name="f211" draw:formula="if(?f52, ?f31, ?f192)"/>
            <draw:equation draw:name="f212" draw:formula="if(?f52, ?f189, ?f205)"/>
            <draw:equation draw:name="f213" draw:formula="if(?f52, ?f190, ?f207)"/>
            <draw:equation draw:name="f214" draw:formula="if(?f52, ?f191, ?f205)"/>
            <draw:equation draw:name="f215" draw:formula="if(?f52, ?f192, ?f207)"/>
          </draw:enhanced-geometry>
        </draw:custom-shape>
        <draw:frame draw:id="id137" draw:style-name="a1225" draw:name="TextBox 6" svg:x="1.25829in" svg:y="1.4974in" svg:width="1.76414in" svg:height="0.40391in">
          <draw:text-box>
            <text:p text:style-name="a1224" text:class-names="" text:cond-style-name=""><text:span text:style-name="a1223" text:class-names="">Virtual Address</text:span></text:p>
          </draw:text-box>
          <svg:title/>
          <svg:desc/>
        </draw:frame>
        <draw:custom-shape svg:x="1.57525in" svg:y="2.20664in" svg:width="1.35248in" svg:height="0.23864in" draw:id="id138" draw:style-name="a1230" draw:name="Rectangle 9">
          <svg:title/>
          <svg:desc/>
          <text:p text:style-name="a1228" text:class-names="" text:cond-style-name=""><text:span text:style-name="a1226" text:class-names="">page #</text:span><text:span text:style-name="a12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2121in" svg:y="4.83164in" svg:width="2.70804in" svg:height="0.23864in" draw:id="id139" draw:style-name="a1234" draw:name="Rectangle 10">
          <svg:title/>
          <svg:desc/>
          <text:p text:style-name="a1233" text:class-names="" text:cond-style-name=""><text:span text:style-name="a1231" text:class-names="">page #</text:span><text:span text:style-name="a12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82925in" svg:y="4.83164in" svg:width="0.94697in" svg:height="0.23864in" draw:id="id140" draw:style-name="a1238" draw:name="Rectangle 11">
          <svg:title/>
          <svg:desc/>
          <text:p text:style-name="a1237" text:class-names="" text:cond-style-name=""><text:span text:style-name="a1235" text:class-names="">offset</text:span><text:span text:style-name="a12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16971in" svg:height="3.37479in" draw:id="id141" draw:style-name="a1241" draw:transform="translate(-0.08485in -1.68739in) rotate(-1.5708) translate(6.99442in 4.67955in)" draw:name="Left Brace 12">
          <svg:title/>
          <svg:desc/>
          <text:p text:style-name="a1240" text:class-names="" text:cond-style-name=""><text:span text:style-name="a1239" text:class-names=""/></text:p>
          <draw:enhanced-geometry xmlns:dr3d="urn:oasis:names:tc:opendocument:xmlns:dr3d:1.0" draw:path-stretchpoint-x="21600" draw:path-stretchpoint-y="21600" draw:type="non-primitive" svg:viewBox="0 0 21600 21600" draw:enhanced-path="S M ?f19 ?f20 A ?f88 ?f89 ?f90 ?f91 ?f19 ?f20 ?f85 ?f87  W ?f92 ?f93 ?f94 ?f95 ?f19 ?f20 ?f85 ?f87 L ?f26 ?f41 A ?f135 ?f136 ?f137 ?f138 ?f26 ?f41 ?f132 ?f134  W ?f139 ?f140 ?f141 ?f142 ?f26 ?f41 ?f132 ?f134 A ?f165 ?f166 ?f167 ?f168 ?f132 ?f134 ?f162 ?f164  W ?f169 ?f170 ?f171 ?f172 ?f132 ?f134 ?f162 ?f164 L ?f26 ?f31 A ?f208 ?f209 ?f210 ?f211 ?f26 ?f31 ?f205 ?f207  W ?f212 ?f213 ?f214 ?f215 ?f26 ?f31 ?f205 ?f207 Z N F M ?f19 ?f20 A ?f88 ?f89 ?f90 ?f91 ?f19 ?f20 ?f85 ?f87  W ?f92 ?f93 ?f94 ?f95 ?f19 ?f20 ?f85 ?f87 L ?f26 ?f41 A ?f135 ?f136 ?f137 ?f138 ?f26 ?f41 ?f132 ?f134  W ?f139 ?f140 ?f141 ?f142 ?f26 ?f41 ?f132 ?f134 A ?f165 ?f166 ?f167 ?f168 ?f132 ?f134 ?f162 ?f164  W ?f169 ?f170 ?f171 ?f172 ?f132 ?f134 ?f162 ?f164 L ?f26 ?f31 A ?f208 ?f209 ?f210 ?f211 ?f26 ?f31 ?f205 ?f207  W ?f212 ?f213 ?f214 ?f215 ?f26 ?f31 ?f205 ?f207 N" draw:text-areas="?f45 ?f46 ?f19 ?f48" draw:glue-points="?f19 ?f10 ?f10 ?f28 ?f19 ?f20" draw:glue-point-leaving-directions="-180, -270, -360" draw:modifiers="0 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50000"/>
            <draw:equation draw:name="f13" draw:formula="2700000 +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0"/>
            <draw:equation draw:name="f22" draw:formula="?f19 - ?f10"/>
            <draw:equation draw:name="f23" draw:formula="?f22 / 2"/>
            <draw:equation draw:name="f24" draw:formula="min(?f22, ?f21)"/>
            <draw:equation draw:name="f25" draw:formula="?f21 * ?f12"/>
            <draw:equation draw:name="f26" draw:formula="?f10 + ?f23"/>
            <draw:equation draw:name="f27" draw:formula="?f24 * ?f10"/>
            <draw:equation draw:name="f28" draw:formula="?f25 / 100000"/>
            <draw:equation draw:name="f29" draw:formula="?f13 - ?f1"/>
            <draw:equation draw:name="f30" draw:formula="?f23 * ?f18"/>
            <draw:equation draw:name="f31" draw:formula="?f27 / 100000"/>
            <draw:equation draw:name="f32" draw:formula="?f29 + ?f1"/>
            <draw:equation draw:name="f33" draw:formula="?f32 * ?f9 / ?f0"/>
            <draw:equation draw:name="f34" draw:formula="0 - ?f33"/>
            <draw:equation draw:name="f35" draw:formula="sin(?f34)"/>
            <draw:equation draw:name="f36" draw:formula="0 - ?f35"/>
            <draw:equation draw:name="f37" draw:formula="?f36"/>
            <draw:equation draw:name="f38" draw:formula="cos(?f34)"/>
            <draw:equation draw:name="f39" draw:formula="0 - ?f38"/>
            <draw:equation draw:name="f40" draw:formula="?f39"/>
            <draw:equation draw:name="f41" draw:formula="?f28 + ?f31"/>
            <draw:equation draw:name="f42" draw:formula="?f31 * ?f18"/>
            <draw:equation draw:name="f43" draw:formula="?f37 * ?f23"/>
            <draw:equation draw:name="f44" draw:formula="?f40 * ?f31"/>
            <draw:equation draw:name="f45" draw:formula="?f19 - ?f43"/>
            <draw:equation draw:name="f46" draw:formula="?f31 - ?f44"/>
            <draw:equation draw:name="f47" draw:formula="?f20 + ?f44"/>
            <draw:equation draw:name="f48" draw:formula="?f47 - ?f31"/>
            <draw:equation draw:name="f49" draw:formula="21550000 - ?f1"/>
            <draw:equation draw:name="f50" draw:formula="if(?f49, ?f1, 21550000)"/>
            <draw:equation draw:name="f51" draw:formula="-21550000 - ?f50"/>
            <draw:equation draw:name="f52" draw:formula="if(?f51, -21550000, ?f50)"/>
            <draw:equation draw:name="f53" draw:formula="?f1 + ?f52"/>
            <draw:equation draw:name="f54" draw:formula="?f1 + ?f1"/>
            <draw:equation draw:name="f55" draw:formula="?f54 * ?f9 / ?f0"/>
            <draw:equation draw:name="f56" draw:formula="0 - ?f55"/>
            <draw:equation draw:name="f57" draw:formula="cos(?f56)"/>
            <draw:equation draw:name="f58" draw:formula="0 - ?f57"/>
            <draw:equation draw:name="f59" draw:formula="?f58 * ?f30"/>
            <draw:equation draw:name="f60" draw:formula="sin(?f56)"/>
            <draw:equation draw:name="f61" draw:formula="0 - ?f60"/>
            <draw:equation draw:name="f62" draw:formula="?f61 * ?f42"/>
            <draw:equation draw:name="f63" draw:formula="sqrt(?f59 * ?f59 + ?f62 * ?f62 + 0 * 0)"/>
            <draw:equation draw:name="f64" draw:formula="?f30 * ?f42 / ?f63"/>
            <draw:equation draw:name="f65" draw:formula="?f61 * ?f64"/>
            <draw:equation draw:name="f66" draw:formula="?f19 - ?f65"/>
            <draw:equation draw:name="f67" draw:formula="?f58 * ?f64"/>
            <draw:equation draw:name="f68" draw:formula="?f20 - ?f67"/>
            <draw:equation draw:name="f69" draw:formula="?f66 - ?f30"/>
            <draw:equation draw:name="f70" draw:formula="?f68 - ?f42"/>
            <draw:equation draw:name="f71" draw:formula="?f66 + ?f30"/>
            <draw:equation draw:name="f72" draw:formula="?f68 + ?f42"/>
            <draw:equation draw:name="f73" draw:formula="?f53 + ?f1"/>
            <draw:equation draw:name="f74" draw:formula="?f73 * ?f9 / ?f0"/>
            <draw:equation draw:name="f75" draw:formula="0 - ?f74"/>
            <draw:equation draw:name="f76" draw:formula="cos(?f75)"/>
            <draw:equation draw:name="f77" draw:formula="0 - ?f76"/>
            <draw:equation draw:name="f78" draw:formula="?f77 * ?f30"/>
            <draw:equation draw:name="f79" draw:formula="sin(?f75)"/>
            <draw:equation draw:name="f80" draw:formula="0 - ?f79"/>
            <draw:equation draw:name="f81" draw:formula="?f80 * ?f42"/>
            <draw:equation draw:name="f82" draw:formula="sqrt(?f78 * ?f78 + ?f81 * ?f81 + 0 * 0)"/>
            <draw:equation draw:name="f83" draw:formula="?f30 * ?f42 / ?f82"/>
            <draw:equation draw:name="f84" draw:formula="?f80 * ?f83"/>
            <draw:equation draw:name="f85" draw:formula="?f66 + ?f84"/>
            <draw:equation draw:name="f86" draw:formula="?f77 * ?f83"/>
            <draw:equation draw:name="f87" draw:formula="?f68 + ?f86"/>
            <draw:equation draw:name="f88" draw:formula="if(?f52, ?f19, ?f69)"/>
            <draw:equation draw:name="f89" draw:formula="if(?f52, ?f20, ?f70)"/>
            <draw:equation draw:name="f90" draw:formula="if(?f52, ?f19, ?f71)"/>
            <draw:equation draw:name="f91" draw:formula="if(?f52, ?f20, ?f72)"/>
            <draw:equation draw:name="f92" draw:formula="if(?f52, ?f69, ?f85)"/>
            <draw:equation draw:name="f93" draw:formula="if(?f52, ?f70, ?f87)"/>
            <draw:equation draw:name="f94" draw:formula="if(?f52, ?f71, ?f85)"/>
            <draw:equation draw:name="f95" draw:formula="if(?f52, ?f72, ?f87)"/>
            <draw:equation draw:name="f96" draw:formula="21550000 - ?f11"/>
            <draw:equation draw:name="f97" draw:formula="if(?f96, ?f11, 21550000)"/>
            <draw:equation draw:name="f98" draw:formula="-21550000 - ?f97"/>
            <draw:equation draw:name="f99" draw:formula="if(?f98, -21550000, ?f97)"/>
            <draw:equation draw:name="f100" draw:formula="?f10 + ?f99"/>
            <draw:equation draw:name="f101" draw:formula="?f10 + ?f1"/>
            <draw:equation draw:name="f102" draw:formula="?f101 * ?f9 / ?f0"/>
            <draw:equation draw:name="f103" draw:formula="0 - ?f102"/>
            <draw:equation draw:name="f104" draw:formula="cos(?f103)"/>
            <draw:equation draw:name="f105" draw:formula="0 - ?f104"/>
            <draw:equation draw:name="f106" draw:formula="?f105 * ?f30"/>
            <draw:equation draw:name="f107" draw:formula="sin(?f103)"/>
            <draw:equation draw:name="f108" draw:formula="0 - ?f107"/>
            <draw:equation draw:name="f109" draw:formula="?f108 * ?f42"/>
            <draw:equation draw:name="f110" draw:formula="sqrt(?f106 * ?f106 + ?f109 * ?f109 + 0 * 0)"/>
            <draw:equation draw:name="f111" draw:formula="?f30 * ?f42 / ?f110"/>
            <draw:equation draw:name="f112" draw:formula="?f108 * ?f111"/>
            <draw:equation draw:name="f113" draw:formula="?f26 - ?f112"/>
            <draw:equation draw:name="f114" draw:formula="?f105 * ?f111"/>
            <draw:equation draw:name="f115" draw:formula="?f41 - ?f114"/>
            <draw:equation draw:name="f116" draw:formula="?f113 - ?f30"/>
            <draw:equation draw:name="f117" draw:formula="?f115 - ?f42"/>
            <draw:equation draw:name="f118" draw:formula="?f113 + ?f30"/>
            <draw:equation draw:name="f119" draw:formula="?f115 + ?f42"/>
            <draw:equation draw:name="f120" draw:formula="?f100 + ?f1"/>
            <draw:equation draw:name="f121" draw:formula="?f120 * ?f9 / ?f0"/>
            <draw:equation draw:name="f122" draw:formula="0 - ?f121"/>
            <draw:equation draw:name="f123" draw:formula="cos(?f122)"/>
            <draw:equation draw:name="f124" draw:formula="0 - ?f123"/>
            <draw:equation draw:name="f125" draw:formula="?f124 * ?f30"/>
            <draw:equation draw:name="f126" draw:formula="sin(?f122)"/>
            <draw:equation draw:name="f127" draw:formula="0 - ?f126"/>
            <draw:equation draw:name="f128" draw:formula="?f127 * ?f42"/>
            <draw:equation draw:name="f129" draw:formula="sqrt(?f125 * ?f125 + ?f128 * ?f128 + 0 * 0)"/>
            <draw:equation draw:name="f130" draw:formula="?f30 * ?f42 / ?f129"/>
            <draw:equation draw:name="f131" draw:formula="?f127 * ?f130"/>
            <draw:equation draw:name="f132" draw:formula="?f113 + ?f131"/>
            <draw:equation draw:name="f133" draw:formula="?f124 * ?f130"/>
            <draw:equation draw:name="f134" draw:formula="?f115 + ?f133"/>
            <draw:equation draw:name="f135" draw:formula="if(?f99, ?f26, ?f116)"/>
            <draw:equation draw:name="f136" draw:formula="if(?f99, ?f41, ?f117)"/>
            <draw:equation draw:name="f137" draw:formula="if(?f99, ?f26, ?f118)"/>
            <draw:equation draw:name="f138" draw:formula="if(?f99, ?f41, ?f119)"/>
            <draw:equation draw:name="f139" draw:formula="if(?f99, ?f116, ?f132)"/>
            <draw:equation draw:name="f140" draw:formula="if(?f99, ?f117, ?f134)"/>
            <draw:equation draw:name="f141" draw:formula="if(?f99, ?f118, ?f132)"/>
            <draw:equation draw:name="f142" draw:formula="if(?f99, ?f119, ?f134)"/>
            <draw:equation draw:name="f143" draw:formula="?f1 + ?f99"/>
            <draw:equation draw:name="f144" draw:formula="?f132 - ?f65"/>
            <draw:equation draw:name="f145" draw:formula="?f134 - ?f67"/>
            <draw:equation draw:name="f146" draw:formula="?f144 - ?f30"/>
            <draw:equation draw:name="f147" draw:formula="?f145 - ?f42"/>
            <draw:equation draw:name="f148" draw:formula="?f144 + ?f30"/>
            <draw:equation draw:name="f149" draw:formula="?f145 + ?f42"/>
            <draw:equation draw:name="f150" draw:formula="?f143 + ?f1"/>
            <draw:equation draw:name="f151" draw:formula="?f150 * ?f9 / ?f0"/>
            <draw:equation draw:name="f152" draw:formula="0 - ?f151"/>
            <draw:equation draw:name="f153" draw:formula="cos(?f152)"/>
            <draw:equation draw:name="f154" draw:formula="0 - ?f153"/>
            <draw:equation draw:name="f155" draw:formula="?f154 * ?f30"/>
            <draw:equation draw:name="f156" draw:formula="sin(?f152)"/>
            <draw:equation draw:name="f157" draw:formula="0 - ?f156"/>
            <draw:equation draw:name="f158" draw:formula="?f157 * ?f42"/>
            <draw:equation draw:name="f159" draw:formula="sqrt(?f155 * ?f155 + ?f158 * ?f158 + 0 * 0)"/>
            <draw:equation draw:name="f160" draw:formula="?f30 * ?f42 / ?f159"/>
            <draw:equation draw:name="f161" draw:formula="?f157 * ?f160"/>
            <draw:equation draw:name="f162" draw:formula="?f144 + ?f161"/>
            <draw:equation draw:name="f163" draw:formula="?f154 * ?f160"/>
            <draw:equation draw:name="f164" draw:formula="?f145 + ?f163"/>
            <draw:equation draw:name="f165" draw:formula="if(?f99, ?f132, ?f146)"/>
            <draw:equation draw:name="f166" draw:formula="if(?f99, ?f134, ?f147)"/>
            <draw:equation draw:name="f167" draw:formula="if(?f99, ?f132, ?f148)"/>
            <draw:equation draw:name="f168" draw:formula="if(?f99, ?f134, ?f149)"/>
            <draw:equation draw:name="f169" draw:formula="if(?f99, ?f146, ?f162)"/>
            <draw:equation draw:name="f170" draw:formula="if(?f99, ?f147, ?f164)"/>
            <draw:equation draw:name="f171" draw:formula="if(?f99, ?f148, ?f162)"/>
            <draw:equation draw:name="f172" draw:formula="if(?f99, ?f149, ?f164)"/>
            <draw:equation draw:name="f173" draw:formula="?f0 + ?f52"/>
            <draw:equation draw:name="f174" draw:formula="?f0 + ?f1"/>
            <draw:equation draw:name="f175" draw:formula="?f174 * ?f9 / ?f0"/>
            <draw:equation draw:name="f176" draw:formula="0 - ?f175"/>
            <draw:equation draw:name="f177" draw:formula="cos(?f176)"/>
            <draw:equation draw:name="f178" draw:formula="0 - ?f177"/>
            <draw:equation draw:name="f179" draw:formula="?f178 * ?f30"/>
            <draw:equation draw:name="f180" draw:formula="sin(?f176)"/>
            <draw:equation draw:name="f181" draw:formula="0 - ?f180"/>
            <draw:equation draw:name="f182" draw:formula="?f181 * ?f42"/>
            <draw:equation draw:name="f183" draw:formula="sqrt(?f179 * ?f179 + ?f182 * ?f182 + 0 * 0)"/>
            <draw:equation draw:name="f184" draw:formula="?f30 * ?f42 / ?f183"/>
            <draw:equation draw:name="f185" draw:formula="?f181 * ?f184"/>
            <draw:equation draw:name="f186" draw:formula="?f26 - ?f185"/>
            <draw:equation draw:name="f187" draw:formula="?f178 * ?f184"/>
            <draw:equation draw:name="f188" draw:formula="?f31 - ?f187"/>
            <draw:equation draw:name="f189" draw:formula="?f186 - ?f30"/>
            <draw:equation draw:name="f190" draw:formula="?f188 - ?f42"/>
            <draw:equation draw:name="f191" draw:formula="?f186 + ?f30"/>
            <draw:equation draw:name="f192" draw:formula="?f188 + ?f42"/>
            <draw:equation draw:name="f193" draw:formula="?f173 + ?f1"/>
            <draw:equation draw:name="f194" draw:formula="?f193 * ?f9 / ?f0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30"/>
            <draw:equation draw:name="f199" draw:formula="sin(?f195)"/>
            <draw:equation draw:name="f200" draw:formula="0 - ?f199"/>
            <draw:equation draw:name="f201" draw:formula="?f200 * ?f42"/>
            <draw:equation draw:name="f202" draw:formula="sqrt(?f198 * ?f198 + ?f201 * ?f201 + 0 * 0)"/>
            <draw:equation draw:name="f203" draw:formula="?f30 * ?f42 / ?f202"/>
            <draw:equation draw:name="f204" draw:formula="?f200 * ?f203"/>
            <draw:equation draw:name="f205" draw:formula="?f186 + ?f204"/>
            <draw:equation draw:name="f206" draw:formula="?f197 * ?f203"/>
            <draw:equation draw:name="f207" draw:formula="?f188 + ?f206"/>
            <draw:equation draw:name="f208" draw:formula="if(?f52, ?f26, ?f189)"/>
            <draw:equation draw:name="f209" draw:formula="if(?f52, ?f31, ?f190)"/>
            <draw:equation draw:name="f210" draw:formula="if(?f52, ?f26, ?f191)"/>
            <draw:equation draw:name="f211" draw:formula="if(?f52, ?f31, ?f192)"/>
            <draw:equation draw:name="f212" draw:formula="if(?f52, ?f189, ?f205)"/>
            <draw:equation draw:name="f213" draw:formula="if(?f52, ?f190, ?f207)"/>
            <draw:equation draw:name="f214" draw:formula="if(?f52, ?f191, ?f205)"/>
            <draw:equation draw:name="f215" draw:formula="if(?f52, ?f192, ?f207)"/>
          </draw:enhanced-geometry>
        </draw:custom-shape>
        <draw:frame draw:id="id142" draw:style-name="a1244" draw:name="TextBox 13" svg:x="6.1598in" svg:y="4.1224in" svg:width="1.88826in" svg:height="0.40391in">
          <draw:text-box>
            <text:p text:style-name="a1243" text:class-names="" text:cond-style-name=""><text:span text:style-name="a1242" text:class-names="">Physical Address</text:span></text:p>
          </draw:text-box>
          <svg:title/>
          <svg:desc/>
        </draw:frame>
        <draw:custom-shape svg:x="0.2197in" svg:y="3.3127in" svg:width="1.82197in" svg:height="0.23864in" draw:id="id143" draw:style-name="a1248" draw:name="Rectangle 18">
          <svg:title/>
          <svg:desc/>
          <text:p text:style-name="a1247" text:class-names="" text:cond-style-name=""><text:span text:style-name="a1245" text:class-names="">directory entry</text:span><text:span text:style-name="a12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197in" svg:y="3.07406in" svg:width="1.82197in" svg:height="0.23864in" draw:id="id144" draw:style-name="a1252" draw:name="Rectangle 19">
          <svg:title/>
          <svg:desc/>
          <text:p text:style-name="a1251" text:class-names="" text:cond-style-name=""><text:span text:style-name="a1249" text:class-names="">directory entry</text:span><text:span text:style-name="a12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197in" svg:y="3.55134in" svg:width="1.82197in" svg:height="0.23864in" draw:id="id145" draw:style-name="a1256" draw:name="Rectangle 20">
          <svg:title/>
          <svg:desc/>
          <text:p text:style-name="a1255" text:class-names="" text:cond-style-name=""><text:span text:style-name="a1253" text:class-names="">directory entry</text:span><text:span text:style-name="a12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197in" svg:y="3.78997in" svg:width="1.82197in" svg:height="0.23864in" draw:id="id146" draw:style-name="a1260" draw:name="Rectangle 21">
          <svg:title/>
          <svg:desc/>
          <text:p text:style-name="a1259" text:class-names="" text:cond-style-name=""><text:span text:style-name="a1257" text:class-names="">directory entry</text:span><text:span text:style-name="a12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1288in" svg:y="3.07406in" svg:width="1.82197in" svg:height="0.23864in" draw:id="id147" draw:style-name="a1265" draw:name="Rectangle 22">
          <svg:title/>
          <svg:desc/>
          <text:p text:style-name="a1263" text:class-names="" text:cond-style-name=""><text:span text:style-name="a1261" text:class-names="">page entry</text:span><text:span text:style-name="a12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1288in" svg:y="3.3127in" svg:width="1.82197in" svg:height="0.23864in" draw:id="id148" draw:style-name="a1270" draw:name="Rectangle 24">
          <svg:title/>
          <svg:desc/>
          <text:p text:style-name="a1268" text:class-names="" text:cond-style-name=""><text:span text:style-name="a1266" text:class-names="">page entry</text:span><text:span text:style-name="a12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1288in" svg:y="3.55134in" svg:width="1.82197in" svg:height="0.23864in" draw:id="id149" draw:style-name="a1275" draw:name="Rectangle 25">
          <svg:title/>
          <svg:desc/>
          <text:p text:style-name="a1273" text:class-names="" text:cond-style-name=""><text:span text:style-name="a1271" text:class-names="">page entry</text:span><text:span text:style-name="a12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1288in" svg:y="3.78997in" svg:width="1.82197in" svg:height="0.23864in" draw:id="id150" draw:style-name="a1280" draw:name="Rectangle 26">
          <svg:title/>
          <svg:desc/>
          <text:p text:style-name="a1278" text:class-names="" text:cond-style-name=""><text:span text:style-name="a1276" text:class-names="">page entry</text:span><text:span text:style-name="a12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0.06445in" svg:y1="2.60053in" draw:start-shape="id134" draw:start-glue-point="2" svg:x2="1.05119in" svg:y2="3.27677in" draw:end-shape="id143" draw:end-glue-point="3" draw:id="id151" draw:style-name="a1282" draw:transform="translate(-0.55782in -2.93865in) rotate(-1.5708) translate(0.55782in 2.93865in)" draw:name="Connector: Elbow 28">
          <svg:title/>
          <svg:desc/>
        </draw:connector>
        <draw:connector draw:type="standard" svg:x1="2.04167in" svg:y1="3.43202in" draw:start-shape="id143" draw:start-glue-point="1" svg:x2="2.41288in" svg:y2="3.90929in" draw:end-shape="id150" draw:end-glue-point="3" draw:id="id152" draw:style-name="a1284" draw:name="Connector: Elbow 31">
          <svg:title/>
          <svg:desc/>
        </draw:connector>
        <draw:connector draw:type="standard" svg:x1="2.82555in" svg:y1="2.85795in" draw:start-shape="id138" draw:start-glue-point="2" svg:x2="1.83881in" svg:y2="3.01934in" draw:end-shape="id148" draw:end-glue-point="3" draw:id="id153" draw:style-name="a1286" draw:transform="translate(-2.33218in -2.93865in) rotate(-4.71239) translate(2.33218in 2.93865in)" draw:name="Connector: Elbow 33">
          <svg:title/>
          <svg:desc/>
        </draw:connector>
        <draw:frame draw:id="id154" draw:style-name="a1290" draw:name="TextBox 35" svg:x="0.29328in" svg:y="4.19079in" svg:width="1.67481in" svg:height="0.40391in">
          <draw:text-box>
            <text:p text:style-name="a1289" text:class-names="" text:cond-style-name=""><text:span text:style-name="a1287" text:class-names="">Page directory</text:span><text:span text:style-name="a1288" text:class-names=""/></text:p>
          </draw:text-box>
          <svg:title/>
          <svg:desc/>
        </draw:frame>
        <draw:frame draw:id="id155" draw:style-name="a1294" draw:name="TextBox 36" svg:x="2.68999in" svg:y="4.19079in" svg:width="1.26775in" svg:height="0.40391in">
          <draw:text-box>
            <text:p text:style-name="a1293" text:class-names="" text:cond-style-name=""><text:span text:style-name="a1291" text:class-names="">Page table</text:span><text:span text:style-name="a1292" text:class-names=""/></text:p>
          </draw:text-box>
          <svg:title/>
          <svg:desc/>
        </draw:frame>
        <draw:connector draw:type="standard" svg:x1="4.23485in" svg:y1="3.43202in" draw:start-shape="id148" draw:start-glue-point="1" svg:x2="5.12121in" svg:y2="4.95096in" draw:end-shape="id139" draw:end-glue-point="3" draw:id="id156" draw:style-name="a1296" draw:name="Connector: Elbow 38">
          <svg:title/>
          <svg:desc/>
        </draw:connector>
        <draw:connector draw:type="standard" svg:x1="3.8747in" svg:y1="2.32596in" draw:start-shape="id135" draw:start-glue-point="1" svg:x2="8.30274in" svg:y2="5.07028in" draw:end-shape="id140" draw:end-glue-point="2" draw:id="id157" draw:style-name="a1298" draw:name="Connector: Elbow 40">
          <svg:title/>
          <svg:desc/>
        </draw:connector>
        <draw:custom-shape svg:x="0.23864in" svg:y="4.67955in" svg:width="1.04924in" svg:height="0.29471in" draw:id="id158" draw:style-name="a1302" draw:name="Rectangle: Rounded Corners 29">
          <svg:title/>
          <svg:desc/>
          <text:p text:style-name="a1301" text:class-names="" text:cond-style-name=""><text:span text:style-name="a1299" text:class-names="">%cr3</text:span><text:span text:style-name="a130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standard" svg:x1="0.2197in" svg:y1="3.90929in" draw:start-shape="id158" draw:start-glue-point="3" svg:x2="0.23864in" svg:y2="4.82691in" draw:end-shape="id146" draw:end-glue-point="3" draw:id="id159" draw:style-name="a1304" draw:transform="translate(-0.22917in -4.3681in) rotate(-3.14159) translate(0.22917in 4.3681in)" draw:name="Connector: Elbow 31">
          <svg:title/>
          <svg:desc/>
        </draw:connector>
      </draw:page>
      <draw:page draw:name="Slide115" draw:style-name="a1306" draw:master-page-name="Master1-Layout2-obj-Title-and-Content" presentation:presentation-page-layout-name="Master1-PPL2" draw:id="Slide-370">
        <draw:frame draw:id="id160" presentation:style-name="a1310" draw:name="Title 4" svg:x="0.40551in" svg:y="0.29948in" svg:width="9.18898in" svg:height="1.08724in" presentation:class="title" presentation:placeholder="false">
          <draw:text-box>
            <text:p text:style-name="a1309" text:class-names="" text:cond-style-name=""><text:span text:style-name="a1307" text:class-names="">Problem</text:span><text:span text:style-name="a1308" text:class-names=""/></text:p>
          </draw:text-box>
          <svg:title/>
          <svg:desc/>
        </draw:frame>
        <draw:frame draw:id="id161" presentation:style-name="a1321" draw:name="Content Placeholder 5" svg:x="0.40551in" svg:y="1.4974in" svg:width="9.18898in" svg:height="3.15885in" presentation:class="outline" presentation:placeholder="false">
          <draw:text-box>
            <text:list text:style-name="a1313">
              <text:list-item>
                <text:p text:style-name="a1312" text:class-names="" text:cond-style-name=""><text:span text:style-name="a1311" text:class-names="">Address translation seems more complicated</text:span></text:p>
              </text:list-item>
            </text:list>
            <text:list text:style-name="a1316">
              <text:list-item>
                <text:list text:style-name="a1316">
                  <text:list-item>
                    <text:p text:style-name="a1315" text:class-names="" text:cond-style-name=""><text:span text:style-name="a1314" text:class-names="">… and therefore slow</text:span></text:p>
                  </text:list-item>
                </text:list>
              </text:list-item>
            </text:list>
            <text:list text:style-name="a1320">
              <text:list-item>
                <text:p text:style-name="a1319" text:class-names="" text:cond-style-name=""><text:span text:style-name="a1317" text:class-names="">How do we solve this?</text:span><text:span text:style-name="a1318" text:class-names=""/></text:p>
              </text:list-item>
            </text:list>
          </draw:text-box>
          <svg:title/>
          <svg:desc/>
        </draw:frame>
      </draw:page>
      <draw:page draw:name="Slide104" draw:style-name="a1323" draw:master-page-name="Master1-Layout5-cust-Title-Slide-Colour-and-Image" presentation:presentation-page-layout-name="Master1-PPL5" draw:id="Slide-359">
        <draw:frame draw:id="id162" presentation:style-name="a1327" draw:name="Title 6" svg:x="0.40551in" svg:y="1.74803in" svg:width="5.75197in" svg:height="1.20472in" presentation:class="title" presentation:placeholder="false">
          <draw:text-box>
            <text:p text:style-name="a1326" text:class-names="" text:cond-style-name=""><text:span text:style-name="a1324" text:class-names="">Thank you</text:span><text:span text:style-name="a1325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 White and Colour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2" style:display-name="Title and Content">
      <presentation:placeholder presentation:object="title" svg:x="0.40551in" svg:y="0.29948in" svg:width="9.18898in" svg:height="1.08724in"/>
      <presentation:placeholder presentation:object="object" svg:x="0.40551in" svg:y="1.4974in" svg:width="9.18898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3" style:display-name="Title Slide White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4" style:display-name="Title Slide White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5" style:display-name="Title Slide Colour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6" style:display-name="Title Slide Colour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7" style:display-name="Title, Content and Image">
      <presentation:placeholder presentation:object="title" svg:x="0.40551in" svg:y="0.74409in" svg:width="5.75197in" svg:height="1.20472in"/>
      <presentation:placeholder presentation:object="object" svg:x="0.40551in" svg:y="1.99606in" svg:width="5.75197in" svg:height="2.73622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in"/>
    </style:presentation-page-layout>
    <style:presentation-page-layout style:name="Master1-PPL8" style:display-name="Two Content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object" svg:x="5.0625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9" style:display-name="Content and Image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5.06299in" svg:y="1.4974in" svg:width="4.5315in" svg:height="3.15885in"/>
    </style:presentation-page-layout>
    <style:presentation-page-layout style:name="Master1-PPL10" style:display-name="Image">
      <presentation:placeholder presentation:object="graphic" svg:x="0.40551in" svg:y="0.3671in" svg:width="9.18898in" svg:height="3.8857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title" svg:x="6.15576in" svg:y="4.75516in" svg:width="3.4375in" svg:height="0.75492in"/>
    </style:presentation-page-layout>
    <style:presentation-page-layout style:name="Master1-PPL11" style:display-name="Full Bleed Image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0in" svg:y="0in" svg:width="10in" svg:height="4.66667in"/>
      <presentation:placeholder presentation:object="title" svg:x="6.15576in" svg:y="4.75516in" svg:width="3.4375in" svg:height="0.75492in"/>
    </style:presentation-page-layout>
    <style:presentation-page-layout style:name="Master1-PPL12" style:display-name="Title Only">
      <presentation:placeholder presentation:object="title" svg:x="0.40551in" svg:y="0.29948in" svg:width="9.18898in" svg:height="1.08724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3" style:display-name="Blank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4" style:display-name="Title, Content">
      <presentation:placeholder presentation:object="title" svg:x="0.49997in" svg:y="0.22421in" svg:width="8.99908in" svg:height="0.93915in"/>
      <presentation:placeholder presentation:object="object" svg:x="0.49997in" svg:y="1.31631in" svg:width="8.99908in" svg:height="3.26237in"/>
    </style:presentation-page-layout>
    <style:style style:family="table-cell" style:name="a851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5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2">
      <style:table-cell-properties/>
    </style:style>
    <style:style style:family="table-cell" style:name="a85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3">
      <style:table-cell-properties fo:background-color="#cfd5ea"/>
    </style:style>
    <style:style style:family="table-cell" style:name="a854">
      <style:table-cell-properties/>
    </style:style>
    <style:style style:family="table-cell" style:name="a855">
      <style:table-cell-properties fo:background-color="#cfd5ea"/>
    </style:style>
    <style:style style:family="table-cell" style:name="a856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7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269" draw:style="linear" draw:angle="0" draw:start-color="#b1cbe9" draw:end-color="#a3c1e5" draw:start-intensity="100%" draw:end-intensity="100%"/>
    <draw:gradient draw:name="a1274" draw:style="linear" draw:angle="0" draw:start-color="#b1cbe9" draw:end-color="#a3c1e5" draw:start-intensity="100%" draw:end-intensity="100%"/>
    <draw:gradient draw:name="a1229" draw:style="linear" draw:angle="0" draw:start-color="#b1cbe9" draw:end-color="#a3c1e5" draw:start-intensity="100%" draw:end-intensity="100%"/>
    <draw:gradient draw:name="a1264" draw:style="linear" draw:angle="0" draw:start-color="#b1cbe9" draw:end-color="#a3c1e5" draw:start-intensity="100%" draw:end-intensity="100%"/>
    <draw:gradient draw:name="a1279" draw:style="linear" draw:angle="0" draw:start-color="#b1cbe9" draw:end-color="#a3c1e5" draw:start-intensity="100%" draw:end-intensity="100%"/>
    <draw:gradient draw:name="a912" draw:style="linear" draw:angle="0" draw:start-color="#f7bda4" draw:end-color="#f5b195" draw:start-intensity="100%" draw:end-intensity="100%"/>
    <draw:fill-image draw:name="a1013" xlink:href="media/image1.jpeg" xlink:show="embed" xlink:actuate="onLoad"/>
    <draw:fill-image draw:name="a670" xlink:href="media/image1.jpeg" xlink:show="embed" xlink:actuate="onLoad"/>
    <draw:fill-image draw:name="a63" xlink:href="media/image2.jpeg" xlink:show="embed" xlink:actuate="onLoad"/>
    <draw:fill-image draw:name="a182" xlink:href="media/image3.jpeg" xlink:show="embed" xlink:actuate="onLoad"/>
    <draw:fill-image draw:name="a1305" xlink:href="media/image1.jpeg" xlink:show="embed" xlink:actuate="onLoad"/>
    <draw:fill-image draw:name="a1098" xlink:href="media/image1.jpeg" xlink:show="embed" xlink:actuate="onLoad"/>
    <draw:fill-image draw:name="a292" xlink:href="media/image3.jpeg" xlink:show="embed" xlink:actuate="onLoad"/>
    <draw:fill-image draw:name="a1118" xlink:href="media/image1.jpeg" xlink:show="embed" xlink:actuate="onLoad"/>
    <draw:fill-image draw:name="a721" xlink:href="media/image1.jpeg" xlink:show="embed" xlink:actuate="onLoad"/>
    <draw:fill-image draw:name="a547" xlink:href="media/image1.jpeg" xlink:show="embed" xlink:actuate="onLoad"/>
    <draw:fill-image draw:name="a616" xlink:href="media/image1.jpeg" xlink:show="embed" xlink:actuate="onLoad"/>
    <draw:fill-image draw:name="a178" xlink:href="media/image4.jpeg" xlink:show="embed" xlink:actuate="onLoad"/>
    <draw:fill-image draw:name="a1180" xlink:href="media/image1.jpeg" xlink:show="embed" xlink:actuate="onLoad"/>
    <draw:fill-image draw:name="a957" xlink:href="media/image1.jpeg" xlink:show="embed" xlink:actuate="onLoad"/>
    <draw:fill-image draw:name="a1145" xlink:href="media/image1.jpeg" xlink:show="embed" xlink:actuate="onLoad"/>
    <draw:fill-image draw:name="a288" xlink:href="media/image5.jpeg" xlink:show="embed" xlink:actuate="onLoad"/>
    <draw:fill-image draw:name="a1322" xlink:href="media/image5.jpeg" xlink:show="embed" xlink:actuate="onLoad"/>
    <draw:fill-image draw:name="a871" xlink:href="media/image5.jpeg" xlink:show="embed" xlink:actuate="onLoad"/>
    <draw:fill-image draw:name="a233" xlink:href="media/image4.jpeg" xlink:show="embed" xlink:actuate="onLoad"/>
    <draw:fill-image draw:name="a466" xlink:href="media/image1.jpeg" xlink:show="embed" xlink:actuate="onLoad"/>
    <draw:fill-image draw:name="a398" xlink:href="media/image1.jpeg" xlink:show="embed" xlink:actuate="onLoad"/>
    <draw:fill-image draw:name="a768" xlink:href="media/image1.jpeg" xlink:show="embed" xlink:actuate="onLoad"/>
    <draw:fill-image draw:name="a343" xlink:href="media/image5.jpeg" xlink:show="embed" xlink:actuate="onLoad"/>
    <draw:fill-image draw:name="a982" xlink:href="media/image1.jpeg" xlink:show="embed" xlink:actuate="onLoad"/>
    <draw:fill-image draw:name="a876" xlink:href="media/image1.jpeg" xlink:show="embed" xlink:actuate="onLoad"/>
    <draw:fill-image draw:name="a114" xlink:href="media/image1.jpeg" xlink:show="embed" xlink:actuate="onLoad"/>
    <draw:fill-image draw:name="a860" xlink:href="media/image2.jpeg" xlink:show="embed" xlink:actuate="onLoad"/>
    <draw:marker draw:name="a1092" svg:viewBox="0 0 20 30" svg:d="m10 0-10 30h20z"/>
    <draw:marker draw:name="a914" svg:viewBox="0 0 20 30" svg:d="m10 0-10 30h20z"/>
    <draw:marker draw:name="a1094" svg:viewBox="0 0 20 30" svg:d="m10 0-10 30h20z"/>
    <draw:marker draw:name="a1281" svg:viewBox="0 0 20 30" svg:d="m10 0-10 30h20z"/>
    <draw:marker draw:name="a916" svg:viewBox="0 0 20 30" svg:d="m10 0-10 30h20z"/>
    <draw:marker draw:name="a1303" svg:viewBox="0 0 20 30" svg:d="m10 0-10 30h20z"/>
    <draw:marker draw:name="a1096" svg:viewBox="0 0 20 30" svg:d="m10 0-10 30h20z"/>
    <draw:marker draw:name="a1295" svg:viewBox="0 0 20 30" svg:d="m10 0-10 30h20z"/>
    <draw:marker draw:name="a1283" svg:viewBox="0 0 20 30" svg:d="m10 0-10 30h20z"/>
    <draw:marker draw:name="a1285" svg:viewBox="0 0 20 30" svg:d="m10 0-10 30h20z"/>
    <draw:marker draw:name="a1297" svg:viewBox="0 0 20 30" svg:d="m10 0-10 30h20z"/>
    <table:table-template table:name="{5C22544A-7EE6-4342-B048-85BDC9FD1C3A}">
      <table:first-row table:style-name="a856" table:paragraph-style-name=""/>
      <table:last-row table:style-name="a857" table:paragraph-style-name=""/>
      <table:first-column table:style-name="a858" table:paragraph-style-name=""/>
      <table:last-column table:style-name="a859" table:paragraph-style-name=""/>
      <table:body table:style-name="a851" table:paragraph-style-name=""/>
      <table:even-rows table:style-name="a854" table:paragraph-style-name=""/>
      <table:odd-rows table:style-name="a855" table:paragraph-style-name=""/>
      <table:even-columns table:style-name="a852" table:paragraph-style-name=""/>
      <table:odd-columns table:style-name="a853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draw:fill="none" draw:stroke="solid" svg:stroke-width="0.01389in" svg:stroke-color="#000000" svg:stroke-opacity="100%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1">
      <style:drawing-page-properties draw:fill="bitmap" draw:fill-image-name="a67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draw:fill="none" draw:stroke="solid" svg:stroke-width="0.01389in" svg:stroke-color="#000000" svg:stroke-opacity="100%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bitmap" draw:fill-image-name="a23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4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bitmap" draw:fill-image-name="a46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7">
      <style:graphic-properties draw:fill="none" draw:stroke="solid" svg:stroke-width="0.01389in" svg:stroke-color="#000000" svg:stroke-opacity="100%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">
      <style:graphic-properties draw:fill="none" draw:stroke="solid" svg:stroke-width="0.01389in" svg:stroke-color="#000000" svg:stroke-opacity="100%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2">
      <style:drawing-page-properties draw:fill="bitmap" draw:fill-image-name="a72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9">
      <style:drawing-page-properties draw:fill="bitmap" draw:fill-image-name="a28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4">
      <style:graphic-properties draw:fill="none" draw:stroke="solid" svg:stroke-width="0.01389in" svg:stroke-color="#000000" svg:stroke-opacity="100%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.05in" fo:padding-bottom="0.05in" fo:padding-left="0.1in" fo:padding-right="0.1in" draw:textarea-vertical-align="middle" draw:textarea-horizontal-align="center" draw:fill="bitmap" draw:fill-image-name="a29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draw:fill="none" draw:stroke="solid" svg:stroke-width="0.01389in" svg:stroke-color="#000000" svg:stroke-opacity="100%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9">
      <style:drawing-page-properties draw:fill="bitmap" draw:fill-image-name="a76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1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draw:fill="none" draw:stroke="solid" svg:stroke-width="0.01389in" svg:stroke-color="#000000" svg:stroke-opacity="100%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bitmap" draw:fill-image-name="a547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7">
      <style:graphic-properties draw:fill="none" draw:stroke="solid" svg:stroke-width="0.01389in" svg:stroke-color="#000000" svg:stroke-opacity="100%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bitmap" draw:fill-image-name="a114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4">
      <style:drawing-page-properties draw:fill="bitmap" draw:fill-image-name="a34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paragraph" style:name="a814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style:font-family-complex="Arial" style:font-family-generic-complex="swiss" style:font-pitch-complex="variable" fo:font-size="0.30236in" style:font-size-asian="0.30236in" style:font-size-complex="0.3023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draw:fill="none" draw:stroke="solid" svg:stroke-width="0.01389in" svg:stroke-color="#000000" svg:stroke-opacity="100%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draw:fill="none" draw:stroke="solid" svg:stroke-width="0.01389in" svg:stroke-color="#000000" svg:stroke-opacity="100%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4">
      <style:graphic-properties draw:fill="none" draw:stroke="solid" svg:stroke-width="0.01389in" svg:stroke-color="#000000" svg:stroke-opacity="100%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draw:fill="none" draw:stroke="solid" svg:stroke-width="0.01389in" svg:stroke-color="#000000" svg:stroke-opacity="100%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bitmap" draw:fill-image-name="a61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4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solid" draw:fill-color="#e3e6e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99">
      <style:drawing-page-properties draw:fill="bitmap" draw:fill-image-name="a39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bitmap" draw:fill-image-name="a17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.05in" fo:padding-bottom="0.05in" fo:padding-left="0.1in" fo:padding-right="0.1in" draw:textarea-vertical-align="middle" draw:textarea-horizontal-align="center" draw:fill="bitmap" draw:fill-image-name="a18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draw:fill="none" draw:stroke="solid" svg:stroke-width="0.01389in" svg:stroke-color="#000000" svg:stroke-opacity="100%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bitmap" draw:fill-image-name="a6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draw:fill="none" draw:stroke="solid" svg:stroke-width="0.01389in" svg:stroke-color="#000000" svg:stroke-opacity="100%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0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504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5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0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68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University-of-Bristol-(Main-URL)" style:page-layout-name="pageLayout1" draw:style-name="a0">
      <draw:frame draw:id="id0" presentation:style-name="a4" draw:name="Title Placeholder 1" svg:x="0.40551in" svg:y="0.29948in" svg:width="9.18898in" svg:height="1.0872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40551in" svg:y="1.4974in" svg:width="9.18898in" svg:height="3.1659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40551in" svg:y="4.76935in" svg:width="2.25in" svg:height="0.29948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3/04/2021</text:date></text:span></text:p>
        </draw:text-box>
        <svg:title/>
        <svg:desc/>
      </draw:frame>
      <draw:frame draw:id="id3" presentation:style-name="a28" draw:name="Footer Placeholder 4" svg:x="7.34449in" svg:y="4.76935in" svg:width="2.25in" svg:height="0.29948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4.72619in" svg:y="5.21837in" svg:width="0.59055in" svg:height="0.29948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13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-White-and-Colour" style:page-layout-name="pageLayout1" draw:style-name="a64">
      <draw:frame draw:id="id11" presentation:style-name="a68" draw:name="Title 1" svg:x="0.40551in" svg:y="1.74803in" svg:width="5.75197in" svg:height="1.20472in" presentation:class="title" presentation:placeholder="false">
        <draw:text-box>
          <text:p text:style-name="a67" text:class-names="" text:cond-style-name=""><text:span text:style-name="a65" text:class-names="">Click to edit Master title style</text:span><text:span text:style-name="a66" text:class-names=""/></text:p>
        </draw:text-box>
        <svg:title/>
        <svg:desc/>
      </draw:frame>
      <draw:frame draw:id="id12" presentation:style-name="a72" draw:name="Subtitle 2" svg:x="0.40551in" svg:y="2.95443in" svg:width="5.75197in" svg:height="1.43701in" presentation:class="subtitle" presentation:placeholder="false">
        <draw:text-box>
          <text:p text:style-name="a71" text:class-names="" text:cond-style-name=""><text:span text:style-name="a69" text:class-names="">Click to edit Master subtitle style</text:span><text:span text:style-name="a70" text:class-names=""/></text:p>
        </draw:text-box>
        <svg:title/>
        <svg:desc/>
      </draw:frame>
      <draw:frame draw:id="id13" presentation:style-name="a76" draw:name="Date Placeholder 3" svg:x="0.40551in" svg:y="4.76935in" svg:width="2.25in" svg:height="0.29948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3/04/2021</text:date></text:span></text:p>
        </draw:text-box>
        <svg:title/>
        <svg:desc/>
      </draw:frame>
      <draw:frame draw:id="id14" presentation:style-name="a79" draw:name="Footer Placeholder 4" svg:x="7.34449in" svg:y="4.76935in" svg:width="2.25in" svg:height="0.29948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5" presentation:style-name="a82" draw:name="Slide Number Placeholder 5" svg:x="4.72619in" svg:y="5.21837in" svg:width="0.59055in" svg:height="0.29948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  <presentation:notes style:page-layout-name="pageLayout2" draw:style-name="a113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89" draw:name="Date Placeholder 2" svg:x="4.24826in" svg:y="0in" svg:width="3.25in" svg:height="0.50174in" presentation:class="date-time" presentation:placeholder="false">
          <draw:text-box>
            <text:p text:style-name="a88" text:class-names="" text:cond-style-name=""><text:span text:style-name="a86" text:class-names=""><text:date text:fixed="false" style:data-style-name="a87">13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0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2" text:class-names="" text:cond-style-name=""><text:span text:style-name="a91" text:class-names="">Edit Master text styles</text:span></text:p>
            <text:list text:style-name="a95">
              <text:list-item>
                <text:list text:style-name="a95">
                  <text:list-item>
                    <text:p text:style-name="a94" text:class-names="" text:cond-style-name=""><text:span text:style-name="a93" text:class-names="">Second level</text:span></text:p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p text:style-name="a97" text:class-names="" text:cond-style-name=""><text:span text:style-name="a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p text:style-name="a100" text:class-names="" text:cond-style-name=""><text:span text:style-name="a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2" text:class-names="">Fifth level</text:span><text:span text:style-name="a1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2" draw:name="Slide Number Placeholder 6" svg:x="4.24826in" svg:y="9.49826in" svg:width="3.25in" svg:height="0.50174in" presentation:class="page-number" presentation:placeholder="false">
          <draw:text-box>
            <text:p text:style-name="a111" text:class-names="" text:cond-style-name=""><text:span text:style-name="a1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9" draw:name="Title 1" svg:x="0.40551in" svg:y="0.29948in" svg:width="9.18898in" svg:height="1.08724in" presentation:class="title" presentation:placeholder="false">
        <draw:text-box>
          <text:p text:style-name="a118" text:class-names="" text:cond-style-name=""><text:span text:style-name="a116" text:class-names="">Click to edit Master title style</text:span><text:span text:style-name="a117" text:class-names=""/></text:p>
        </draw:text-box>
        <svg:title/>
        <svg:desc/>
      </draw:frame>
      <draw:frame draw:id="id17" presentation:style-name="a136" draw:name="Content Placeholder 2" svg:x="0.40551in" svg:y="1.4974in" svg:width="9.18898in" svg:height="3.15885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Fifth le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0" draw:name="Date Placeholder 3" svg:x="0.40551in" svg:y="4.76935in" svg:width="2.25in" svg:height="0.29948in" presentation:class="date-time" presentation:placeholder="false">
        <draw:text-box>
          <text:p text:style-name="a139" text:class-names="" text:cond-style-name=""><text:span text:style-name="a137" text:class-names=""><text:date text:fixed="false" style:data-style-name="a138">13/04/2021</text:date></text:span></text:p>
        </draw:text-box>
        <svg:title/>
        <svg:desc/>
      </draw:frame>
      <draw:frame draw:id="id19" presentation:style-name="a143" draw:name="Footer Placeholder 4" svg:x="7.34449in" svg:y="4.76935in" svg:width="2.25in" svg:height="0.29948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0" presentation:style-name="a146" draw:name="Slide Number Placeholder 5" svg:x="4.72619in" svg:y="5.21837in" svg:width="0.59055in" svg:height="0.29948in" presentation:class="page-number" presentation:placeholder="false">
        <draw:text-box>
          <text:p text:style-name="a145" text:class-names="" text:cond-style-name=""><text:span text:style-name="a144" text:class-names=""><text:page-number style:num-format="1" text:fixed="false"/></text:span></text:p>
        </draw:text-box>
        <svg:title/>
        <svg:desc/>
      </draw:frame>
      <presentation:notes style:page-layout-name="pageLayout2" draw:style-name="a177">
        <draw:frame draw:id="id5" presentation:style-name="a149" draw:name="Header Placeholder 1" svg:x="0in" svg:y="0in" svg:width="3.25in" svg:height="0.50174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6" presentation:style-name="a153" draw:name="Date Placeholder 2" svg:x="4.24826in" svg:y="0in" svg:width="3.25in" svg:height="0.50174in" presentation:class="date-time" presentation:placeholder="false">
          <draw:text-box>
            <text:p text:style-name="a152" text:class-names="" text:cond-style-name=""><text:span text:style-name="a150" text:class-names=""><text:date text:fixed="false" style:data-style-name="a151">13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4" draw:name="Slide Image Placeholder 3">
          <svg:title/>
          <svg:desc/>
        </draw:page-thumbnail>
        <draw:frame draw:id="id8" presentation:style-name="a170" draw:name="Notes Placeholder 4" svg:x="0.75in" svg:y="4.8125in" svg:width="6in" svg:height="3.9375in" presentation:class="notes" presentation:placeholder="false">
          <draw:text-box>
            <text:p text:style-name="a156" text:class-names="" text:cond-style-name=""><text:span text:style-name="a155" text:class-names="">Edit Master text styles</text:span></text:p>
            <text:list text:style-name="a159">
              <text:list-item>
                <text:list text:style-name="a159">
                  <text:list-item>
                    <text:p text:style-name="a158" text:class-names="" text:cond-style-name=""><text:span text:style-name="a157" text:class-names="">Second level</text:span></text:p>
                  </text:list-item>
                </text:list>
              </text:list-item>
            </text:list>
            <text:list text:style-name="a162">
              <text:list-item>
                <text:list text:style-name="a162">
                  <text:list-item>
                    <text:list text:style-name="a162">
                      <text:list-item>
                        <text:p text:style-name="a161" text:class-names="" text:cond-style-name=""><text:span text:style-name="a1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list text:style-name="a165">
                          <text:list-item>
                            <text:p text:style-name="a164" text:class-names="" text:cond-style-name=""><text:span text:style-name="a1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6" text:class-names="">Fifth level</text:span><text:span text:style-name="a1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Footer Placeholder 5" svg:x="0in" svg:y="9.49826in" svg:width="3.25in" svg:height="0.50174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6" draw:name="Slide Number Placeholder 6" svg:x="4.24826in" svg:y="9.49826in" svg:width="3.25in" svg:height="0.50174in" presentation:class="page-number" presentation:placeholder="false">
          <draw:text-box>
            <text:p text:style-name="a175" text:class-names="" text:cond-style-name=""><text:span text:style-name="a1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Title-Slide-White-and-Image" style:page-layout-name="pageLayout1" draw:style-name="a179">
      <draw:custom-shape svg:x="6.24306in" svg:y="-0.00347in" svg:width="3.75694in" svg:height="5.62847in" draw:id="id21" draw:style-name="a183" draw:name="Rectangle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22" presentation:style-name="a187" draw:name="Title 1" svg:x="0.40551in" svg:y="1.74803in" svg:width="5.75197in" svg:height="1.20472in" presentation:class="title" presentation:placeholder="false">
        <draw:text-box>
          <text:p text:style-name="a186" text:class-names="" text:cond-style-name=""><text:span text:style-name="a184" text:class-names="">Click to edit Master title style</text:span><text:span text:style-name="a185" text:class-names=""/></text:p>
        </draw:text-box>
        <svg:title/>
        <svg:desc/>
      </draw:frame>
      <draw:frame draw:id="id23" presentation:style-name="a191" draw:name="Subtitle 2" svg:x="0.40551in" svg:y="2.95443in" svg:width="5.75197in" svg:height="1.43701in" presentation:class="subtitle" presentation:placeholder="false">
        <draw:text-box>
          <text:p text:style-name="a190" text:class-names="" text:cond-style-name=""><text:span text:style-name="a188" text:class-names="">Click to edit Master subtitle style</text:span><text:span text:style-name="a189" text:class-names=""/></text:p>
        </draw:text-box>
        <svg:title/>
        <svg:desc/>
      </draw:frame>
      <draw:frame draw:id="id24" presentation:style-name="a195" draw:name="Date Placeholder 3" svg:x="0.40551in" svg:y="4.76935in" svg:width="2.25in" svg:height="0.29948in" presentation:class="date-time" presentation:placeholder="false">
        <draw:text-box>
          <text:p text:style-name="a194" text:class-names="" text:cond-style-name=""><text:span text:style-name="a192" text:class-names=""><text:date text:fixed="false" style:data-style-name="a193">13/04/2021</text:date></text:span></text:p>
        </draw:text-box>
        <svg:title/>
        <svg:desc/>
      </draw:frame>
      <draw:frame draw:id="id25" presentation:style-name="a198" draw:name="Footer Placeholder 4" svg:x="7.34449in" svg:y="4.76935in" svg:width="2.25in" svg:height="0.29948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26" presentation:style-name="a201" draw:name="Slide Number Placeholder 5" svg:x="4.72619in" svg:y="5.21837in" svg:width="0.59055in" svg:height="0.29948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32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8" draw:name="Date Placeholder 2" svg:x="4.24826in" svg:y="0in" svg:width="3.25in" svg:height="0.50174in" presentation:class="date-time" presentation:placeholder="false">
          <draw:text-box>
            <text:p text:style-name="a207" text:class-names="" text:cond-style-name=""><text:span text:style-name="a205" text:class-names=""><text:date text:fixed="false" style:data-style-name="a206">13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9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1" text:class-names="" text:cond-style-name=""><text:span text:style-name="a210" text:class-names="">Edit Master text styles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Second level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Fifth level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1" draw:name="Slide Number Placeholder 6" svg:x="4.24826in" svg:y="9.49826in" svg:width="3.25in" svg:height="0.50174in" presentation:class="page-number" presentation:placeholder="false">
          <draw:text-box>
            <text:p text:style-name="a230" text:class-names="" text:cond-style-name=""><text:span text:style-name="a2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Title-Slide-White-(Insert-Image)" style:page-layout-name="pageLayout1" draw:style-name="a234">
      <draw:frame draw:id="id27" presentation:style-name="a238" draw:name="Title 1" svg:x="0.40551in" svg:y="1.74803in" svg:width="5.75197in" svg:height="1.20472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28" presentation:style-name="a242" draw:name="Subtitle 2" svg:x="0.40551in" svg:y="2.95443in" svg:width="5.75197in" svg:height="1.43701in" presentation:class="subtitle" presentation:placeholder="false">
        <draw:text-box>
          <text:p text:style-name="a241" text:class-names="" text:cond-style-name=""><text:span text:style-name="a239" text:class-names="">Click to edit Master subtitle style</text:span><text:span text:style-name="a240" text:class-names=""/></text:p>
        </draw:text-box>
        <svg:title/>
        <svg:desc/>
      </draw:frame>
      <draw:frame draw:id="id29" presentation:style-name="a246" draw:name="Date Placeholder 3" svg:x="0.40551in" svg:y="4.76935in" svg:width="2.25in" svg:height="0.29948in" presentation:class="date-time" presentation:placeholder="false">
        <draw:text-box>
          <text:p text:style-name="a245" text:class-names="" text:cond-style-name=""><text:span text:style-name="a243" text:class-names=""><text:date text:fixed="false" style:data-style-name="a244">13/04/2021</text:date></text:span></text:p>
        </draw:text-box>
        <svg:title/>
        <svg:desc/>
      </draw:frame>
      <draw:frame draw:id="id30" presentation:style-name="a249" draw:name="Footer Placeholder 4" svg:x="7.34449in" svg:y="4.76935in" svg:width="2.25in" svg:height="0.29948in" presentation:class="footer" presentation:placeholder="false">
        <draw:text-box>
          <text:p text:style-name="a248" text:class-names="" text:cond-style-name=""><text:span text:style-name="a247" text:class-names=""/></text:p>
        </draw:text-box>
        <svg:title/>
        <svg:desc/>
      </draw:frame>
      <draw:frame draw:id="id31" presentation:style-name="a252" draw:name="Slide Number Placeholder 5" svg:x="4.72619in" svg:y="5.21837in" svg:width="0.59055in" svg:height="0.29948in" presentation:class="page-number" presentation:placeholder="false">
        <draw:text-box>
          <text:p text:style-name="a251" text:class-names="" text:cond-style-name=""><text:span text:style-name="a250" text:class-names=""><text:page-number style:num-format="1" text:fixed="false"/></text:span></text:p>
        </draw:text-box>
        <svg:title/>
        <svg:desc/>
      </draw:frame>
      <draw:frame draw:id="id32" presentation:style-name="a256" draw:name="Picture Placeholder 8" svg:x="6.2143in" svg:y="0in" svg:width="3.7857in" svg:height="5.62539in" presentation:class="graphic" presentation:placeholder="false">
        <draw:text-box>
          <text:list text:style-name="a255">
            <text:list-item>
              <text:p text:style-name="a254" text:class-names="" text:cond-style-name=""><text:span text:style-name="a25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287">
        <draw:frame draw:id="id5" presentation:style-name="a259" draw:name="Header Placeholder 1" svg:x="0in" svg:y="0in" svg:width="3.25in" svg:height="0.50174in" presentation:class="header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6" presentation:style-name="a263" draw:name="Date Placeholder 2" svg:x="4.24826in" svg:y="0in" svg:width="3.25in" svg:height="0.50174in" presentation:class="date-time" presentation:placeholder="false">
          <draw:text-box>
            <text:p text:style-name="a262" text:class-names="" text:cond-style-name=""><text:span text:style-name="a260" text:class-names=""><text:date text:fixed="false" style:data-style-name="a261">13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4" draw:name="Slide Image Placeholder 3">
          <svg:title/>
          <svg:desc/>
        </draw:page-thumbnail>
        <draw:frame draw:id="id8" presentation:style-name="a280" draw:name="Notes Placeholder 4" svg:x="0.75in" svg:y="4.8125in" svg:width="6in" svg:height="3.9375in" presentation:class="notes" presentation:placeholder="false">
          <draw:text-box>
            <text:p text:style-name="a266" text:class-names="" text:cond-style-name=""><text:span text:style-name="a265" text:class-names="">Edit Master text styles</text:span></text:p>
            <text:list text:style-name="a269">
              <text:list-item>
                <text:list text:style-name="a269">
                  <text:list-item>
                    <text:p text:style-name="a268" text:class-names="" text:cond-style-name=""><text:span text:style-name="a267" text:class-names="">Second level</text:span></text:p>
                  </text:list-item>
                </text:list>
              </text:list-item>
            </text:list>
            <text:list text:style-name="a272">
              <text:list-item>
                <text:list text:style-name="a272">
                  <text:list-item>
                    <text:list text:style-name="a272">
                      <text:list-item>
                        <text:p text:style-name="a271" text:class-names="" text:cond-style-name=""><text:span text:style-name="a2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5">
              <text:list-item>
                <text:list text:style-name="a275">
                  <text:list-item>
                    <text:list text:style-name="a275">
                      <text:list-item>
                        <text:list text:style-name="a275">
                          <text:list-item>
                            <text:p text:style-name="a274" text:class-names="" text:cond-style-name=""><text:span text:style-name="a2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list text:style-name="a279">
                              <text:list-item>
                                <text:p text:style-name="a278" text:class-names="" text:cond-style-name=""><text:span text:style-name="a276" text:class-names="">Fifth level</text:span><text:span text:style-name="a2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3" draw:name="Footer Placeholder 5" svg:x="0in" svg:y="9.49826in" svg:width="3.25in" svg:height="0.50174in" presentation:class="foot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10" presentation:style-name="a286" draw:name="Slide Number Placeholder 6" svg:x="4.24826in" svg:y="9.49826in" svg:width="3.25in" svg:height="0.50174in" presentation:class="page-number" presentation:placeholder="false">
          <draw:text-box>
            <text:p text:style-name="a285" text:class-names="" text:cond-style-name=""><text:span text:style-name="a2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Title-Slide-Colour-and-Image" style:page-layout-name="pageLayout1" draw:style-name="a289">
      <draw:custom-shape svg:x="6.24306in" svg:y="-0.00347in" svg:width="3.75694in" svg:height="5.62847in" draw:id="id33" draw:style-name="a293" draw:name="Rectangle 7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34" presentation:style-name="a297" draw:name="Title 1" svg:x="0.40551in" svg:y="1.74803in" svg:width="5.75197in" svg:height="1.20472in" presentation:class="title" presentation:placeholder="false">
        <draw:text-box>
          <text:p text:style-name="a296" text:class-names="" text:cond-style-name=""><text:span text:style-name="a294" text:class-names="">Click to edit Master title style</text:span><text:span text:style-name="a295" text:class-names=""/></text:p>
        </draw:text-box>
        <svg:title/>
        <svg:desc/>
      </draw:frame>
      <draw:frame draw:id="id35" presentation:style-name="a301" draw:name="Subtitle 2" svg:x="0.40551in" svg:y="2.95443in" svg:width="5.75197in" svg:height="1.43701in" presentation:class="subtitle" presentation:placeholder="false">
        <draw:text-box>
          <text:p text:style-name="a300" text:class-names="" text:cond-style-name=""><text:span text:style-name="a298" text:class-names="">Click to edit Master subtitle style</text:span><text:span text:style-name="a299" text:class-names=""/></text:p>
        </draw:text-box>
        <svg:title/>
        <svg:desc/>
      </draw:frame>
      <draw:frame draw:id="id36" presentation:style-name="a305" draw:name="Date Placeholder 3" svg:x="0.40551in" svg:y="4.76935in" svg:width="2.25in" svg:height="0.29948in" presentation:class="date-time" presentation:placeholder="false">
        <draw:text-box>
          <text:p text:style-name="a304" text:class-names="" text:cond-style-name=""><text:span text:style-name="a302" text:class-names=""><text:date text:fixed="false" style:data-style-name="a303">13/04/2021</text:date></text:span></text:p>
        </draw:text-box>
        <svg:title/>
        <svg:desc/>
      </draw:frame>
      <draw:frame draw:id="id37" presentation:style-name="a308" draw:name="Footer Placeholder 4" svg:x="7.34449in" svg:y="4.76935in" svg:width="2.25in" svg:height="0.29948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38" presentation:style-name="a311" draw:name="Slide Number Placeholder 5" svg:x="4.72619in" svg:y="5.21837in" svg:width="0.59055in" svg:height="0.29948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frame draw:id="id5" presentation:style-name="a314" draw:name="Header Placeholder 1" svg:x="0in" svg:y="0in" svg:width="3.25in" svg:height="0.50174in" presentation:class="head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6" presentation:style-name="a318" draw:name="Date Placeholder 2" svg:x="4.24826in" svg:y="0in" svg:width="3.25in" svg:height="0.50174in" presentation:class="date-time" presentation:placeholder="false">
          <draw:text-box>
            <text:p text:style-name="a317" text:class-names="" text:cond-style-name=""><text:span text:style-name="a315" text:class-names=""><text:date text:fixed="false" style:data-style-name="a316">13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19" draw:name="Slide Image Placeholder 3">
          <svg:title/>
          <svg:desc/>
        </draw:page-thumbnail>
        <draw:frame draw:id="id8" presentation:style-name="a335" draw:name="Notes Placeholder 4" svg:x="0.75in" svg:y="4.8125in" svg:width="6in" svg:height="3.9375in" presentation:class="notes" presentation:placeholder="false">
          <draw:text-box>
            <text:p text:style-name="a321" text:class-names="" text:cond-style-name=""><text:span text:style-name="a320" text:class-names="">Edit Master text styles</text:span></text:p>
            <text:list text:style-name="a324">
              <text:list-item>
                <text:list text:style-name="a324">
                  <text:list-item>
                    <text:p text:style-name="a323" text:class-names="" text:cond-style-name=""><text:span text:style-name="a322" text:class-names="">Second level</text:span></text:p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p text:style-name="a326" text:class-names="" text:cond-style-name=""><text:span text:style-name="a3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0">
              <text:list-item>
                <text:list text:style-name="a330">
                  <text:list-item>
                    <text:list text:style-name="a330">
                      <text:list-item>
                        <text:list text:style-name="a330">
                          <text:list-item>
                            <text:p text:style-name="a329" text:class-names="" text:cond-style-name=""><text:span text:style-name="a3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list text:style-name="a334">
                              <text:list-item>
                                <text:p text:style-name="a333" text:class-names="" text:cond-style-name=""><text:span text:style-name="a331" text:class-names="">Fifth level</text:span><text:span text:style-name="a3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38" draw:name="Footer Placeholder 5" svg:x="0in" svg:y="9.49826in" svg:width="3.25in" svg:height="0.50174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Slide Number Placeholder 6" svg:x="4.24826in" svg:y="9.49826in" svg:width="3.25in" svg:height="0.50174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Title-Slide-Colour-(Insert-Image)" style:page-layout-name="pageLayout1" draw:style-name="a344">
      <draw:frame draw:id="id39" presentation:style-name="a348" draw:name="Title 1" svg:x="0.40551in" svg:y="1.74803in" svg:width="5.75197in" svg:height="1.20472in" presentation:class="title" presentation:placeholder="false">
        <draw:text-box>
          <text:p text:style-name="a347" text:class-names="" text:cond-style-name=""><text:span text:style-name="a345" text:class-names="">Click to edit Master title style</text:span><text:span text:style-name="a346" text:class-names=""/></text:p>
        </draw:text-box>
        <svg:title/>
        <svg:desc/>
      </draw:frame>
      <draw:frame draw:id="id40" presentation:style-name="a352" draw:name="Subtitle 2" svg:x="0.40551in" svg:y="2.95443in" svg:width="5.75197in" svg:height="1.43701in" presentation:class="subtitle" presentation:placeholder="false">
        <draw:text-box>
          <text:p text:style-name="a351" text:class-names="" text:cond-style-name=""><text:span text:style-name="a349" text:class-names="">Click to edit Master subtitle style</text:span><text:span text:style-name="a350" text:class-names=""/></text:p>
        </draw:text-box>
        <svg:title/>
        <svg:desc/>
      </draw:frame>
      <draw:frame draw:id="id41" presentation:style-name="a356" draw:name="Date Placeholder 3" svg:x="0.40551in" svg:y="4.76935in" svg:width="2.25in" svg:height="0.29948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13/04/2021</text:date></text:span></text:p>
        </draw:text-box>
        <svg:title/>
        <svg:desc/>
      </draw:frame>
      <draw:frame draw:id="id42" presentation:style-name="a359" draw:name="Footer Placeholder 4" svg:x="7.34449in" svg:y="4.76935in" svg:width="2.25in" svg:height="0.29948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43" presentation:style-name="a362" draw:name="Slide Number Placeholder 5" svg:x="4.72619in" svg:y="5.21837in" svg:width="0.59055in" svg:height="0.29948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draw:frame draw:id="id44" presentation:style-name="a366" draw:name="Picture Placeholder 8" svg:x="6.2143in" svg:y="0in" svg:width="3.7857in" svg:height="5.62539in" presentation:class="graphic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397">
        <draw:frame draw:id="id5" presentation:style-name="a369" draw:name="Header Placeholder 1" svg:x="0in" svg:y="0in" svg:width="3.25in" svg:height="0.50174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6" presentation:style-name="a373" draw:name="Date Placeholder 2" svg:x="4.24826in" svg:y="0in" svg:width="3.25in" svg:height="0.50174in" presentation:class="date-time" presentation:placeholder="false">
          <draw:text-box>
            <text:p text:style-name="a372" text:class-names="" text:cond-style-name=""><text:span text:style-name="a370" text:class-names=""><text:date text:fixed="false" style:data-style-name="a371">13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4" draw:name="Slide Image Placeholder 3">
          <svg:title/>
          <svg:desc/>
        </draw:page-thumbnail>
        <draw:frame draw:id="id8" presentation:style-name="a390" draw:name="Notes Placeholder 4" svg:x="0.75in" svg:y="4.8125in" svg:width="6in" svg:height="3.9375in" presentation:class="notes" presentation:placeholder="false">
          <draw:text-box>
            <text:p text:style-name="a376" text:class-names="" text:cond-style-name=""><text:span text:style-name="a375" text:class-names="">Edit Master text styles</text:span></text:p>
            <text:list text:style-name="a379">
              <text:list-item>
                <text:list text:style-name="a379">
                  <text:list-item>
                    <text:p text:style-name="a378" text:class-names="" text:cond-style-name=""><text:span text:style-name="a377" text:class-names="">Second level</text:span></text:p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list text:style-name="a382">
                      <text:list-item>
                        <text:p text:style-name="a381" text:class-names="" text:cond-style-name=""><text:span text:style-name="a3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p text:style-name="a384" text:class-names="" text:cond-style-name=""><text:span text:style-name="a3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6" text:class-names="">Fifth level</text:span><text:span text:style-name="a3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Footer Placeholder 5" svg:x="0in" svg:y="9.49826in" svg:width="3.25in" svg:height="0.50174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6" draw:name="Slide Number Placeholder 6" svg:x="4.24826in" svg:y="9.49826in" svg:width="3.25in" svg:height="0.50174in" presentation:class="page-number" presentation:placeholder="false">
          <draw:text-box>
            <text:p text:style-name="a395" text:class-names="" text:cond-style-name=""><text:span text:style-name="a3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Title,-Content-and-Image" style:page-layout-name="pageLayout1" draw:style-name="a399">
      <draw:frame draw:id="id45" presentation:style-name="a403" draw:name="Title 1" svg:x="0.40551in" svg:y="0.74409in" svg:width="5.75197in" svg:height="1.20472in" presentation:class="title" presentation:placeholder="false">
        <draw:text-box>
          <text:p text:style-name="a402" text:class-names="" text:cond-style-name=""><text:span text:style-name="a400" text:class-names="">Click to edit Master title style</text:span><text:span text:style-name="a401" text:class-names=""/></text:p>
        </draw:text-box>
        <svg:title/>
        <svg:desc/>
      </draw:frame>
      <draw:frame draw:id="id46" presentation:style-name="a420" draw:name="Content Placeholder 2" svg:x="0.40551in" svg:y="1.99606in" svg:width="5.75197in" svg:height="2.73622in" presentation:class="object" presentation:placeholder="false">
        <draw:text-box>
          <text:list text:style-name="a406">
            <text:list-item>
              <text:p text:style-name="a405" text:class-names="" text:cond-style-name=""><text:span text:style-name="a404" text:class-names="">Click to edit Master text styles</text:span></text:p>
            </text:list-item>
          </text:list>
          <text:list text:style-name="a409">
            <text:list-item>
              <text:list text:style-name="a409">
                <text:list-item>
                  <text:p text:style-name="a408" text:class-names="" text:cond-style-name=""><text:span text:style-name="a407" text:class-names="">Second level</text:span></text:p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p text:style-name="a411" text:class-names="" text:cond-style-name=""><text:span text:style-name="a410" text:class-names="">Third level</text:span></text:p>
                    </text:list-item>
                  </text:list>
                </text:list-item>
              </text:list>
            </text:list-item>
          </text:list>
          <text:list text:style-name="a415">
            <text:list-item>
              <text:list text:style-name="a415">
                <text:list-item>
                  <text:list text:style-name="a415">
                    <text:list-item>
                      <text:list text:style-name="a415">
                        <text:list-item>
                          <text:p text:style-name="a414" text:class-names="" text:cond-style-name=""><text:span text:style-name="a4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list text:style-name="a419">
                        <text:list-item>
                          <text:list text:style-name="a419">
                            <text:list-item>
                              <text:p text:style-name="a418" text:class-names="" text:cond-style-name=""><text:span text:style-name="a416" text:class-names="">Fifth level</text:span><text:span text:style-name="a4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424" draw:name="Date Placeholder 3" svg:x="0.40551in" svg:y="4.76935in" svg:width="2.25in" svg:height="0.29948in" presentation:class="date-time" presentation:placeholder="false">
        <draw:text-box>
          <text:p text:style-name="a423" text:class-names="" text:cond-style-name=""><text:span text:style-name="a421" text:class-names=""><text:date text:fixed="false" style:data-style-name="a422">13/04/2021</text:date></text:span></text:p>
        </draw:text-box>
        <svg:title/>
        <svg:desc/>
      </draw:frame>
      <draw:frame draw:id="id48" presentation:style-name="a427" draw:name="Footer Placeholder 4" svg:x="7.34449in" svg:y="4.76935in" svg:width="2.25in" svg:height="0.29948in" presentation:class="footer" presentation:placeholder="false">
        <draw:text-box>
          <text:p text:style-name="a426" text:class-names="" text:cond-style-name=""><text:span text:style-name="a425" text:class-names=""/></text:p>
        </draw:text-box>
        <svg:title/>
        <svg:desc/>
      </draw:frame>
      <draw:frame draw:id="id49" presentation:style-name="a430" draw:name="Slide Number Placeholder 5" svg:x="4.72619in" svg:y="5.21837in" svg:width="0.59055in" svg:height="0.29948in" presentation:class="page-number" presentation:placeholder="false">
        <draw:text-box>
          <text:p text:style-name="a429" text:class-names="" text:cond-style-name=""><text:span text:style-name="a428" text:class-names=""><text:page-number style:num-format="1" text:fixed="false"/></text:span></text:p>
        </draw:text-box>
        <svg:title/>
        <svg:desc/>
      </draw:frame>
      <draw:frame draw:id="id50" presentation:style-name="a434" draw:name="Picture Placeholder 8" svg:x="6.2143in" svg:y="0in" svg:width="3.7857in" svg:height="5.625in" presentation:class="graphic" presentation:placeholder="false">
        <draw:text-box>
          <text:list text:style-name="a433">
            <text:list-item>
              <text:p text:style-name="a432" text:class-names="" text:cond-style-name=""><text:span text:style-name="a431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465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1" draw:name="Date Placeholder 2" svg:x="4.24826in" svg:y="0in" svg:width="3.25in" svg:height="0.50174in" presentation:class="date-time" presentation:placeholder="false">
          <draw:text-box>
            <text:p text:style-name="a440" text:class-names="" text:cond-style-name=""><text:span text:style-name="a438" text:class-names=""><text:date text:fixed="false" style:data-style-name="a439">13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42" draw:name="Slide Image Placeholder 3">
          <svg:title/>
          <svg:desc/>
        </draw:page-thumbnail>
        <draw:frame draw:id="id8" presentation:style-name="a458" draw:name="Notes Placeholder 4" svg:x="0.75in" svg:y="4.8125in" svg:width="6in" svg:height="3.9375in" presentation:class="notes" presentation:placeholder="false">
          <draw:text-box>
            <text:p text:style-name="a444" text:class-names="" text:cond-style-name=""><text:span text:style-name="a443" text:class-names="">Edit Master text styles</text:span></text:p>
            <text:list text:style-name="a447">
              <text:list-item>
                <text:list text:style-name="a447">
                  <text:list-item>
                    <text:p text:style-name="a446" text:class-names="" text:cond-style-name=""><text:span text:style-name="a445" text:class-names="">Second level</text:span></text:p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list text:style-name="a450">
                      <text:list-item>
                        <text:p text:style-name="a449" text:class-names="" text:cond-style-name=""><text:span text:style-name="a4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list text:style-name="a453">
                          <text:list-item>
                            <text:p text:style-name="a452" text:class-names="" text:cond-style-name=""><text:span text:style-name="a4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list text:style-name="a457">
                          <text:list-item>
                            <text:list text:style-name="a457">
                              <text:list-item>
                                <text:p text:style-name="a456" text:class-names="" text:cond-style-name=""><text:span text:style-name="a454" text:class-names="">Fifth level</text:span><text:span text:style-name="a4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1" draw:name="Footer Placeholder 5" svg:x="0in" svg:y="9.49826in" svg:width="3.25in" svg:height="0.50174in" presentation:class="foot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0" presentation:style-name="a464" draw:name="Slide Number Placeholder 6" svg:x="4.24826in" svg:y="9.49826in" svg:width="3.25in" svg:height="0.50174in" presentation:class="page-number" presentation:placeholder="false">
          <draw:text-box>
            <text:p text:style-name="a463" text:class-names="" text:cond-style-name=""><text:span text:style-name="a4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twoObj-Two-Content" style:page-layout-name="pageLayout1" draw:style-name="a467">
      <draw:frame draw:id="id51" presentation:style-name="a471" draw:name="Title 1" svg:x="0.40551in" svg:y="0.29948in" svg:width="9.18898in" svg:height="1.08724in" presentation:class="title" presentation:placeholder="false">
        <draw:text-box>
          <text:p text:style-name="a470" text:class-names="" text:cond-style-name=""><text:span text:style-name="a468" text:class-names="">Click to edit Master title style</text:span><text:span text:style-name="a469" text:class-names=""/></text:p>
        </draw:text-box>
        <svg:title/>
        <svg:desc/>
      </draw:frame>
      <draw:frame draw:id="id52" presentation:style-name="a488" draw:name="Content Placeholder 2" svg:x="0.40551in" svg:y="1.4974in" svg:width="4.53199in" svg:height="3.15885in" presentation:class="object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ck to edit Master text styles</text:span></text:p>
            </text:list-item>
          </text:list>
          <text:list text:style-name="a477">
            <text:list-item>
              <text:list text:style-name="a477">
                <text:list-item>
                  <text:p text:style-name="a476" text:class-names="" text:cond-style-name=""><text:span text:style-name="a475" text:class-names="">Second level</text:span></text:p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p text:style-name="a479" text:class-names="" text:cond-style-name=""><text:span text:style-name="a478" text:class-names="">Third level</text:span></text:p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p text:style-name="a482" text:class-names="" text:cond-style-name=""><text:span text:style-name="a4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list text:style-name="a487">
                        <text:list-item>
                          <text:list text:style-name="a487">
                            <text:list-item>
                              <text:p text:style-name="a486" text:class-names="" text:cond-style-name=""><text:span text:style-name="a484" text:class-names="">Fifth level</text:span><text:span text:style-name="a4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505" draw:name="Content Placeholder 3" svg:x="5.0625in" svg:y="1.4974in" svg:width="4.53199in" svg:height="3.15885in" presentation:class="object" presentation:placeholder="false">
        <draw:text-box>
          <text:list text:style-name="a491">
            <text:list-item>
              <text:p text:style-name="a490" text:class-names="" text:cond-style-name=""><text:span text:style-name="a489" text:class-names="">Click to edit Master text styles</text:span></text:p>
            </text:list-item>
          </text:list>
          <text:list text:style-name="a494">
            <text:list-item>
              <text:list text:style-name="a494">
                <text:list-item>
                  <text:p text:style-name="a493" text:class-names="" text:cond-style-name=""><text:span text:style-name="a492" text:class-names="">Second level</text:span></text:p>
                </text:list-item>
              </text:list>
            </text:list-item>
          </text:list>
          <text:list text:style-name="a497">
            <text:list-item>
              <text:list text:style-name="a497">
                <text:list-item>
                  <text:list text:style-name="a497">
                    <text:list-item>
                      <text:p text:style-name="a496" text:class-names="" text:cond-style-name=""><text:span text:style-name="a495" text:class-names="">Third level</text:span></text:p>
                    </text:list-item>
                  </text:list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list text:style-name="a500">
                        <text:list-item>
                          <text:p text:style-name="a499" text:class-names="" text:cond-style-name=""><text:span text:style-name="a4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list text:style-name="a504">
                            <text:list-item>
                              <text:p text:style-name="a503" text:class-names="" text:cond-style-name=""><text:span text:style-name="a501" text:class-names="">Fifth level</text:span><text:span text:style-name="a5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509" draw:name="Date Placeholder 4" svg:x="0.40551in" svg:y="4.76935in" svg:width="2.25in" svg:height="0.29948in" presentation:class="date-time" presentation:placeholder="false">
        <draw:text-box>
          <text:p text:style-name="a508" text:class-names="" text:cond-style-name=""><text:span text:style-name="a506" text:class-names=""><text:date text:fixed="false" style:data-style-name="a507">13/04/2021</text:date></text:span></text:p>
        </draw:text-box>
        <svg:title/>
        <svg:desc/>
      </draw:frame>
      <draw:frame draw:id="id55" presentation:style-name="a512" draw:name="Footer Placeholder 5" svg:x="7.34449in" svg:y="4.76935in" svg:width="2.25in" svg:height="0.29948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56" presentation:style-name="a515" draw:name="Slide Number Placeholder 6" svg:x="4.72619in" svg:y="5.21837in" svg:width="0.59055in" svg:height="0.29948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46">
        <draw:frame draw:id="id5" presentation:style-name="a518" draw:name="Header Placeholder 1" svg:x="0in" svg:y="0in" svg:width="3.25in" svg:height="0.50174in" presentation:class="head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6" presentation:style-name="a522" draw:name="Date Placeholder 2" svg:x="4.24826in" svg:y="0in" svg:width="3.25in" svg:height="0.50174in" presentation:class="date-time" presentation:placeholder="false">
          <draw:text-box>
            <text:p text:style-name="a521" text:class-names="" text:cond-style-name=""><text:span text:style-name="a519" text:class-names=""><text:date text:fixed="false" style:data-style-name="a520">13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3" draw:name="Slide Image Placeholder 3">
          <svg:title/>
          <svg:desc/>
        </draw:page-thumbnail>
        <draw:frame draw:id="id8" presentation:style-name="a539" draw:name="Notes Placeholder 4" svg:x="0.75in" svg:y="4.8125in" svg:width="6in" svg:height="3.9375in" presentation:class="notes" presentation:placeholder="false">
          <draw:text-box>
            <text:p text:style-name="a525" text:class-names="" text:cond-style-name=""><text:span text:style-name="a524" text:class-names="">Edit Master text styles</text:span></text:p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Second level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p text:style-name="a530" text:class-names="" text:cond-style-name=""><text:span text:style-name="a5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p text:style-name="a533" text:class-names="" text:cond-style-name=""><text:span text:style-name="a5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list text:style-name="a538">
                          <text:list-item>
                            <text:list text:style-name="a538">
                              <text:list-item>
                                <text:p text:style-name="a537" text:class-names="" text:cond-style-name=""><text:span text:style-name="a535" text:class-names="">Fifth level</text:span><text:span text:style-name="a5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2" draw:name="Footer Placeholder 5" svg:x="0in" svg:y="9.49826in" svg:width="3.25in" svg:height="0.50174in" presentation:class="foot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0" presentation:style-name="a545" draw:name="Slide Number Placeholder 6" svg:x="4.24826in" svg:y="9.49826in" svg:width="3.25in" svg:height="0.50174in" presentation:class="page-number" presentation:placeholder="false">
          <draw:text-box>
            <text:p text:style-name="a544" text:class-names="" text:cond-style-name=""><text:span text:style-name="a5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Content-and-Image" style:page-layout-name="pageLayout1" draw:style-name="a548">
      <draw:frame draw:id="id57" presentation:style-name="a552" draw:name="Title 1" svg:x="0.40551in" svg:y="0.29948in" svg:width="9.18898in" svg:height="1.08724in" presentation:class="title" presentation:placeholder="false">
        <draw:text-box>
          <text:p text:style-name="a551" text:class-names="" text:cond-style-name=""><text:span text:style-name="a549" text:class-names="">Click to edit Master title style</text:span><text:span text:style-name="a550" text:class-names=""/></text:p>
        </draw:text-box>
        <svg:title/>
        <svg:desc/>
      </draw:frame>
      <draw:frame draw:id="id58" presentation:style-name="a569" draw:name="Content Placeholder 2" svg:x="0.40551in" svg:y="1.4974in" svg:width="4.53199in" svg:height="3.15885in" presentation:class="object" presentation:placeholder="false">
        <draw:text-box>
          <text:list text:style-name="a555">
            <text:list-item>
              <text:p text:style-name="a554" text:class-names="" text:cond-style-name=""><text:span text:style-name="a553" text:class-names="">Click to edit Master text styles</text:span></text:p>
            </text:list-item>
          </text:list>
          <text:list text:style-name="a558">
            <text:list-item>
              <text:list text:style-name="a558">
                <text:list-item>
                  <text:p text:style-name="a557" text:class-names="" text:cond-style-name=""><text:span text:style-name="a556" text:class-names="">Second level</text:span></text:p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p text:style-name="a560" text:class-names="" text:cond-style-name=""><text:span text:style-name="a559" text:class-names="">Third level</text:span></text:p>
                    </text:list-item>
                  </text:list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list text:style-name="a564">
                        <text:list-item>
                          <text:p text:style-name="a563" text:class-names="" text:cond-style-name=""><text:span text:style-name="a5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list text:style-name="a568">
                            <text:list-item>
                              <text:p text:style-name="a567" text:class-names="" text:cond-style-name=""><text:span text:style-name="a565" text:class-names="">Fifth level</text:span><text:span text:style-name="a5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73" draw:name="Date Placeholder 4" svg:x="0.40551in" svg:y="4.76935in" svg:width="2.25in" svg:height="0.29948in" presentation:class="date-time" presentation:placeholder="false">
        <draw:text-box>
          <text:p text:style-name="a572" text:class-names="" text:cond-style-name=""><text:span text:style-name="a570" text:class-names=""><text:date text:fixed="false" style:data-style-name="a571">13/04/2021</text:date></text:span></text:p>
        </draw:text-box>
        <svg:title/>
        <svg:desc/>
      </draw:frame>
      <draw:frame draw:id="id60" presentation:style-name="a576" draw:name="Footer Placeholder 5" svg:x="7.34449in" svg:y="4.76935in" svg:width="2.25in" svg:height="0.29948in" presentation:class="footer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61" presentation:style-name="a579" draw:name="Slide Number Placeholder 6" svg:x="4.72619in" svg:y="5.21837in" svg:width="0.59055in" svg:height="0.29948in" presentation:class="page-number" presentation:placeholder="false">
        <draw:text-box>
          <text:p text:style-name="a578" text:class-names="" text:cond-style-name=""><text:span text:style-name="a577" text:class-names=""><text:page-number style:num-format="1" text:fixed="false"/></text:span></text:p>
        </draw:text-box>
        <svg:title/>
        <svg:desc/>
      </draw:frame>
      <draw:frame draw:id="id62" presentation:style-name="a584" draw:name="Picture Placeholder 8" svg:x="5.06299in" svg:y="1.4974in" svg:width="4.5315in" svg:height="3.15885in" presentation:class="graphic" presentation:placeholder="false">
        <draw:text-box>
          <text:list text:style-name="a583">
            <text:list-item>
              <text:p text:style-name="a582" text:class-names="" text:cond-style-name=""><text:span text:style-name="a580" text:class-names="">Click icon to add picture</text:span><text:span text:style-name="a581" text:class-names=""/></text:p>
            </text:list-item>
          </text:list>
        </draw:text-box>
        <svg:title/>
        <svg:desc/>
      </draw:frame>
      <presentation:notes style:page-layout-name="pageLayout2" draw:style-name="a615">
        <draw:frame draw:id="id5" presentation:style-name="a587" draw:name="Header Placeholder 1" svg:x="0in" svg:y="0in" svg:width="3.25in" svg:height="0.50174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6" presentation:style-name="a591" draw:name="Date Placeholder 2" svg:x="4.24826in" svg:y="0in" svg:width="3.25in" svg:height="0.50174in" presentation:class="date-time" presentation:placeholder="false">
          <draw:text-box>
            <text:p text:style-name="a590" text:class-names="" text:cond-style-name=""><text:span text:style-name="a588" text:class-names=""><text:date text:fixed="false" style:data-style-name="a589">13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92" draw:name="Slide Image Placeholder 3">
          <svg:title/>
          <svg:desc/>
        </draw:page-thumbnail>
        <draw:frame draw:id="id8" presentation:style-name="a608" draw:name="Notes Placeholder 4" svg:x="0.75in" svg:y="4.8125in" svg:width="6in" svg:height="3.9375in" presentation:class="notes" presentation:placeholder="false">
          <draw:text-box>
            <text:p text:style-name="a594" text:class-names="" text:cond-style-name=""><text:span text:style-name="a593" text:class-names="">Edit Master text styles</text:span></text:p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5" text:class-names="">Second level</text:span></text:p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p text:style-name="a599" text:class-names="" text:cond-style-name=""><text:span text:style-name="a5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list text:style-name="a603">
                          <text:list-item>
                            <text:p text:style-name="a602" text:class-names="" text:cond-style-name=""><text:span text:style-name="a6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list text:style-name="a607">
                      <text:list-item>
                        <text:list text:style-name="a607">
                          <text:list-item>
                            <text:list text:style-name="a607">
                              <text:list-item>
                                <text:p text:style-name="a606" text:class-names="" text:cond-style-name=""><text:span text:style-name="a604" text:class-names="">Fifth level</text:span><text:span text:style-name="a6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1" draw:name="Footer Placeholder 5" svg:x="0in" svg:y="9.49826in" svg:width="3.25in" svg:height="0.50174in" presentation:class="foot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10" presentation:style-name="a614" draw:name="Slide Number Placeholder 6" svg:x="4.24826in" svg:y="9.49826in" svg:width="3.25in" svg:height="0.50174in" presentation:class="page-number" presentation:placeholder="false">
          <draw:text-box>
            <text:p text:style-name="a613" text:class-names="" text:cond-style-name=""><text:span text:style-name="a6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Image" style:page-layout-name="pageLayout1" draw:style-name="a617">
      <draw:custom-shape svg:x="0in" svg:y="0in" svg:width="10in" svg:height="4.61981in" draw:id="id63" draw:style-name="a620" draw:name="Rectangle 1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624" draw:name="Picture Placeholder 4" svg:x="0.40551in" svg:y="0.3671in" svg:width="9.18898in" svg:height="3.8857in" presentation:class="graphic" presentation:placeholder="false">
        <draw:text-box>
          <text:list text:style-name="a623">
            <text:list-item>
              <text:p text:style-name="a622" text:class-names="" text:cond-style-name=""><text:span text:style-name="a621" text:class-names="">Click icon to add picture</text:span></text:p>
            </text:list-item>
          </text:list>
        </draw:text-box>
        <svg:title/>
        <svg:desc/>
      </draw:frame>
      <draw:frame draw:id="id65" presentation:style-name="a628" draw:name="Date Placeholder 2" svg:x="0.40551in" svg:y="4.76935in" svg:width="2.25in" svg:height="0.29948in" presentation:class="date-time" presentation:placeholder="false">
        <draw:text-box>
          <text:p text:style-name="a627" text:class-names="" text:cond-style-name=""><text:span text:style-name="a625" text:class-names=""><text:date text:fixed="false" style:data-style-name="a626">13/04/2021</text:date></text:span></text:p>
        </draw:text-box>
        <svg:title/>
        <svg:desc/>
      </draw:frame>
      <draw:frame draw:id="id66" presentation:style-name="a631" draw:name="Footer Placeholder 3" svg:x="7.34449in" svg:y="4.76935in" svg:width="2.25in" svg:height="0.29948in" presentation:class="footer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67" presentation:style-name="a634" draw:name="Slide Number Placeholder 4" svg:x="4.72619in" svg:y="5.21837in" svg:width="0.59055in" svg:height="0.29948in" presentation:class="page-number" presentation:placeholder="false">
        <draw:text-box>
          <text:p text:style-name="a633" text:class-names="" text:cond-style-name=""><text:span text:style-name="a632" text:class-names=""><text:page-number style:num-format="1" text:fixed="false"/></text:span></text:p>
        </draw:text-box>
        <svg:title/>
        <svg:desc/>
      </draw:frame>
      <draw:frame draw:id="id68" presentation:style-name="a638" draw:name="Title 1" svg:x="6.15576in" svg:y="4.75516in" svg:width="3.4375in" svg:height="0.75492in" presentation:class="title" presentation:placeholder="false">
        <draw:text-box>
          <text:p text:style-name="a637" text:class-names="" text:cond-style-name=""><text:span text:style-name="a635" text:class-names="">Click to add<text:line-break/>image caption</text:span><text:span text:style-name="a636" text:class-names=""/></text:p>
        </draw:text-box>
        <svg:title/>
        <svg:desc/>
      </draw:frame>
      <presentation:notes style:page-layout-name="pageLayout2" draw:style-name="a669">
        <draw:frame draw:id="id5" presentation:style-name="a641" draw:name="Header Placeholder 1" svg:x="0in" svg:y="0in" svg:width="3.25in" svg:height="0.50174in" presentation:class="head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6" presentation:style-name="a645" draw:name="Date Placeholder 2" svg:x="4.24826in" svg:y="0in" svg:width="3.25in" svg:height="0.50174in" presentation:class="date-time" presentation:placeholder="false">
          <draw:text-box>
            <text:p text:style-name="a644" text:class-names="" text:cond-style-name=""><text:span text:style-name="a642" text:class-names=""><text:date text:fixed="false" style:data-style-name="a643">13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6" draw:name="Slide Image Placeholder 3">
          <svg:title/>
          <svg:desc/>
        </draw:page-thumbnail>
        <draw:frame draw:id="id8" presentation:style-name="a662" draw:name="Notes Placeholder 4" svg:x="0.75in" svg:y="4.8125in" svg:width="6in" svg:height="3.9375in" presentation:class="notes" presentation:placeholder="false">
          <draw:text-box>
            <text:p text:style-name="a648" text:class-names="" text:cond-style-name=""><text:span text:style-name="a647" text:class-names="">Edit Master text styles</text:span></text:p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9" text:class-names="">Second level</text:span></text:p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p text:style-name="a653" text:class-names="" text:cond-style-name=""><text:span text:style-name="a6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list text:style-name="a657">
                      <text:list-item>
                        <text:list text:style-name="a657">
                          <text:list-item>
                            <text:p text:style-name="a656" text:class-names="" text:cond-style-name=""><text:span text:style-name="a6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list text:style-name="a661">
                              <text:list-item>
                                <text:p text:style-name="a660" text:class-names="" text:cond-style-name=""><text:span text:style-name="a658" text:class-names="">Fifth level</text:span><text:span text:style-name="a6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5" draw:name="Footer Placeholder 5" svg:x="0in" svg:y="9.49826in" svg:width="3.25in" svg:height="0.50174in" presentation:class="footer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10" presentation:style-name="a668" draw:name="Slide Number Placeholder 6" svg:x="4.24826in" svg:y="9.49826in" svg:width="3.25in" svg:height="0.50174in" presentation:class="page-number" presentation:placeholder="false">
          <draw:text-box>
            <text:p text:style-name="a667" text:class-names="" text:cond-style-name=""><text:span text:style-name="a6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Full-Bleed-Image" style:page-layout-name="pageLayout1" draw:style-name="a671">
      <draw:frame draw:id="id69" presentation:style-name="a675" draw:name="Date Placeholder 2" svg:x="0.40551in" svg:y="4.76935in" svg:width="2.25in" svg:height="0.29948in" presentation:class="date-time" presentation:placeholder="false">
        <draw:text-box>
          <text:p text:style-name="a674" text:class-names="" text:cond-style-name=""><text:span text:style-name="a672" text:class-names=""><text:date text:fixed="false" style:data-style-name="a673">13/04/2021</text:date></text:span></text:p>
        </draw:text-box>
        <svg:title/>
        <svg:desc/>
      </draw:frame>
      <draw:frame draw:id="id70" presentation:style-name="a678" draw:name="Footer Placeholder 3" svg:x="7.34449in" svg:y="4.76935in" svg:width="2.25in" svg:height="0.29948in" presentation:class="footer" presentation:placeholder="false">
        <draw:text-box>
          <text:p text:style-name="a677" text:class-names="" text:cond-style-name=""><text:span text:style-name="a676" text:class-names=""/></text:p>
        </draw:text-box>
        <svg:title/>
        <svg:desc/>
      </draw:frame>
      <draw:frame draw:id="id71" presentation:style-name="a681" draw:name="Slide Number Placeholder 4" svg:x="4.72619in" svg:y="5.21837in" svg:width="0.59055in" svg:height="0.29948in" presentation:class="page-number" presentation:placeholder="false">
        <draw:text-box>
          <text:p text:style-name="a680" text:class-names="" text:cond-style-name=""><text:span text:style-name="a679" text:class-names=""><text:page-number style:num-format="1" text:fixed="false"/></text:span></text:p>
        </draw:text-box>
        <svg:title/>
        <svg:desc/>
      </draw:frame>
      <draw:frame draw:id="id72" presentation:style-name="a685" draw:name="Picture Placeholder 4" svg:x="0in" svg:y="0in" svg:width="10in" svg:height="4.66667in" presentation:class="graphic" presentation:placeholder="false">
        <draw:text-box>
          <text:list text:style-name="a684">
            <text:list-item>
              <text:p text:style-name="a683" text:class-names="" text:cond-style-name=""><text:span text:style-name="a682" text:class-names="">Click icon to add full bleed picture</text:span></text:p>
            </text:list-item>
          </text:list>
        </draw:text-box>
        <svg:title/>
        <svg:desc/>
      </draw:frame>
      <draw:frame draw:id="id73" presentation:style-name="a689" draw:name="Title 1" svg:x="6.15576in" svg:y="4.75516in" svg:width="3.4375in" svg:height="0.75492in" presentation:class="title" presentation:placeholder="false">
        <draw:text-box>
          <text:p text:style-name="a688" text:class-names="" text:cond-style-name=""><text:span text:style-name="a686" text:class-names="">Click to add<text:line-break/>image caption</text:span><text:span text:style-name="a687" text:class-names=""/></text:p>
        </draw:text-box>
        <svg:title/>
        <svg:desc/>
      </draw:frame>
      <presentation:notes style:page-layout-name="pageLayout2" draw:style-name="a720">
        <draw:frame draw:id="id5" presentation:style-name="a692" draw:name="Header Placeholder 1" svg:x="0in" svg:y="0in" svg:width="3.25in" svg:height="0.50174in" presentation:class="head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6" presentation:style-name="a696" draw:name="Date Placeholder 2" svg:x="4.24826in" svg:y="0in" svg:width="3.25in" svg:height="0.50174in" presentation:class="date-time" presentation:placeholder="false">
          <draw:text-box>
            <text:p text:style-name="a695" text:class-names="" text:cond-style-name=""><text:span text:style-name="a693" text:class-names=""><text:date text:fixed="false" style:data-style-name="a694">13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7" draw:name="Slide Image Placeholder 3">
          <svg:title/>
          <svg:desc/>
        </draw:page-thumbnail>
        <draw:frame draw:id="id8" presentation:style-name="a713" draw:name="Notes Placeholder 4" svg:x="0.75in" svg:y="4.8125in" svg:width="6in" svg:height="3.9375in" presentation:class="notes" presentation:placeholder="false">
          <draw:text-box>
            <text:p text:style-name="a699" text:class-names="" text:cond-style-name=""><text:span text:style-name="a698" text:class-names="">Edit Master text styles</text:span></text:p>
            <text:list text:style-name="a702">
              <text:list-item>
                <text:list text:style-name="a702">
                  <text:list-item>
                    <text:p text:style-name="a701" text:class-names="" text:cond-style-name=""><text:span text:style-name="a700" text:class-names="">Second level</text:span></text:p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list text:style-name="a705">
                      <text:list-item>
                        <text:p text:style-name="a704" text:class-names="" text:cond-style-name=""><text:span text:style-name="a7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8">
              <text:list-item>
                <text:list text:style-name="a708">
                  <text:list-item>
                    <text:list text:style-name="a708">
                      <text:list-item>
                        <text:list text:style-name="a708">
                          <text:list-item>
                            <text:p text:style-name="a707" text:class-names="" text:cond-style-name=""><text:span text:style-name="a7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list text:style-name="a712">
                          <text:list-item>
                            <text:list text:style-name="a712">
                              <text:list-item>
                                <text:p text:style-name="a711" text:class-names="" text:cond-style-name=""><text:span text:style-name="a709" text:class-names="">Fifth level</text:span><text:span text:style-name="a7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6" draw:name="Footer Placeholder 5" svg:x="0in" svg:y="9.49826in" svg:width="3.25in" svg:height="0.50174in" presentation:class="foot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0" presentation:style-name="a719" draw:name="Slide Number Placeholder 6" svg:x="4.24826in" svg:y="9.49826in" svg:width="3.25in" svg:height="0.50174in" presentation:class="page-number" presentation:placeholder="false">
          <draw:text-box>
            <text:p text:style-name="a718" text:class-names="" text:cond-style-name=""><text:span text:style-name="a7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Title-Only" style:page-layout-name="pageLayout1" draw:style-name="a722">
      <draw:frame draw:id="id74" presentation:style-name="a726" draw:name="Title 1" svg:x="0.40551in" svg:y="0.29948in" svg:width="9.18898in" svg:height="1.08724in" presentation:class="title" presentation:placeholder="false">
        <draw:text-box>
          <text:p text:style-name="a725" text:class-names="" text:cond-style-name=""><text:span text:style-name="a723" text:class-names="">Click to edit Master title style</text:span><text:span text:style-name="a724" text:class-names=""/></text:p>
        </draw:text-box>
        <svg:title/>
        <svg:desc/>
      </draw:frame>
      <draw:frame draw:id="id75" presentation:style-name="a730" draw:name="Date Placeholder 2" svg:x="0.40551in" svg:y="4.76935in" svg:width="2.25in" svg:height="0.29948in" presentation:class="date-time" presentation:placeholder="false">
        <draw:text-box>
          <text:p text:style-name="a729" text:class-names="" text:cond-style-name=""><text:span text:style-name="a727" text:class-names=""><text:date text:fixed="false" style:data-style-name="a728">13/04/2021</text:date></text:span></text:p>
        </draw:text-box>
        <svg:title/>
        <svg:desc/>
      </draw:frame>
      <draw:frame draw:id="id76" presentation:style-name="a733" draw:name="Footer Placeholder 3" svg:x="7.34449in" svg:y="4.76935in" svg:width="2.25in" svg:height="0.29948in" presentation:class="footer" presentation:placeholder="false">
        <draw:text-box>
          <text:p text:style-name="a732" text:class-names="" text:cond-style-name=""><text:span text:style-name="a731" text:class-names=""/></text:p>
        </draw:text-box>
        <svg:title/>
        <svg:desc/>
      </draw:frame>
      <draw:frame draw:id="id77" presentation:style-name="a736" draw:name="Slide Number Placeholder 4" svg:x="4.72619in" svg:y="5.21837in" svg:width="0.59055in" svg:height="0.29948in" presentation:class="page-number" presentation:placeholder="false">
        <draw:text-box>
          <text:p text:style-name="a735" text:class-names="" text:cond-style-name=""><text:span text:style-name="a734" text:class-names=""><text:page-number style:num-format="1" text:fixed="false"/></text:span></text:p>
        </draw:text-box>
        <svg:title/>
        <svg:desc/>
      </draw:frame>
      <presentation:notes style:page-layout-name="pageLayout2" draw:style-name="a767">
        <draw:frame draw:id="id5" presentation:style-name="a739" draw:name="Header Placeholder 1" svg:x="0in" svg:y="0in" svg:width="3.25in" svg:height="0.50174in" presentation:class="header" presentation:placeholder="false">
          <draw:text-box>
            <text:p text:style-name="a738" text:class-names="" text:cond-style-name=""><text:span text:style-name="a737" text:class-names=""/></text:p>
          </draw:text-box>
          <svg:title/>
          <svg:desc/>
        </draw:frame>
        <draw:frame draw:id="id6" presentation:style-name="a743" draw:name="Date Placeholder 2" svg:x="4.24826in" svg:y="0in" svg:width="3.25in" svg:height="0.50174in" presentation:class="date-time" presentation:placeholder="false">
          <draw:text-box>
            <text:p text:style-name="a742" text:class-names="" text:cond-style-name=""><text:span text:style-name="a740" text:class-names=""><text:date text:fixed="false" style:data-style-name="a741">13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44" draw:name="Slide Image Placeholder 3">
          <svg:title/>
          <svg:desc/>
        </draw:page-thumbnail>
        <draw:frame draw:id="id8" presentation:style-name="a760" draw:name="Notes Placeholder 4" svg:x="0.75in" svg:y="4.8125in" svg:width="6in" svg:height="3.9375in" presentation:class="notes" presentation:placeholder="false">
          <draw:text-box>
            <text:p text:style-name="a746" text:class-names="" text:cond-style-name=""><text:span text:style-name="a745" text:class-names="">Edit Master text styles</text:span></text:p>
            <text:list text:style-name="a749">
              <text:list-item>
                <text:list text:style-name="a749">
                  <text:list-item>
                    <text:p text:style-name="a748" text:class-names="" text:cond-style-name=""><text:span text:style-name="a747" text:class-names="">Second level</text:span></text:p>
                  </text:list-item>
                </text:list>
              </text:list-item>
            </text:list>
            <text:list text:style-name="a752">
              <text:list-item>
                <text:list text:style-name="a752">
                  <text:list-item>
                    <text:list text:style-name="a752">
                      <text:list-item>
                        <text:p text:style-name="a751" text:class-names="" text:cond-style-name=""><text:span text:style-name="a7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list text:style-name="a755">
                          <text:list-item>
                            <text:p text:style-name="a754" text:class-names="" text:cond-style-name=""><text:span text:style-name="a7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list text:style-name="a759">
                          <text:list-item>
                            <text:list text:style-name="a759">
                              <text:list-item>
                                <text:p text:style-name="a758" text:class-names="" text:cond-style-name=""><text:span text:style-name="a756" text:class-names="">Fifth level</text:span><text:span text:style-name="a7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3" draw:name="Footer Placeholder 5" svg:x="0in" svg:y="9.49826in" svg:width="3.25in" svg:height="0.50174in" presentation:class="footer" presentation:placeholder="false">
          <draw:text-box>
            <text:p text:style-name="a762" text:class-names="" text:cond-style-name=""><text:span text:style-name="a761" text:class-names=""/></text:p>
          </draw:text-box>
          <svg:title/>
          <svg:desc/>
        </draw:frame>
        <draw:frame draw:id="id10" presentation:style-name="a766" draw:name="Slide Number Placeholder 6" svg:x="4.24826in" svg:y="9.49826in" svg:width="3.25in" svg:height="0.50174in" presentation:class="page-number" presentation:placeholder="false">
          <draw:text-box>
            <text:p text:style-name="a765" text:class-names="" text:cond-style-name=""><text:span text:style-name="a7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blank-Blank" style:page-layout-name="pageLayout1" draw:style-name="a769">
      <draw:frame draw:id="id78" presentation:style-name="a773" draw:name="Date Placeholder 1" svg:x="0.40551in" svg:y="4.76935in" svg:width="2.25in" svg:height="0.29948in" presentation:class="date-time" presentation:placeholder="false">
        <draw:text-box>
          <text:p text:style-name="a772" text:class-names="" text:cond-style-name=""><text:span text:style-name="a770" text:class-names=""><text:date text:fixed="false" style:data-style-name="a771">13/04/2021</text:date></text:span></text:p>
        </draw:text-box>
        <svg:title/>
        <svg:desc/>
      </draw:frame>
      <draw:frame draw:id="id79" presentation:style-name="a776" draw:name="Footer Placeholder 2" svg:x="7.34449in" svg:y="4.76935in" svg:width="2.25in" svg:height="0.29948in" presentation:class="footer" presentation:placeholder="false">
        <draw:text-box>
          <text:p text:style-name="a775" text:class-names="" text:cond-style-name=""><text:span text:style-name="a774" text:class-names=""/></text:p>
        </draw:text-box>
        <svg:title/>
        <svg:desc/>
      </draw:frame>
      <draw:frame draw:id="id80" presentation:style-name="a779" draw:name="Slide Number Placeholder 3" svg:x="4.72619in" svg:y="5.21837in" svg:width="0.59055in" svg:height="0.29948in" presentation:class="page-number" presentation:placeholder="false">
        <draw:text-box>
          <text:p text:style-name="a778" text:class-names="" text:cond-style-name=""><text:span text:style-name="a777" text:class-names=""><text:page-number style:num-format="1" text:fixed="false"/></text:span></text:p>
        </draw:text-box>
        <svg:title/>
        <svg:desc/>
      </draw:frame>
      <presentation:notes style:page-layout-name="pageLayout2" draw:style-name="a810">
        <draw:frame draw:id="id5" presentation:style-name="a782" draw:name="Header Placeholder 1" svg:x="0in" svg:y="0in" svg:width="3.25in" svg:height="0.50174in" presentation:class="head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6" presentation:style-name="a786" draw:name="Date Placeholder 2" svg:x="4.24826in" svg:y="0in" svg:width="3.25in" svg:height="0.50174in" presentation:class="date-time" presentation:placeholder="false">
          <draw:text-box>
            <text:p text:style-name="a785" text:class-names="" text:cond-style-name=""><text:span text:style-name="a783" text:class-names=""><text:date text:fixed="false" style:data-style-name="a784">13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87" draw:name="Slide Image Placeholder 3">
          <svg:title/>
          <svg:desc/>
        </draw:page-thumbnail>
        <draw:frame draw:id="id8" presentation:style-name="a803" draw:name="Notes Placeholder 4" svg:x="0.75in" svg:y="4.8125in" svg:width="6in" svg:height="3.9375in" presentation:class="notes" presentation:placeholder="false">
          <draw:text-box>
            <text:p text:style-name="a789" text:class-names="" text:cond-style-name=""><text:span text:style-name="a788" text:class-names="">Edit Master text styles</text:span></text:p>
            <text:list text:style-name="a792">
              <text:list-item>
                <text:list text:style-name="a792">
                  <text:list-item>
                    <text:p text:style-name="a791" text:class-names="" text:cond-style-name=""><text:span text:style-name="a790" text:class-names="">Second level</text:span></text:p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list text:style-name="a795">
                      <text:list-item>
                        <text:p text:style-name="a794" text:class-names="" text:cond-style-name=""><text:span text:style-name="a7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8">
              <text:list-item>
                <text:list text:style-name="a798">
                  <text:list-item>
                    <text:list text:style-name="a798">
                      <text:list-item>
                        <text:list text:style-name="a798">
                          <text:list-item>
                            <text:p text:style-name="a797" text:class-names="" text:cond-style-name=""><text:span text:style-name="a7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list text:style-name="a802">
                      <text:list-item>
                        <text:list text:style-name="a802">
                          <text:list-item>
                            <text:list text:style-name="a802">
                              <text:list-item>
                                <text:p text:style-name="a801" text:class-names="" text:cond-style-name=""><text:span text:style-name="a799" text:class-names="">Fifth level</text:span><text:span text:style-name="a8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06" draw:name="Footer Placeholder 5" svg:x="0in" svg:y="9.49826in" svg:width="3.25in" svg:height="0.50174in" presentation:class="footer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10" presentation:style-name="a809" draw:name="Slide Number Placeholder 6" svg:x="4.24826in" svg:y="9.49826in" svg:width="3.25in" svg:height="0.50174in" presentation:class="page-number" presentation:placeholder="false">
          <draw:text-box>
            <text:p text:style-name="a808" text:class-names="" text:cond-style-name=""><text:span text:style-name="a8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obj-Title,-Content" style:page-layout-name="pageLayout1" draw:style-name="a811">
      <draw:frame draw:id="id81" presentation:style-name="a815" draw:name="PlaceHolder 1" svg:x="0.49997in" svg:y="0.22421in" svg:width="8.99908in" svg:height="0.93915in" presentation:class="title" presentation:placeholder="false">
        <draw:text-box>
          <text:p text:style-name="a814" text:class-names="" text:cond-style-name=""><text:span text:style-name="a812" text:class-names="">Click to edit Master title style</text:span><text:span text:style-name="a813" text:class-names=""/></text:p>
        </draw:text-box>
        <svg:title/>
        <svg:desc/>
      </draw:frame>
      <draw:frame draw:id="id82" presentation:style-name="a819" draw:name="PlaceHolder 2" svg:x="0.49997in" svg:y="1.31631in" svg:width="8.99908in" svg:height="3.26237in" presentation:class="object" presentation:placeholder="false">
        <draw:text-box>
          <text:list text:style-name="a818">
            <text:list-item>
              <text:p text:style-name="a817" text:class-names="" text:cond-style-name=""><text:span text:style-name="a816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850">
        <draw:frame draw:id="id5" presentation:style-name="a822" draw:name="Header Placeholder 1" svg:x="0in" svg:y="0in" svg:width="3.25in" svg:height="0.50174in" presentation:class="head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6" presentation:style-name="a826" draw:name="Date Placeholder 2" svg:x="4.24826in" svg:y="0in" svg:width="3.25in" svg:height="0.50174in" presentation:class="date-time" presentation:placeholder="false">
          <draw:text-box>
            <text:p text:style-name="a825" text:class-names="" text:cond-style-name=""><text:span text:style-name="a823" text:class-names=""><text:date text:fixed="false" style:data-style-name="a824">13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27" draw:name="Slide Image Placeholder 3">
          <svg:title/>
          <svg:desc/>
        </draw:page-thumbnail>
        <draw:frame draw:id="id8" presentation:style-name="a843" draw:name="Notes Placeholder 4" svg:x="0.75in" svg:y="4.8125in" svg:width="6in" svg:height="3.9375in" presentation:class="notes" presentation:placeholder="false">
          <draw:text-box>
            <text:p text:style-name="a829" text:class-names="" text:cond-style-name=""><text:span text:style-name="a828" text:class-names="">Edit Master text styles</text:span></text:p>
            <text:list text:style-name="a832">
              <text:list-item>
                <text:list text:style-name="a832">
                  <text:list-item>
                    <text:p text:style-name="a831" text:class-names="" text:cond-style-name=""><text:span text:style-name="a830" text:class-names="">Second level</text:span></text:p>
                  </text:list-item>
                </text:list>
              </text:list-item>
            </text:list>
            <text:list text:style-name="a835">
              <text:list-item>
                <text:list text:style-name="a835">
                  <text:list-item>
                    <text:list text:style-name="a835">
                      <text:list-item>
                        <text:p text:style-name="a834" text:class-names="" text:cond-style-name=""><text:span text:style-name="a8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list text:style-name="a838">
                      <text:list-item>
                        <text:list text:style-name="a838">
                          <text:list-item>
                            <text:p text:style-name="a837" text:class-names="" text:cond-style-name=""><text:span text:style-name="a8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list text:style-name="a842">
                      <text:list-item>
                        <text:list text:style-name="a842">
                          <text:list-item>
                            <text:list text:style-name="a842">
                              <text:list-item>
                                <text:p text:style-name="a841" text:class-names="" text:cond-style-name=""><text:span text:style-name="a839" text:class-names="">Fifth level</text:span><text:span text:style-name="a8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46" draw:name="Footer Placeholder 5" svg:x="0in" svg:y="9.49826in" svg:width="3.25in" svg:height="0.50174in" presentation:class="foot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10" presentation:style-name="a849" draw:name="Slide Number Placeholder 6" svg:x="4.24826in" svg:y="9.49826in" svg:width="3.25in" svg:height="0.50174in" presentation:class="page-number" presentation:placeholder="false">
          <draw:text-box>
            <text:p text:style-name="a848" text:class-names="" text:cond-style-name=""><text:span text:style-name="a847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ystems Security COMSM1500</dc:title>
    <meta:initial-creator>Thomas Pasquier</meta:initial-creator>
    <dc:creator>Thomas Pasquier</dc:creator>
    <meta:creation-date>2021-01-18T08:03:13Z</meta:creation-date>
    <dc:date>2021-04-13T10:15:20Z</dc:date>
    <meta:template xlink:href="password1" xlink:type="simple"/>
    <meta:editing-cycles>35</meta:editing-cycles>
    <meta:editing-duration>PT54614S</meta:editing-duration>
    <meta:document-statistic meta:paragraph-count="107" meta:word-count="445"/>
  </office:meta>
</office:document-meta>
</file>